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4.473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0.797cm"/>
    </style:style>
    <style:style style:name="co8" style:family="table-column">
      <style:table-column-properties fo:break-before="auto" style:column-width="0.852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3.821cm"/>
    </style:style>
    <style:style style:name="co11" style:family="table-column">
      <style:table-column-properties fo:break-before="auto" style:column-width="4.882cm"/>
    </style:style>
    <style:style style:name="co12" style:family="table-column">
      <style:table-column-properties fo:break-before="auto" style:column-width="1.887cm"/>
    </style:style>
    <style:style style:name="co13" style:family="table-column">
      <style:table-column-properties fo:break-before="auto" style:column-width="2.159cm"/>
    </style:style>
    <style:style style:name="co14" style:family="table-column">
      <style:table-column-properties fo:break-before="auto" style:column-width="1.804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2.649cm"/>
    </style:style>
    <style:style style:name="co17" style:family="table-column">
      <style:table-column-properties fo:break-before="auto" style:column-width="1.752cm"/>
    </style:style>
    <style:style style:name="co18" style:family="table-column">
      <style:table-column-properties fo:break-before="auto" style:column-width="6.653cm"/>
    </style:style>
    <style:style style:name="co19" style:family="table-column">
      <style:table-column-properties fo:break-before="auto" style:column-width="13.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map style:condition="cell-content()!=0" style:apply-style-name="Good" style:base-cell-address="'Guild Card Monsters'.B2"/>
    </style:style>
    <style:style style:name="ce4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General Info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lo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izeH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010D8h</text:p>
          </table:table-cell>
          <table:table-cell office:value-type="string" calcext:value-type="string">
            <text:p>209AC0h</text:p>
          </table:table-cell>
          <table:table-cell table:formula="of:=HEX2DECH([.B2])" office:value-type="float" office:value="3150040" calcext:value-type="float">
            <text:p>3150040</text:p>
          </table:table-cell>
          <table:table-cell table:formula="of:=HEX2DECH([.C2])" office:value-type="float" office:value="2136768" calcext:value-type="float">
            <text:p>21367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0AB98h</text:p>
          </table:table-cell>
          <table:table-cell office:value-type="string" calcext:value-type="string">
            <text:p>209AC0h</text:p>
          </table:table-cell>
          <table:table-cell table:formula="of:=HEX2DECH([.B3])" office:value-type="float" office:value="5286808" calcext:value-type="float">
            <text:p>5286808</text:p>
          </table:table-cell>
          <table:table-cell table:formula="of:=HEX2DECH([.C3])" office:value-type="float" office:value="2136768" calcext:value-type="float">
            <text:p>21367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14658h</text:p>
          </table:table-cell>
          <table:table-cell office:value-type="string" calcext:value-type="string">
            <text:p>209AC0h</text:p>
          </table:table-cell>
          <table:table-cell table:formula="of:=HEX2DECH([.B4])" office:value-type="float" office:value="7423576" calcext:value-type="float">
            <text:p>7423576</text:p>
          </table:table-cell>
          <table:table-cell table:formula="of:=HEX2DECH([.C4])" office:value-type="float" office:value="2136768" calcext:value-type="float">
            <text:p>213676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lor Palletes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7];2);DEC2HEX([.B7];2);DEC2HEX([.C7];2);DEC2HEX([.D7];2))" office:value-type="string" office:string-value="0xFFEBEBEB" calcext:value-type="string">
            <text:p>0xFFEBEBE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8];2);DEC2HEX([.B8];2);DEC2HEX([.C8];2);DEC2HEX([.D8];2))" office:value-type="string" office:string-value="0xFFE1505C" calcext:value-type="string">
            <text:p>0xFFE1505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78" calcext:value-type="float">
            <text:p>178</text:p>
          </table:table-cell>
          <table:table-cell office:value-type="float" office:value="103" calcext:value-type="float">
            <text:p>103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9];2);DEC2HEX([.B9];2);DEC2HEX([.C9];2);DEC2HEX([.D9];2))" office:value-type="string" office:string-value="0xFF47B267" calcext:value-type="string">
            <text:p>0xFF47B2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COM.MICROSOFT.CONCAT(&quot;0x&quot;;DEC2HEX([.E10];2);DEC2HEX([.B10];2);DEC2HEX([.C10];2);DEC2HEX([.D10];2))" office:value-type="string" office:string-value="0xFF577BFF" calcext:value-type="string">
            <text:p>0xFF577BF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1];2);DEC2HEX([.B11];2);DEC2HEX([.C11];2);DEC2HEX([.D11];2))" office:value-type="string" office:string-value="0xFFE8C506" calcext:value-type="string">
            <text:p>0xFFE8C5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office:value-type="float" office:value="209" calcext:value-type="float">
            <text:p>209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2];2);DEC2HEX([.B12];2);DEC2HEX([.C12];2);DEC2HEX([.D12];2))" office:value-type="string" office:string-value="0xFF9788D1" calcext:value-type="string">
            <text:p>0xFF9788D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95" calcext:value-type="float">
            <text:p>195</text:p>
          </table:table-cell>
          <table:table-cell office:value-type="float" office:value="229" calcext:value-type="float">
            <text:p>229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3];2);DEC2HEX([.B13];2);DEC2HEX([.C13];2);DEC2HEX([.D13];2))" office:value-type="string" office:string-value="0xFF4EC3E5" calcext:value-type="string">
            <text:p>0xFF4EC3E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office:value-type="float" office:value="156" calcext:value-type="float">
            <text:p>156</text:p>
          </table:table-cell>
          <table:table-cell office:value-type="float" office:value="101" calcext:value-type="float">
            <text:p>101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4];2);DEC2HEX([.B14];2);DEC2HEX([.C14];2);DEC2HEX([.D14];2))" office:value-type="string" office:string-value="0xFFDF9C65" calcext:value-type="string">
            <text:p>0xFFDF9C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5];2);DEC2HEX([.B15];2);DEC2HEX([.C15];2);DEC2HEX([.D15];2))" office:value-type="string" office:string-value="0xFFD98B94" calcext:value-type="string">
            <text:p>0xFFD98B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6];2);DEC2HEX([.B16];2);DEC2HEX([.C16];2);DEC2HEX([.D16];2))" office:value-type="string" office:string-value="0xFFDFE500" calcext:value-type="string">
            <text:p>0xFFDFE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7];2);DEC2HEX([.B17];2);DEC2HEX([.C17];2);DEC2HEX([.D17];2))" office:value-type="string" office:string-value="0xFFAFAFAF" calcext:value-type="string">
            <text:p>0xFFAFAFA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8];2);DEC2HEX([.B18];2);DEC2HEX([.C18];2);DEC2HEX([.D18];2))" office:value-type="string" office:string-value="0xFFBA954B" calcext:value-type="string">
            <text:p>0xFFBA954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208" calcext:value-type="float">
            <text:p>208</text:p>
          </table:table-cell>
          <table:table-cell office:value-type="float" office:value="193" calcext:value-type="float">
            <text:p>193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9];2);DEC2HEX([.B19];2);DEC2HEX([.C19];2);DEC2HEX([.D19];2))" office:value-type="string" office:string-value="0xFF92D0C1" calcext:value-type="string">
            <text:p>0xFF92D0C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0];2);DEC2HEX([.B20];2);DEC2HEX([.C20];2);DEC2HEX([.D20];2))" office:value-type="string" office:string-value="0xFF3D7F3A" calcext:value-type="string">
            <text:p>0xFF3D7F3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1];2);DEC2HEX([.B21];2);DEC2HEX([.C21];2);DEC2HEX([.D21];2))" office:value-type="string" office:string-value="0xFFAD1547" calcext:value-type="string">
            <text:p>0xFFAD15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17" calcext:value-type="float">
            <text:p>217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2];2);DEC2HEX([.B22];2);DEC2HEX([.C22];2);DEC2HEX([.D22];2))" office:value-type="string" office:string-value="0xFF4C4CD9" calcext:value-type="string">
            <text:p>0xFF4C4CD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158" calcext:value-type="float">
            <text:p>158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3];2);DEC2HEX([.B23];2);DEC2HEX([.C23];2);DEC2HEX([.D23];2))" office:value-type="string" office:string-value="0xFF56379E" calcext:value-type="string">
            <text:p>0xFF56379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4];2);DEC2HEX([.B24];2);DEC2HEX([.C24];2);DEC2HEX([.D24];2))" office:value-type="string" office:string-value="0xFF909BB0" calcext:value-type="string">
            <text:p>0xFF909BB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5];2);DEC2HEX([.B25];2);DEC2HEX([.C25];2);DEC2HEX([.D25];2))" office:value-type="string" office:string-value="0xFFD464A2" calcext:value-type="string">
            <text:p>0xFFD464A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205" calcext:value-type="float">
            <text:p>205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6];2);DEC2HEX([.B26];2);DEC2HEX([.C26];2);DEC2HEX([.D26];2))" office:value-type="string" office:string-value="0xFF685ECD" calcext:value-type="string">
            <text:p>0xFF685EC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7];2);DEC2HEX([.B27];2);DEC2HEX([.C27];2);DEC2HEX([.D27];2))" office:value-type="string" office:string-value="0xFF3257A7" calcext:value-type="string">
            <text:p>0xFF3257A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8];2);DEC2HEX([.B28];2);DEC2HEX([.C28];2);DEC2HEX([.D28];2))" office:value-type="string" office:string-value="0xFF2A8D61" calcext:value-type="string">
            <text:p>0xFF2A8D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" calcext:value-type="float">
            <text:p>154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9];2);DEC2HEX([.B29];2);DEC2HEX([.C29];2);DEC2HEX([.D29];2))" office:value-type="string" office:string-value="0xFF9A5C45" calcext:value-type="string">
            <text:p>0xFF9A5C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8" calcext:value-type="float">
            <text:p>158</text:p>
          </table:table-cell>
          <table:table-cell office:value-type="float" office:value="192" calcext:value-type="float">
            <text:p>192</text:p>
          </table:table-cell>
          <table:table-cell office:value-type="float" office:value="154" calcext:value-type="float">
            <text:p>154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30];2);DEC2HEX([.B30];2);DEC2HEX([.C30];2);DEC2HEX([.D30];2))" office:value-type="string" office:string-value="0xFF9EC09A" calcext:value-type="string">
            <text:p>0xFF9EC09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  <table:table-cell office:value-type="float" office:value="141" calcext:value-type="float">
            <text:p>141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31];2);DEC2HEX([.B31];2);DEC2HEX([.C31];2);DEC2HEX([.D31];2))" office:value-type="string" office:string-value="0xFFD7C18D" calcext:value-type="string">
            <text:p>0xFFD7C18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32];2);DEC2HEX([.B32];2);DEC2HEX([.C32];2);DEC2HEX([.D32];2))" office:value-type="string" office:string-value="0xFFE16D44" calcext:value-type="string">
            <text:p>0xFFE16D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4" calcext:value-type="float">
            <text:p>134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33];2);DEC2HEX([.B33];2);DEC2HEX([.C33];2);DEC2HEX([.D33];2))" office:value-type="string" office:string-value="0xFF86B239" calcext:value-type="string">
            <text:p>0xFF86B2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255" calcext:value-type="float">
            <text:p>255</text:p>
          </table:table-cell>
          <table:table-cell table:formula="of:=COM.MICROSOFT.CONCAT(&quot;0x&quot;;DEC2HEX([.E34];2);DEC2HEX([.B34];2);DEC2HEX([.C34];2);DEC2HEX([.D34];2))" office:value-type="string" office:string-value="0xFFFFFFFF" calcext:value-type="string">
            <text:p>0xFFFFFFFF</text:p>
          </table:table-cell>
        </table:table-row>
      </table:table>
      <table:table table:name="Guild Card Monsters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5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Monster</text:p>
          </table:table-cell>
          <table:table-cell office:value-type="string" calcext:value-type="string">
            <text:p>Map Nam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M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 Jagras</text:p>
          </table:table-cell>
          <table:table-cell table:formula="of:=LOWER(SUBSTITUTE(SUBSTITUTE(SUBSTITUTE([.B2];&quot;`&quot;;&quot;_&quot;);&quot; &quot;;&quot;_&quot;);&quot;-&quot;;&quot;_&quot;))" office:value-type="string" office:string-value="great_jagras" calcext:value-type="string">
            <text:p>great_jagras</text:p>
          </table:table-cell>
          <table:table-cell table:formula="of:=COM.MICROSOFT.CONCAT(&quot;u16 &quot;; [.C2]; &quot;;&quot;)" office:value-type="string" office:string-value="u16 great_jagras;" calcext:value-type="string">
            <text:p>u16 great_jagra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ulu-Ya-Ku</text:p>
          </table:table-cell>
          <table:table-cell table:formula="of:=LOWER(SUBSTITUTE(SUBSTITUTE(SUBSTITUTE([.B3];&quot;`&quot;;&quot;_&quot;);&quot; &quot;;&quot;_&quot;);&quot;-&quot;;&quot;_&quot;))" office:value-type="string" office:string-value="kulu_ya_ku" calcext:value-type="string">
            <text:p>kulu_ya_ku</text:p>
          </table:table-cell>
          <table:table-cell table:formula="of:=COM.MICROSOFT.CONCAT(&quot;u16 &quot;; [.C3]; &quot;;&quot;)" office:value-type="string" office:string-value="u16 kulu_ya_ku;" calcext:value-type="string">
            <text:p>u16 kulu_ya_ku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kei-Pukei</text:p>
          </table:table-cell>
          <table:table-cell table:formula="of:=LOWER(SUBSTITUTE(SUBSTITUTE(SUBSTITUTE([.B4];&quot;`&quot;;&quot;_&quot;);&quot; &quot;;&quot;_&quot;);&quot;-&quot;;&quot;_&quot;))" office:value-type="string" office:string-value="pukei_pukei" calcext:value-type="string">
            <text:p>pukei_pukei</text:p>
          </table:table-cell>
          <table:table-cell table:formula="of:=COM.MICROSOFT.CONCAT(&quot;u16 &quot;; [.C4]; &quot;;&quot;)" office:value-type="string" office:string-value="u16 pukei_pukei;" calcext:value-type="string">
            <text:p>u16 pukei_pukei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rroth</text:p>
          </table:table-cell>
          <table:table-cell table:formula="of:=LOWER(SUBSTITUTE(SUBSTITUTE(SUBSTITUTE([.B5];&quot;`&quot;;&quot;_&quot;);&quot; &quot;;&quot;_&quot;);&quot;-&quot;;&quot;_&quot;))" office:value-type="string" office:string-value="barroth" calcext:value-type="string">
            <text:p>barroth</text:p>
          </table:table-cell>
          <table:table-cell table:formula="of:=COM.MICROSOFT.CONCAT(&quot;u16 &quot;; [.C5]; &quot;;&quot;)" office:value-type="string" office:string-value="u16 barroth;" calcext:value-type="string">
            <text:p>u16 barroth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yaratodus</text:p>
          </table:table-cell>
          <table:table-cell table:formula="of:=LOWER(SUBSTITUTE(SUBSTITUTE(SUBSTITUTE([.B6];&quot;`&quot;;&quot;_&quot;);&quot; &quot;;&quot;_&quot;);&quot;-&quot;;&quot;_&quot;))" office:value-type="string" office:string-value="jyaratodus" calcext:value-type="string">
            <text:p>jyaratodus</text:p>
          </table:table-cell>
          <table:table-cell table:formula="of:=COM.MICROSOFT.CONCAT(&quot;u16 &quot;; [.C6]; &quot;;&quot;)" office:value-type="string" office:string-value="u16 jyaratodus;" calcext:value-type="string">
            <text:p>u16 jyaratodu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bi-Kadachi</text:p>
          </table:table-cell>
          <table:table-cell table:formula="of:=LOWER(SUBSTITUTE(SUBSTITUTE(SUBSTITUTE([.B7];&quot;`&quot;;&quot;_&quot;);&quot; &quot;;&quot;_&quot;);&quot;-&quot;;&quot;_&quot;))" office:value-type="string" office:string-value="tobi_kadachi" calcext:value-type="string">
            <text:p>tobi_kadachi</text:p>
          </table:table-cell>
          <table:table-cell table:formula="of:=COM.MICROSOFT.CONCAT(&quot;u16 &quot;; [.C7]; &quot;;&quot;)" office:value-type="string" office:string-value="u16 tobi_kadachi;" calcext:value-type="string">
            <text:p>u16 tobi_kadachi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janath</text:p>
          </table:table-cell>
          <table:table-cell table:formula="of:=LOWER(SUBSTITUTE(SUBSTITUTE(SUBSTITUTE([.B8];&quot;`&quot;;&quot;_&quot;);&quot; &quot;;&quot;_&quot;);&quot;-&quot;;&quot;_&quot;))" office:value-type="string" office:string-value="anjanath" calcext:value-type="string">
            <text:p>anjanath</text:p>
          </table:table-cell>
          <table:table-cell table:formula="of:=COM.MICROSOFT.CONCAT(&quot;u16 &quot;; [.C8]; &quot;;&quot;)" office:value-type="string" office:string-value="u16 anjanath;" calcext:value-type="string">
            <text:p>u16 anjanath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thian</text:p>
          </table:table-cell>
          <table:table-cell table:formula="of:=LOWER(SUBSTITUTE(SUBSTITUTE(SUBSTITUTE([.B9];&quot;`&quot;;&quot;_&quot;);&quot; &quot;;&quot;_&quot;);&quot;-&quot;;&quot;_&quot;))" office:value-type="string" office:string-value="rathian" calcext:value-type="string">
            <text:p>rathian</text:p>
          </table:table-cell>
          <table:table-cell table:formula="of:=COM.MICROSOFT.CONCAT(&quot;u16 &quot;; [.C9]; &quot;;&quot;)" office:value-type="string" office:string-value="u16 rathian;" calcext:value-type="string">
            <text:p>u16 rathian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zitzi-Ya-Ku</text:p>
          </table:table-cell>
          <table:table-cell table:formula="of:=LOWER(SUBSTITUTE(SUBSTITUTE(SUBSTITUTE([.B10];&quot;`&quot;;&quot;_&quot;);&quot; &quot;;&quot;_&quot;);&quot;-&quot;;&quot;_&quot;))" office:value-type="string" office:string-value="tzitzi_ya_ku" calcext:value-type="string">
            <text:p>tzitzi_ya_ku</text:p>
          </table:table-cell>
          <table:table-cell table:formula="of:=COM.MICROSOFT.CONCAT(&quot;u16 &quot;; [.C10]; &quot;;&quot;)" office:value-type="string" office:string-value="u16 tzitzi_ya_ku;" calcext:value-type="string">
            <text:p>u16 tzitzi_ya_ku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olumu</text:p>
          </table:table-cell>
          <table:table-cell table:formula="of:=LOWER(SUBSTITUTE(SUBSTITUTE(SUBSTITUTE([.B11];&quot;`&quot;;&quot;_&quot;);&quot; &quot;;&quot;_&quot;);&quot;-&quot;;&quot;_&quot;))" office:value-type="string" office:string-value="paolumu" calcext:value-type="string">
            <text:p>paolumu</text:p>
          </table:table-cell>
          <table:table-cell table:formula="of:=COM.MICROSOFT.CONCAT(&quot;u16 &quot;; [.C11]; &quot;;&quot;)" office:value-type="string" office:string-value="u16 paolumu;" calcext:value-type="string">
            <text:p>u16 paolumu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at Girros</text:p>
          </table:table-cell>
          <table:table-cell table:formula="of:=LOWER(SUBSTITUTE(SUBSTITUTE(SUBSTITUTE([.B12];&quot;`&quot;;&quot;_&quot;);&quot; &quot;;&quot;_&quot;);&quot;-&quot;;&quot;_&quot;))" office:value-type="string" office:string-value="great_girros" calcext:value-type="string">
            <text:p>great_girros</text:p>
          </table:table-cell>
          <table:table-cell table:formula="of:=COM.MICROSOFT.CONCAT(&quot;u16 &quot;; [.C12]; &quot;;&quot;)" office:value-type="string" office:string-value="u16 great_girros;" calcext:value-type="string">
            <text:p>u16 great_girro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dobaan</text:p>
          </table:table-cell>
          <table:table-cell table:formula="of:=LOWER(SUBSTITUTE(SUBSTITUTE(SUBSTITUTE([.B13];&quot;`&quot;;&quot;_&quot;);&quot; &quot;;&quot;_&quot;);&quot;-&quot;;&quot;_&quot;))" office:value-type="string" office:string-value="radobaan" calcext:value-type="string">
            <text:p>radobaan</text:p>
          </table:table-cell>
          <table:table-cell table:formula="of:=COM.MICROSOFT.CONCAT(&quot;u16 &quot;; [.C13]; &quot;;&quot;)" office:value-type="string" office:string-value="u16 radobaan;" calcext:value-type="string">
            <text:p>u16 radobaan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giana</text:p>
          </table:table-cell>
          <table:table-cell table:formula="of:=LOWER(SUBSTITUTE(SUBSTITUTE(SUBSTITUTE([.B14];&quot;`&quot;;&quot;_&quot;);&quot; &quot;;&quot;_&quot;);&quot;-&quot;;&quot;_&quot;))" office:value-type="string" office:string-value="legiana" calcext:value-type="string">
            <text:p>legiana</text:p>
          </table:table-cell>
          <table:table-cell table:formula="of:=COM.MICROSOFT.CONCAT(&quot;u16 &quot;; [.C14]; &quot;;&quot;)" office:value-type="string" office:string-value="u16 legiana;" calcext:value-type="string">
            <text:p>u16 legiana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dogaron</text:p>
          </table:table-cell>
          <table:table-cell table:formula="of:=LOWER(SUBSTITUTE(SUBSTITUTE(SUBSTITUTE([.B15];&quot;`&quot;;&quot;_&quot;);&quot; &quot;;&quot;_&quot;);&quot;-&quot;;&quot;_&quot;))" office:value-type="string" office:string-value="odogaron" calcext:value-type="string">
            <text:p>odogaron</text:p>
          </table:table-cell>
          <table:table-cell table:formula="of:=COM.MICROSOFT.CONCAT(&quot;u16 &quot;; [.C15]; &quot;;&quot;)" office:value-type="string" office:string-value="u16 odogaron;" calcext:value-type="string">
            <text:p>u16 odogaron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thalos</text:p>
          </table:table-cell>
          <table:table-cell table:formula="of:=LOWER(SUBSTITUTE(SUBSTITUTE(SUBSTITUTE([.B16];&quot;`&quot;;&quot;_&quot;);&quot; &quot;;&quot;_&quot;);&quot;-&quot;;&quot;_&quot;))" office:value-type="string" office:string-value="rathalos" calcext:value-type="string">
            <text:p>rathalos</text:p>
          </table:table-cell>
          <table:table-cell table:formula="of:=COM.MICROSOFT.CONCAT(&quot;u16 &quot;; [.C16]; &quot;;&quot;)" office:value-type="string" office:string-value="u16 rathalos;" calcext:value-type="string">
            <text:p>u16 rathalo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ablos</text:p>
          </table:table-cell>
          <table:table-cell table:formula="of:=LOWER(SUBSTITUTE(SUBSTITUTE(SUBSTITUTE([.B17];&quot;`&quot;;&quot;_&quot;);&quot; &quot;;&quot;_&quot;);&quot;-&quot;;&quot;_&quot;))" office:value-type="string" office:string-value="diablos" calcext:value-type="string">
            <text:p>diablos</text:p>
          </table:table-cell>
          <table:table-cell table:formula="of:=COM.MICROSOFT.CONCAT(&quot;u16 &quot;; [.C17]; &quot;;&quot;)" office:value-type="string" office:string-value="u16 diablos;" calcext:value-type="string">
            <text:p>u16 diablo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irin</text:p>
          </table:table-cell>
          <table:table-cell table:formula="of:=LOWER(SUBSTITUTE(SUBSTITUTE(SUBSTITUTE([.B18];&quot;`&quot;;&quot;_&quot;);&quot; &quot;;&quot;_&quot;);&quot;-&quot;;&quot;_&quot;))" office:value-type="string" office:string-value="kirin" calcext:value-type="string">
            <text:p>kirin</text:p>
          </table:table-cell>
          <table:table-cell table:formula="of:=COM.MICROSOFT.CONCAT(&quot;u16 &quot;; [.C18]; &quot;;&quot;)" office:value-type="string" office:string-value="u16 kirin;" calcext:value-type="string">
            <text:p>u16 kirin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orah Magdaros</text:p>
          </table:table-cell>
          <table:table-cell table:formula="of:=LOWER(SUBSTITUTE(SUBSTITUTE(SUBSTITUTE([.B19];&quot;`&quot;;&quot;_&quot;);&quot; &quot;;&quot;_&quot;);&quot;-&quot;;&quot;_&quot;))" office:value-type="string" office:string-value="zorah_magdaros" calcext:value-type="string">
            <text:p>zorah_magdaros</text:p>
          </table:table-cell>
          <table:table-cell table:formula="of:=COM.MICROSOFT.CONCAT(&quot;u16 &quot;; [.C19]; &quot;;&quot;)" office:value-type="string" office:string-value="u16 zorah_magdaros;" calcext:value-type="string">
            <text:p>u16 zorah_magdaros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dogama</text:p>
          </table:table-cell>
          <table:table-cell table:formula="of:=LOWER(SUBSTITUTE(SUBSTITUTE(SUBSTITUTE([.B20];&quot;`&quot;;&quot;_&quot;);&quot; &quot;;&quot;_&quot;);&quot;-&quot;;&quot;_&quot;))" office:value-type="string" office:string-value="dodogama" calcext:value-type="string">
            <text:p>dodogama</text:p>
          </table:table-cell>
          <table:table-cell table:formula="of:=COM.MICROSOFT.CONCAT(&quot;u16 &quot;; [.C20]; &quot;;&quot;)" office:value-type="string" office:string-value="u16 dodogama;" calcext:value-type="string">
            <text:p>u16 dodogama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nk Rathian</text:p>
          </table:table-cell>
          <table:table-cell table:formula="of:=LOWER(SUBSTITUTE(SUBSTITUTE(SUBSTITUTE([.B21];&quot;`&quot;;&quot;_&quot;);&quot; &quot;;&quot;_&quot;);&quot;-&quot;;&quot;_&quot;))" office:value-type="string" office:string-value="pink_rathian" calcext:value-type="string">
            <text:p>pink_rathian</text:p>
          </table:table-cell>
          <table:table-cell table:formula="of:=COM.MICROSOFT.CONCAT(&quot;u16 &quot;; [.C21]; &quot;;&quot;)" office:value-type="string" office:string-value="u16 pink_rathian;" calcext:value-type="string">
            <text:p>u16 pink_rathian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zelgeuse</text:p>
          </table:table-cell>
          <table:table-cell table:formula="of:=LOWER(SUBSTITUTE(SUBSTITUTE(SUBSTITUTE([.B22];&quot;`&quot;;&quot;_&quot;);&quot; &quot;;&quot;_&quot;);&quot;-&quot;;&quot;_&quot;))" office:value-type="string" office:string-value="bazelgeuse" calcext:value-type="string">
            <text:p>bazelgeuse</text:p>
          </table:table-cell>
          <table:table-cell table:formula="of:=COM.MICROSOFT.CONCAT(&quot;u16 &quot;; [.C22]; &quot;;&quot;)" office:value-type="string" office:string-value="u16 bazelgeuse;" calcext:value-type="string">
            <text:p>u16 bazelgeuse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avasioth</text:p>
          </table:table-cell>
          <table:table-cell table:formula="of:=LOWER(SUBSTITUTE(SUBSTITUTE(SUBSTITUTE([.B23];&quot;`&quot;;&quot;_&quot;);&quot; &quot;;&quot;_&quot;);&quot;-&quot;;&quot;_&quot;))" office:value-type="string" office:string-value="lavasioth" calcext:value-type="string">
            <text:p>lavasioth</text:p>
          </table:table-cell>
          <table:table-cell table:formula="of:=COM.MICROSOFT.CONCAT(&quot;u16 &quot;; [.C23]; &quot;;&quot;)" office:value-type="string" office:string-value="u16 lavasioth;" calcext:value-type="string">
            <text:p>u16 lavasioth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ragaan</text:p>
          </table:table-cell>
          <table:table-cell table:formula="of:=LOWER(SUBSTITUTE(SUBSTITUTE(SUBSTITUTE([.B24];&quot;`&quot;;&quot;_&quot;);&quot; &quot;;&quot;_&quot;);&quot;-&quot;;&quot;_&quot;))" office:value-type="string" office:string-value="uragaan" calcext:value-type="string">
            <text:p>uragaan</text:p>
          </table:table-cell>
          <table:table-cell table:formula="of:=COM.MICROSOFT.CONCAT(&quot;u16 &quot;; [.C24]; &quot;;&quot;)" office:value-type="string" office:string-value="u16 uragaan;" calcext:value-type="string">
            <text:p>u16 uragaan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zure Rathalos</text:p>
          </table:table-cell>
          <table:table-cell table:formula="of:=LOWER(SUBSTITUTE(SUBSTITUTE(SUBSTITUTE([.B25];&quot;`&quot;;&quot;_&quot;);&quot; &quot;;&quot;_&quot;);&quot;-&quot;;&quot;_&quot;))" office:value-type="string" office:string-value="azure_rathalos" calcext:value-type="string">
            <text:p>azure_rathalos</text:p>
          </table:table-cell>
          <table:table-cell table:formula="of:=COM.MICROSOFT.CONCAT(&quot;u16 &quot;; [.C25]; &quot;;&quot;)" office:value-type="string" office:string-value="u16 azure_rathalos;" calcext:value-type="string">
            <text:p>u16 azure_rathalos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lack Diablos</text:p>
          </table:table-cell>
          <table:table-cell table:formula="of:=LOWER(SUBSTITUTE(SUBSTITUTE(SUBSTITUTE([.B26];&quot;`&quot;;&quot;_&quot;);&quot; &quot;;&quot;_&quot;);&quot;-&quot;;&quot;_&quot;))" office:value-type="string" office:string-value="black_diablos" calcext:value-type="string">
            <text:p>black_diablos</text:p>
          </table:table-cell>
          <table:table-cell table:formula="of:=COM.MICROSOFT.CONCAT(&quot;u16 &quot;; [.C26]; &quot;;&quot;)" office:value-type="string" office:string-value="u16 black_diablos;" calcext:value-type="string">
            <text:p>u16 black_diablos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rgigante</text:p>
          </table:table-cell>
          <table:table-cell table:formula="of:=LOWER(SUBSTITUTE(SUBSTITUTE(SUBSTITUTE([.B27];&quot;`&quot;;&quot;_&quot;);&quot; &quot;;&quot;_&quot;);&quot;-&quot;;&quot;_&quot;))" office:value-type="string" office:string-value="nergigante" calcext:value-type="string">
            <text:p>nergigante</text:p>
          </table:table-cell>
          <table:table-cell table:formula="of:=COM.MICROSOFT.CONCAT(&quot;u16 &quot;; [.C27]; &quot;;&quot;)" office:value-type="string" office:string-value="u16 nergigante;" calcext:value-type="string">
            <text:p>u16 nergigante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ostra</text:p>
          </table:table-cell>
          <table:table-cell table:formula="of:=LOWER(SUBSTITUTE(SUBSTITUTE(SUBSTITUTE([.B28];&quot;`&quot;;&quot;_&quot;);&quot; &quot;;&quot;_&quot;);&quot;-&quot;;&quot;_&quot;))" office:value-type="string" office:string-value="teostra" calcext:value-type="string">
            <text:p>teostra</text:p>
          </table:table-cell>
          <table:table-cell table:formula="of:=COM.MICROSOFT.CONCAT(&quot;u16 &quot;; [.C28]; &quot;;&quot;)" office:value-type="string" office:string-value="u16 teostra;" calcext:value-type="string">
            <text:p>u16 teostra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ushala Daora</text:p>
          </table:table-cell>
          <table:table-cell table:formula="of:=LOWER(SUBSTITUTE(SUBSTITUTE(SUBSTITUTE([.B29];&quot;`&quot;;&quot;_&quot;);&quot; &quot;;&quot;_&quot;);&quot;-&quot;;&quot;_&quot;))" office:value-type="string" office:string-value="kushala_daora" calcext:value-type="string">
            <text:p>kushala_daora</text:p>
          </table:table-cell>
          <table:table-cell table:formula="of:=COM.MICROSOFT.CONCAT(&quot;u16 &quot;; [.C29]; &quot;;&quot;)" office:value-type="string" office:string-value="u16 kushala_daora;" calcext:value-type="string">
            <text:p>u16 kushala_daora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aal Hazak</text:p>
          </table:table-cell>
          <table:table-cell table:formula="of:=LOWER(SUBSTITUTE(SUBSTITUTE(SUBSTITUTE([.B30];&quot;`&quot;;&quot;_&quot;);&quot; &quot;;&quot;_&quot;);&quot;-&quot;;&quot;_&quot;))" office:value-type="string" office:string-value="vaal_hazak" calcext:value-type="string">
            <text:p>vaal_hazak</text:p>
          </table:table-cell>
          <table:table-cell table:formula="of:=COM.MICROSOFT.CONCAT(&quot;u16 &quot;; [.C30]; &quot;;&quot;)" office:value-type="string" office:string-value="u16 vaal_hazak;" calcext:value-type="string">
            <text:p>u16 vaal_hazak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eno`jiiva</text:p>
          </table:table-cell>
          <table:table-cell table:formula="of:=LOWER(SUBSTITUTE(SUBSTITUTE(SUBSTITUTE([.B31];&quot;`&quot;;&quot;_&quot;);&quot; &quot;;&quot;_&quot;);&quot;-&quot;;&quot;_&quot;))" office:value-type="string" office:string-value="xeno_jiiva" calcext:value-type="string">
            <text:p>xeno_jiiva</text:p>
          </table:table-cell>
          <table:table-cell table:formula="of:=COM.MICROSOFT.CONCAT(&quot;u16 &quot;; [.C31]; &quot;;&quot;)" office:value-type="string" office:string-value="u16 xeno_jiiva;" calcext:value-type="string">
            <text:p>u16 xeno_jiiva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viljho</text:p>
          </table:table-cell>
          <table:table-cell table:formula="of:=LOWER(SUBSTITUTE(SUBSTITUTE(SUBSTITUTE([.B32];&quot;`&quot;;&quot;_&quot;);&quot; &quot;;&quot;_&quot;);&quot;-&quot;;&quot;_&quot;))" office:value-type="string" office:string-value="deviljho" calcext:value-type="string">
            <text:p>deviljho</text:p>
          </table:table-cell>
          <table:table-cell table:formula="of:=COM.MICROSOFT.CONCAT(&quot;u16 &quot;; [.C32]; &quot;;&quot;)" office:value-type="string" office:string-value="u16 deviljho;" calcext:value-type="string">
            <text:p>u16 deviljho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ulve Taroth</text:p>
          </table:table-cell>
          <table:table-cell table:formula="of:=LOWER(SUBSTITUTE(SUBSTITUTE(SUBSTITUTE([.B33];&quot;`&quot;;&quot;_&quot;);&quot; &quot;;&quot;_&quot;);&quot;-&quot;;&quot;_&quot;))" office:value-type="string" office:string-value="kulve_taroth" calcext:value-type="string">
            <text:p>kulve_taroth</text:p>
          </table:table-cell>
          <table:table-cell table:formula="of:=COM.MICROSOFT.CONCAT(&quot;u16 &quot;; [.C33]; &quot;;&quot;)" office:value-type="string" office:string-value="u16 kulve_taroth;" calcext:value-type="string">
            <text:p>u16 kulve_taroth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unastra</text:p>
          </table:table-cell>
          <table:table-cell table:formula="of:=LOWER(SUBSTITUTE(SUBSTITUTE(SUBSTITUTE([.B34];&quot;`&quot;;&quot;_&quot;);&quot; &quot;;&quot;_&quot;);&quot;-&quot;;&quot;_&quot;))" office:value-type="string" office:string-value="lunastra" calcext:value-type="string">
            <text:p>lunastra</text:p>
          </table:table-cell>
          <table:table-cell table:formula="of:=COM.MICROSOFT.CONCAT(&quot;u16 &quot;; [.C34]; &quot;;&quot;)" office:value-type="string" office:string-value="u16 lunastra;" calcext:value-type="string">
            <text:p>u16 lunastra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hemoth</text:p>
          </table:table-cell>
          <table:table-cell table:formula="of:=LOWER(SUBSTITUTE(SUBSTITUTE(SUBSTITUTE([.B35];&quot;`&quot;;&quot;_&quot;);&quot; &quot;;&quot;_&quot;);&quot;-&quot;;&quot;_&quot;))" office:value-type="string" office:string-value="behemoth" calcext:value-type="string">
            <text:p>behemoth</text:p>
          </table:table-cell>
          <table:table-cell table:formula="of:=COM.MICROSOFT.CONCAT(&quot;u16 &quot;; [.C35]; &quot;;&quot;)" office:value-type="string" office:string-value="u16 behemoth;" calcext:value-type="string">
            <text:p>u16 behemoth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shen</text:p>
          </table:table-cell>
          <table:table-cell table:formula="of:=LOWER(SUBSTITUTE(SUBSTITUTE(SUBSTITUTE([.B36];&quot;`&quot;;&quot;_&quot;);&quot; &quot;;&quot;_&quot;);&quot;-&quot;;&quot;_&quot;))" office:value-type="string" office:string-value="leshen" calcext:value-type="string">
            <text:p>leshen</text:p>
          </table:table-cell>
          <table:table-cell table:formula="of:=COM.MICROSOFT.CONCAT(&quot;u16 &quot;; [.C36]; &quot;;&quot;)" office:value-type="string" office:string-value="u16 leshen;" calcext:value-type="string">
            <text:p>u16 leshe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cient Leshen</text:p>
          </table:table-cell>
          <table:table-cell table:formula="of:=LOWER(SUBSTITUTE(SUBSTITUTE(SUBSTITUTE([.B37];&quot;`&quot;;&quot;_&quot;);&quot; &quot;;&quot;_&quot;);&quot;-&quot;;&quot;_&quot;))" office:value-type="string" office:string-value="ancient_leshen" calcext:value-type="string">
            <text:p>ancient_leshen</text:p>
          </table:table-cell>
          <table:table-cell table:formula="of:=COM.MICROSOFT.CONCAT(&quot;u16 &quot;; [.C37]; &quot;;&quot;)" office:value-type="string" office:string-value="u16 ancient_leshen;" calcext:value-type="string">
            <text:p>u16 ancient_leshe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otodus</text:p>
          </table:table-cell>
          <table:table-cell table:formula="of:=LOWER(SUBSTITUTE(SUBSTITUTE(SUBSTITUTE([.B38];&quot;`&quot;;&quot;_&quot;);&quot; &quot;;&quot;_&quot;);&quot;-&quot;;&quot;_&quot;))" office:value-type="string" office:string-value="beotodus" calcext:value-type="string">
            <text:p>beotodus</text:p>
          </table:table-cell>
          <table:table-cell table:formula="of:=COM.MICROSOFT.CONCAT(&quot;u16 &quot;; [.C38]; &quot;;&quot;)" office:value-type="string" office:string-value="u16 beotodus;" calcext:value-type="string">
            <text:p>u16 beotodu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anbaro</text:p>
          </table:table-cell>
          <table:table-cell table:formula="of:=LOWER(SUBSTITUTE(SUBSTITUTE(SUBSTITUTE([.B39];&quot;`&quot;;&quot;_&quot;);&quot; &quot;;&quot;_&quot;);&quot;-&quot;;&quot;_&quot;))" office:value-type="string" office:string-value="banbaro" calcext:value-type="string">
            <text:p>banbaro</text:p>
          </table:table-cell>
          <table:table-cell table:formula="of:=COM.MICROSOFT.CONCAT(&quot;u16 &quot;; [.C39]; &quot;;&quot;)" office:value-type="string" office:string-value="u16 banbaro;" calcext:value-type="string">
            <text:p>u16 banbaro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iper Tobi-Kadachi</text:p>
          </table:table-cell>
          <table:table-cell table:formula="of:=LOWER(SUBSTITUTE(SUBSTITUTE(SUBSTITUTE([.B40];&quot;`&quot;;&quot;_&quot;);&quot; &quot;;&quot;_&quot;);&quot;-&quot;;&quot;_&quot;))" office:value-type="string" office:string-value="viper_tobi_kadachi" calcext:value-type="string">
            <text:p>viper_tobi_kadachi</text:p>
          </table:table-cell>
          <table:table-cell table:formula="of:=COM.MICROSOFT.CONCAT(&quot;u16 &quot;; [.C40]; &quot;;&quot;)" office:value-type="string" office:string-value="u16 viper_tobi_kadachi;" calcext:value-type="string">
            <text:p>u16 viper_tobi_kadachi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ightshade Paolumu</text:p>
          </table:table-cell>
          <table:table-cell table:formula="of:=LOWER(SUBSTITUTE(SUBSTITUTE(SUBSTITUTE([.B41];&quot;`&quot;;&quot;_&quot;);&quot; &quot;;&quot;_&quot;);&quot;-&quot;;&quot;_&quot;))" office:value-type="string" office:string-value="nightshade_paolumu" calcext:value-type="string">
            <text:p>nightshade_paolumu</text:p>
          </table:table-cell>
          <table:table-cell table:formula="of:=COM.MICROSOFT.CONCAT(&quot;u16 &quot;; [.C41]; &quot;;&quot;)" office:value-type="string" office:string-value="u16 nightshade_paolumu;" calcext:value-type="string">
            <text:p>u16 nightshade_paolumu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ral Pukei-Pukei</text:p>
          </table:table-cell>
          <table:table-cell table:formula="of:=LOWER(SUBSTITUTE(SUBSTITUTE(SUBSTITUTE([.B42];&quot;`&quot;;&quot;_&quot;);&quot; &quot;;&quot;_&quot;);&quot;-&quot;;&quot;_&quot;))" office:value-type="string" office:string-value="coral_pukei_pukei" calcext:value-type="string">
            <text:p>coral_pukei_pukei</text:p>
          </table:table-cell>
          <table:table-cell table:formula="of:=COM.MICROSOFT.CONCAT(&quot;u16 &quot;; [.C42]; &quot;;&quot;)" office:value-type="string" office:string-value="u16 coral_pukei_pukei;" calcext:value-type="string">
            <text:p>u16 coral_pukei_pukei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arioth</text:p>
          </table:table-cell>
          <table:table-cell table:formula="of:=LOWER(SUBSTITUTE(SUBSTITUTE(SUBSTITUTE([.B43];&quot;`&quot;;&quot;_&quot;);&quot; &quot;;&quot;_&quot;);&quot;-&quot;;&quot;_&quot;))" office:value-type="string" office:string-value="barioth" calcext:value-type="string">
            <text:p>barioth</text:p>
          </table:table-cell>
          <table:table-cell table:formula="of:=COM.MICROSOFT.CONCAT(&quot;u16 &quot;; [.C43]; &quot;;&quot;)" office:value-type="string" office:string-value="u16 barioth;" calcext:value-type="string">
            <text:p>u16 barioth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argacuga</text:p>
          </table:table-cell>
          <table:table-cell table:formula="of:=LOWER(SUBSTITUTE(SUBSTITUTE(SUBSTITUTE([.B44];&quot;`&quot;;&quot;_&quot;);&quot; &quot;;&quot;_&quot;);&quot;-&quot;;&quot;_&quot;))" office:value-type="string" office:string-value="nargacuga" calcext:value-type="string">
            <text:p>nargacuga</text:p>
          </table:table-cell>
          <table:table-cell table:formula="of:=COM.MICROSOFT.CONCAT(&quot;u16 &quot;; [.C44]; &quot;;&quot;)" office:value-type="string" office:string-value="u16 nargacuga;" calcext:value-type="string">
            <text:p>u16 nargacug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lavenus</text:p>
          </table:table-cell>
          <table:table-cell table:formula="of:=LOWER(SUBSTITUTE(SUBSTITUTE(SUBSTITUTE([.B45];&quot;`&quot;;&quot;_&quot;);&quot; &quot;;&quot;_&quot;);&quot;-&quot;;&quot;_&quot;))" office:value-type="string" office:string-value="glavenus" calcext:value-type="string">
            <text:p>glavenus</text:p>
          </table:table-cell>
          <table:table-cell table:formula="of:=COM.MICROSOFT.CONCAT(&quot;u16 &quot;; [.C45]; &quot;;&quot;)" office:value-type="string" office:string-value="u16 glavenus;" calcext:value-type="string">
            <text:p>u16 glavenu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grex</text:p>
          </table:table-cell>
          <table:table-cell table:formula="of:=LOWER(SUBSTITUTE(SUBSTITUTE(SUBSTITUTE([.B46];&quot;`&quot;;&quot;_&quot;);&quot; &quot;;&quot;_&quot;);&quot;-&quot;;&quot;_&quot;))" office:value-type="string" office:string-value="tigrex" calcext:value-type="string">
            <text:p>tigrex</text:p>
          </table:table-cell>
          <table:table-cell table:formula="of:=COM.MICROSOFT.CONCAT(&quot;u16 &quot;; [.C46]; &quot;;&quot;)" office:value-type="string" office:string-value="u16 tigrex;" calcext:value-type="string">
            <text:p>u16 tigrex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rachydios</text:p>
          </table:table-cell>
          <table:table-cell table:formula="of:=LOWER(SUBSTITUTE(SUBSTITUTE(SUBSTITUTE([.B47];&quot;`&quot;;&quot;_&quot;);&quot; &quot;;&quot;_&quot;);&quot;-&quot;;&quot;_&quot;))" office:value-type="string" office:string-value="brachydios" calcext:value-type="string">
            <text:p>brachydios</text:p>
          </table:table-cell>
          <table:table-cell table:formula="of:=COM.MICROSOFT.CONCAT(&quot;u16 &quot;; [.C47]; &quot;;&quot;)" office:value-type="string" office:string-value="u16 brachydios;" calcext:value-type="string">
            <text:p>u16 brachydio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cidic Glavenus</text:p>
          </table:table-cell>
          <table:table-cell table:formula="of:=LOWER(SUBSTITUTE(SUBSTITUTE(SUBSTITUTE([.B48];&quot;`&quot;;&quot;_&quot;);&quot; &quot;;&quot;_&quot;);&quot;-&quot;;&quot;_&quot;))" office:value-type="string" office:string-value="acidic_glavenus" calcext:value-type="string">
            <text:p>acidic_glavenus</text:p>
          </table:table-cell>
          <table:table-cell table:formula="of:=COM.MICROSOFT.CONCAT(&quot;u16 &quot;; [.C48]; &quot;;&quot;)" office:value-type="string" office:string-value="u16 acidic_glavenus;" calcext:value-type="string">
            <text:p>u16 acidic_glavenu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hrieking Legiana</text:p>
          </table:table-cell>
          <table:table-cell table:formula="of:=LOWER(SUBSTITUTE(SUBSTITUTE(SUBSTITUTE([.B49];&quot;`&quot;;&quot;_&quot;);&quot; &quot;;&quot;_&quot;);&quot;-&quot;;&quot;_&quot;))" office:value-type="string" office:string-value="shrieking_legiana" calcext:value-type="string">
            <text:p>shrieking_legiana</text:p>
          </table:table-cell>
          <table:table-cell table:formula="of:=COM.MICROSOFT.CONCAT(&quot;u16 &quot;; [.C49]; &quot;;&quot;)" office:value-type="string" office:string-value="u16 shrieking_legiana;" calcext:value-type="string">
            <text:p>u16 shrieking_legian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ulgur Anjanath</text:p>
          </table:table-cell>
          <table:table-cell table:formula="of:=LOWER(SUBSTITUTE(SUBSTITUTE(SUBSTITUTE([.B50];&quot;`&quot;;&quot;_&quot;);&quot; &quot;;&quot;_&quot;);&quot;-&quot;;&quot;_&quot;))" office:value-type="string" office:string-value="fulgur_anjanath" calcext:value-type="string">
            <text:p>fulgur_anjanath</text:p>
          </table:table-cell>
          <table:table-cell table:formula="of:=COM.MICROSOFT.CONCAT(&quot;u16 &quot;; [.C50]; &quot;;&quot;)" office:value-type="string" office:string-value="u16 fulgur_anjanath;" calcext:value-type="string">
            <text:p>u16 fulgur_anjanath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bony Odogaron</text:p>
          </table:table-cell>
          <table:table-cell table:formula="of:=LOWER(SUBSTITUTE(SUBSTITUTE(SUBSTITUTE([.B51];&quot;`&quot;;&quot;_&quot;);&quot; &quot;;&quot;_&quot;);&quot;-&quot;;&quot;_&quot;))" office:value-type="string" office:string-value="ebony_odogaron" calcext:value-type="string">
            <text:p>ebony_odogaron</text:p>
          </table:table-cell>
          <table:table-cell table:formula="of:=COM.MICROSOFT.CONCAT(&quot;u16 &quot;; [.C51]; &quot;;&quot;)" office:value-type="string" office:string-value="u16 ebony_odogaron;" calcext:value-type="string">
            <text:p>u16 ebony_odogaro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elkhana</text:p>
          </table:table-cell>
          <table:table-cell table:formula="of:=LOWER(SUBSTITUTE(SUBSTITUTE(SUBSTITUTE([.B52];&quot;`&quot;;&quot;_&quot;);&quot; &quot;;&quot;_&quot;);&quot;-&quot;;&quot;_&quot;))" office:value-type="string" office:string-value="velkhana" calcext:value-type="string">
            <text:p>velkhana</text:p>
          </table:table-cell>
          <table:table-cell table:formula="of:=COM.MICROSOFT.CONCAT(&quot;u16 &quot;; [.C52]; &quot;;&quot;)" office:value-type="string" office:string-value="u16 velkhana;" calcext:value-type="string">
            <text:p>u16 velkhan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eething Bazelgeuse</text:p>
          </table:table-cell>
          <table:table-cell table:formula="of:=LOWER(SUBSTITUTE(SUBSTITUTE(SUBSTITUTE([.B53];&quot;`&quot;;&quot;_&quot;);&quot; &quot;;&quot;_&quot;);&quot;-&quot;;&quot;_&quot;))" office:value-type="string" office:string-value="seething_bazelgeuse" calcext:value-type="string">
            <text:p>seething_bazelgeuse</text:p>
          </table:table-cell>
          <table:table-cell table:formula="of:=COM.MICROSOFT.CONCAT(&quot;u16 &quot;; [.C53]; &quot;;&quot;)" office:value-type="string" office:string-value="u16 seething_bazelgeuse;" calcext:value-type="string">
            <text:p>u16 seething_bazelgeus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lackveil Vaal Hazak</text:p>
          </table:table-cell>
          <table:table-cell table:formula="of:=LOWER(SUBSTITUTE(SUBSTITUTE(SUBSTITUTE([.B54];&quot;`&quot;;&quot;_&quot;);&quot; &quot;;&quot;_&quot;);&quot;-&quot;;&quot;_&quot;))" office:value-type="string" office:string-value="blackveil_vaal_hazak" calcext:value-type="string">
            <text:p>blackveil_vaal_hazak</text:p>
          </table:table-cell>
          <table:table-cell table:formula="of:=COM.MICROSOFT.CONCAT(&quot;u16 &quot;; [.C54]; &quot;;&quot;)" office:value-type="string" office:string-value="u16 blackveil_vaal_hazak;" calcext:value-type="string">
            <text:p>u16 blackveil_vaal_hazak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amielle</text:p>
          </table:table-cell>
          <table:table-cell table:formula="of:=LOWER(SUBSTITUTE(SUBSTITUTE(SUBSTITUTE([.B55];&quot;`&quot;;&quot;_&quot;);&quot; &quot;;&quot;_&quot;);&quot;-&quot;;&quot;_&quot;))" office:value-type="string" office:string-value="namielle" calcext:value-type="string">
            <text:p>namielle</text:p>
          </table:table-cell>
          <table:table-cell table:formula="of:=COM.MICROSOFT.CONCAT(&quot;u16 &quot;; [.C55]; &quot;;&quot;)" office:value-type="string" office:string-value="u16 namielle;" calcext:value-type="string">
            <text:p>u16 namiell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vage Deviljho</text:p>
          </table:table-cell>
          <table:table-cell table:formula="of:=LOWER(SUBSTITUTE(SUBSTITUTE(SUBSTITUTE([.B56];&quot;`&quot;;&quot;_&quot;);&quot; &quot;;&quot;_&quot;);&quot;-&quot;;&quot;_&quot;))" office:value-type="string" office:string-value="savage_deviljho" calcext:value-type="string">
            <text:p>savage_deviljho</text:p>
          </table:table-cell>
          <table:table-cell table:formula="of:=COM.MICROSOFT.CONCAT(&quot;u16 &quot;; [.C56]; &quot;;&quot;)" office:value-type="string" office:string-value="u16 savage_deviljho;" calcext:value-type="string">
            <text:p>u16 savage_deviljho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uiner Nergigante</text:p>
          </table:table-cell>
          <table:table-cell table:formula="of:=LOWER(SUBSTITUTE(SUBSTITUTE(SUBSTITUTE([.B57];&quot;`&quot;;&quot;_&quot;);&quot; &quot;;&quot;_&quot;);&quot;-&quot;;&quot;_&quot;))" office:value-type="string" office:string-value="ruiner_nergigante" calcext:value-type="string">
            <text:p>ruiner_nergigante</text:p>
          </table:table-cell>
          <table:table-cell table:formula="of:=COM.MICROSOFT.CONCAT(&quot;u16 &quot;; [.C57]; &quot;;&quot;)" office:value-type="string" office:string-value="u16 ruiner_nergigante;" calcext:value-type="string">
            <text:p>u16 ruiner_nergigant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hara Ishvalda</text:p>
          </table:table-cell>
          <table:table-cell table:formula="of:=LOWER(SUBSTITUTE(SUBSTITUTE(SUBSTITUTE([.B58];&quot;`&quot;;&quot;_&quot;);&quot; &quot;;&quot;_&quot;);&quot;-&quot;;&quot;_&quot;))" office:value-type="string" office:string-value="shara_ishvalda" calcext:value-type="string">
            <text:p>shara_ishvalda</text:p>
          </table:table-cell>
          <table:table-cell table:formula="of:=COM.MICROSOFT.CONCAT(&quot;u16 &quot;; [.C58]; &quot;;&quot;)" office:value-type="string" office:string-value="u16 shara_ishvalda;" calcext:value-type="string">
            <text:p>u16 shara_ishvald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Zinogre</text:p>
          </table:table-cell>
          <table:table-cell table:formula="of:=LOWER(SUBSTITUTE(SUBSTITUTE(SUBSTITUTE([.B59];&quot;`&quot;;&quot;_&quot;);&quot; &quot;;&quot;_&quot;);&quot;-&quot;;&quot;_&quot;))" office:value-type="string" office:string-value="zinogre" calcext:value-type="string">
            <text:p>zinogre</text:p>
          </table:table-cell>
          <table:table-cell table:formula="of:=COM.MICROSOFT.CONCAT(&quot;u16 &quot;; [.C59]; &quot;;&quot;)" office:value-type="string" office:string-value="u16 zinogre;" calcext:value-type="string">
            <text:p>u16 zinogr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Yian Garuga</text:p>
          </table:table-cell>
          <table:table-cell table:formula="of:=LOWER(SUBSTITUTE(SUBSTITUTE(SUBSTITUTE([.B60];&quot;`&quot;;&quot;_&quot;);&quot; &quot;;&quot;_&quot;);&quot;-&quot;;&quot;_&quot;))" office:value-type="string" office:string-value="yian_garuga" calcext:value-type="string">
            <text:p>yian_garuga</text:p>
          </table:table-cell>
          <table:table-cell table:formula="of:=COM.MICROSOFT.CONCAT(&quot;u16 &quot;; [.C60]; &quot;;&quot;)" office:value-type="string" office:string-value="u16 yian_garuga;" calcext:value-type="string">
            <text:p>u16 yian_garug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carred Yian Garuga</text:p>
          </table:table-cell>
          <table:table-cell table:formula="of:=LOWER(SUBSTITUTE(SUBSTITUTE(SUBSTITUTE([.B61];&quot;`&quot;;&quot;_&quot;);&quot; &quot;;&quot;_&quot;);&quot;-&quot;;&quot;_&quot;))" office:value-type="string" office:string-value="scarred_yian_garuga" calcext:value-type="string">
            <text:p>scarred_yian_garuga</text:p>
          </table:table-cell>
          <table:table-cell table:formula="of:=COM.MICROSOFT.CONCAT(&quot;u16 &quot;; [.C61]; &quot;;&quot;)" office:value-type="string" office:string-value="u16 scarred_yian_garuga;" calcext:value-type="string">
            <text:p>u16 scarred_yian_garug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rute Tigrex</text:p>
          </table:table-cell>
          <table:table-cell table:formula="of:=LOWER(SUBSTITUTE(SUBSTITUTE(SUBSTITUTE([.B62];&quot;`&quot;;&quot;_&quot;);&quot; &quot;;&quot;_&quot;);&quot;-&quot;;&quot;_&quot;))" office:value-type="string" office:string-value="brute_tigrex" calcext:value-type="string">
            <text:p>brute_tigrex</text:p>
          </table:table-cell>
          <table:table-cell table:formula="of:=COM.MICROSOFT.CONCAT(&quot;u16 &quot;; [.C62]; &quot;;&quot;)" office:value-type="string" office:string-value="u16 brute_tigrex;" calcext:value-type="string">
            <text:p>u16 brute_tigrex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old Rathian</text:p>
          </table:table-cell>
          <table:table-cell table:formula="of:=LOWER(SUBSTITUTE(SUBSTITUTE(SUBSTITUTE([.B63];&quot;`&quot;;&quot;_&quot;);&quot; &quot;;&quot;_&quot;);&quot;-&quot;;&quot;_&quot;))" office:value-type="string" office:string-value="gold_rathian" calcext:value-type="string">
            <text:p>gold_rathian</text:p>
          </table:table-cell>
          <table:table-cell table:formula="of:=COM.MICROSOFT.CONCAT(&quot;u16 &quot;; [.C63]; &quot;;&quot;)" office:value-type="string" office:string-value="u16 gold_rathian;" calcext:value-type="string">
            <text:p>u16 gold_rathia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lver Rathalos</text:p>
          </table:table-cell>
          <table:table-cell table:formula="of:=LOWER(SUBSTITUTE(SUBSTITUTE(SUBSTITUTE([.B64];&quot;`&quot;;&quot;_&quot;);&quot; &quot;;&quot;_&quot;);&quot;-&quot;;&quot;_&quot;))" office:value-type="string" office:string-value="silver_rathalos" calcext:value-type="string">
            <text:p>silver_rathalos</text:p>
          </table:table-cell>
          <table:table-cell table:formula="of:=COM.MICROSOFT.CONCAT(&quot;u16 &quot;; [.C64]; &quot;;&quot;)" office:value-type="string" office:string-value="u16 silver_rathalos;" calcext:value-type="string">
            <text:p>u16 silver_rathalo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ajang</text:p>
          </table:table-cell>
          <table:table-cell table:formula="of:=LOWER(SUBSTITUTE(SUBSTITUTE(SUBSTITUTE([.B65];&quot;`&quot;;&quot;_&quot;);&quot; &quot;;&quot;_&quot;);&quot;-&quot;;&quot;_&quot;))" office:value-type="string" office:string-value="rajang" calcext:value-type="string">
            <text:p>rajang</text:p>
          </table:table-cell>
          <table:table-cell table:formula="of:=COM.MICROSOFT.CONCAT(&quot;u16 &quot;; [.C65]; &quot;;&quot;)" office:value-type="string" office:string-value="u16 rajang;" calcext:value-type="string">
            <text:p>u16 rajang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ygian Zinogre</text:p>
          </table:table-cell>
          <table:table-cell table:formula="of:=LOWER(SUBSTITUTE(SUBSTITUTE(SUBSTITUTE([.B66];&quot;`&quot;;&quot;_&quot;);&quot; &quot;;&quot;_&quot;);&quot;-&quot;;&quot;_&quot;))" office:value-type="string" office:string-value="stygian_zinogre" calcext:value-type="string">
            <text:p>stygian_zinogre</text:p>
          </table:table-cell>
          <table:table-cell table:formula="of:=COM.MICROSOFT.CONCAT(&quot;u16 &quot;; [.C66]; &quot;;&quot;)" office:value-type="string" office:string-value="u16 stygian_zinogre;" calcext:value-type="string">
            <text:p>u16 stygian_zinogr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fi`Jiiva</text:p>
          </table:table-cell>
          <table:table-cell table:formula="of:=LOWER(SUBSTITUTE(SUBSTITUTE(SUBSTITUTE([.B67];&quot;`&quot;;&quot;_&quot;);&quot; &quot;;&quot;_&quot;);&quot;-&quot;;&quot;_&quot;))" office:value-type="string" office:string-value="safi_jiiva" calcext:value-type="string">
            <text:p>safi_jiiva</text:p>
          </table:table-cell>
          <table:table-cell table:formula="of:=COM.MICROSOFT.CONCAT(&quot;u16 &quot;; [.C67]; &quot;;&quot;)" office:value-type="string" office:string-value="u16 safi_jiiva;" calcext:value-type="string">
            <text:p>u16 safi_jiiv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urious Rajang</text:p>
          </table:table-cell>
          <table:table-cell table:formula="of:=LOWER(SUBSTITUTE(SUBSTITUTE(SUBSTITUTE([.B68];&quot;`&quot;;&quot;_&quot;);&quot; &quot;;&quot;_&quot;);&quot;-&quot;;&quot;_&quot;))" office:value-type="string" office:string-value="furious_rajang" calcext:value-type="string">
            <text:p>furious_rajang</text:p>
          </table:table-cell>
          <table:table-cell table:formula="of:=COM.MICROSOFT.CONCAT(&quot;u16 &quot;; [.C68]; &quot;;&quot;)" office:value-type="string" office:string-value="u16 furious_rajang;" calcext:value-type="string">
            <text:p>u16 furious_rajang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aging Brachydios</text:p>
          </table:table-cell>
          <table:table-cell table:formula="of:=LOWER(SUBSTITUTE(SUBSTITUTE(SUBSTITUTE([.B69];&quot;`&quot;;&quot;_&quot;);&quot; &quot;;&quot;_&quot;);&quot;-&quot;;&quot;_&quot;))" office:value-type="string" office:string-value="raging_brachydios" calcext:value-type="string">
            <text:p>raging_brachydios</text:p>
          </table:table-cell>
          <table:table-cell table:formula="of:=COM.MICROSOFT.CONCAT(&quot;u16 &quot;; [.C69]; &quot;;&quot;)" office:value-type="string" office:string-value="u16 raging_brachydios;" calcext:value-type="string">
            <text:p>u16 raging_brachydio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rostfang Barioth</text:p>
          </table:table-cell>
          <table:table-cell table:formula="of:=LOWER(SUBSTITUTE(SUBSTITUTE(SUBSTITUTE([.B70];&quot;`&quot;;&quot;_&quot;);&quot; &quot;;&quot;_&quot;);&quot;-&quot;;&quot;_&quot;))" office:value-type="string" office:string-value="frostfang_barioth" calcext:value-type="string">
            <text:p>frostfang_barioth</text:p>
          </table:table-cell>
          <table:table-cell table:formula="of:=COM.MICROSOFT.CONCAT(&quot;u16 &quot;; [.C70]; &quot;;&quot;)" office:value-type="string" office:string-value="u16 frostfang_barioth;" calcext:value-type="string">
            <text:p>u16 frostfang_barioth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latreon</text:p>
          </table:table-cell>
          <table:table-cell table:formula="of:=LOWER(SUBSTITUTE(SUBSTITUTE(SUBSTITUTE([.B71];&quot;`&quot;;&quot;_&quot;);&quot; &quot;;&quot;_&quot;);&quot;-&quot;;&quot;_&quot;))" office:value-type="string" office:string-value="alatreon" calcext:value-type="string">
            <text:p>alatreon</text:p>
          </table:table-cell>
          <table:table-cell table:formula="of:=COM.MICROSOFT.CONCAT(&quot;u16 &quot;; [.C71]; &quot;;&quot;)" office:value-type="string" office:string-value="u16 alatreon;" calcext:value-type="string">
            <text:p>u16 alatreo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atalis</text:p>
          </table:table-cell>
          <table:table-cell table:formula="of:=LOWER(SUBSTITUTE(SUBSTITUTE(SUBSTITUTE([.B72];&quot;`&quot;;&quot;_&quot;);&quot; &quot;;&quot;_&quot;);&quot;-&quot;;&quot;_&quot;))" office:value-type="string" office:string-value="fatalis" calcext:value-type="string">
            <text:p>fatalis</text:p>
          </table:table-cell>
          <table:table-cell table:formula="of:=COM.MICROSOFT.CONCAT(&quot;u16 &quot;; [.C72]; &quot;;&quot;)" office:value-type="string" office:string-value="u16 fatalis;" calcext:value-type="string">
            <text:p>u16 fatali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'Guild Card Monsters'.B2:'Guild Card Monsters'.B72">
            <calcext:condition calcext:apply-style-name="Good" calcext:value="!=0" calcext:base-cell-address="'Guild Card Monsters'.B2"/>
          </calcext:conditional-format>
          <calcext:conditional-format calcext:target-range-address="'Guild Card Monsters'.B2:'Guild Card Monsters'.B72">
            <calcext:condition calcext:apply-style-name="Bad" calcext:value="=0" calcext:base-cell-address="'Guild Card Monsters'.B2"/>
          </calcext:conditional-format>
        </calcext:conditional-formats>
      </table:table>
      <table:table table:name="Monster Stat" table:style-name="ta1">
        <office:forms form:automatic-focus="false" form:apply-design-mode="false"/>
        <table:table-column table:style-name="co1" table:default-cell-style-name="ce2"/>
        <table:table-column table:style-name="co9" table:default-cell-style-name="ce2"/>
        <table:table-column table:style-name="co10" table:default-cell-style-name="ce2"/>
        <table:table-column table:style-name="co5" table:default-cell-style-name="ce2"/>
        <table:table-column table:style-name="co11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Map Nam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Len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table:formula="of:=SUBSTITUTE(SUBSTITUTE(SUBSTITUTE(SUBSTITUTE(SUBSTITUTE([.B2];&quot;)&quot;;&quot;&quot;);&quot;(&quot;;&quot;&quot;);&quot;`&quot;;&quot;_&quot;);&quot; &quot;;&quot;_&quot;);&quot;-&quot;;&quot;_&quot;)" office:value-type="string" office:string-value="None" calcext:value-type="string">
            <text:p>None</text:p>
          </table:table-cell>
          <table:table-cell table:formula="of:=COM.MICROSOFT.CONCAT(&quot;u16 &quot;; LOWER([.C2]); &quot;;&quot;)" office:value-type="string" office:string-value="u16 none;" calcext:value-type="string">
            <text:p>u16 none;</text:p>
          </table:table-cell>
          <table:table-cell table:formula="of:=IF([.B2]&lt;&gt;&quot;&quot;;COM.MICROSOFT.CONCAT(&quot;I_&quot;;LEFT([.C2] &amp; REPT(&quot; &quot;;[.$F$105]);[.$F$105]);&quot;= &quot;;[.A2];&quot;,&quot;);&quot;&quot;)" office:value-type="string" office:string-value="I_None                 = -1," calcext:value-type="string">
            <text:p>I_None <text:s text:c="16"/>= -1,</text:p>
          </table:table-cell>
          <table:table-cell table:formula="of:=LEN([.C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janath</text:p>
          </table:table-cell>
          <table:table-cell table:formula="of:=SUBSTITUTE(SUBSTITUTE(SUBSTITUTE(SUBSTITUTE(SUBSTITUTE([.B3];&quot;)&quot;;&quot;&quot;);&quot;(&quot;;&quot;&quot;);&quot;`&quot;;&quot;_&quot;);&quot; &quot;;&quot;_&quot;);&quot;-&quot;;&quot;_&quot;)" office:value-type="string" office:string-value="Anjanath" calcext:value-type="string">
            <text:p>Anjanath</text:p>
          </table:table-cell>
          <table:table-cell table:formula="of:=COM.MICROSOFT.CONCAT(&quot;u16 &quot;; LOWER([.C3]); &quot;;&quot;)" office:value-type="string" office:string-value="u16 anjanath;" calcext:value-type="string">
            <text:p>u16 anjanath;</text:p>
          </table:table-cell>
          <table:table-cell table:formula="of:=IF([.B3]&lt;&gt;&quot;&quot;;COM.MICROSOFT.CONCAT(&quot;I_&quot;;LEFT([.C3] &amp; REPT(&quot; &quot;;[.$F$105]);[.$F$105]);&quot;= &quot;;[.A3];&quot;,&quot;);&quot;&quot;)" office:value-type="string" office:string-value="I_Anjanath             = 0," calcext:value-type="string">
            <text:p>I_Anjanath <text:s text:c="12"/>= 0,</text:p>
          </table:table-cell>
          <table:table-cell table:formula="of:=LEN([.C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thalos</text:p>
          </table:table-cell>
          <table:table-cell table:formula="of:=SUBSTITUTE(SUBSTITUTE(SUBSTITUTE(SUBSTITUTE(SUBSTITUTE([.B4];&quot;)&quot;;&quot;&quot;);&quot;(&quot;;&quot;&quot;);&quot;`&quot;;&quot;_&quot;);&quot; &quot;;&quot;_&quot;);&quot;-&quot;;&quot;_&quot;)" office:value-type="string" office:string-value="Rathalos" calcext:value-type="string">
            <text:p>Rathalos</text:p>
          </table:table-cell>
          <table:table-cell table:formula="of:=COM.MICROSOFT.CONCAT(&quot;u16 &quot;; LOWER([.C4]); &quot;;&quot;)" office:value-type="string" office:string-value="u16 rathalos;" calcext:value-type="string">
            <text:p>u16 rathalos;</text:p>
          </table:table-cell>
          <table:table-cell table:formula="of:=IF([.B4]&lt;&gt;&quot;&quot;;COM.MICROSOFT.CONCAT(&quot;I_&quot;;LEFT([.C4] &amp; REPT(&quot; &quot;;[.$F$105]);[.$F$105]);&quot;= &quot;;[.A4];&quot;,&quot;);&quot;&quot;)" office:value-type="string" office:string-value="I_Rathalos             = 1," calcext:value-type="string">
            <text:p>I_Rathalos <text:s text:c="12"/>= 1,</text:p>
          </table:table-cell>
          <table:table-cell table:formula="of:=LEN([.C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tonoth</text:p>
          </table:table-cell>
          <table:table-cell table:formula="of:=SUBSTITUTE(SUBSTITUTE(SUBSTITUTE(SUBSTITUTE(SUBSTITUTE([.B5];&quot;)&quot;;&quot;&quot;);&quot;(&quot;;&quot;&quot;);&quot;`&quot;;&quot;_&quot;);&quot; &quot;;&quot;_&quot;);&quot;-&quot;;&quot;_&quot;)" office:value-type="string" office:string-value="Aptonoth" calcext:value-type="string">
            <text:p>Aptonoth</text:p>
          </table:table-cell>
          <table:table-cell table:formula="of:=COM.MICROSOFT.CONCAT(&quot;u16 &quot;; LOWER([.C5]); &quot;;&quot;)" office:value-type="string" office:string-value="u16 aptonoth;" calcext:value-type="string">
            <text:p>u16 aptonoth;</text:p>
          </table:table-cell>
          <table:table-cell table:formula="of:=IF([.B5]&lt;&gt;&quot;&quot;;COM.MICROSOFT.CONCAT(&quot;I_&quot;;LEFT([.C5] &amp; REPT(&quot; &quot;;[.$F$105]);[.$F$105]);&quot;= &quot;;[.A5];&quot;,&quot;);&quot;&quot;)" office:value-type="string" office:string-value="I_Aptonoth             = 2," calcext:value-type="string">
            <text:p>I_Aptonoth <text:s text:c="12"/>= 2,</text:p>
          </table:table-cell>
          <table:table-cell table:formula="of:=LEN([.C5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gras</text:p>
          </table:table-cell>
          <table:table-cell table:formula="of:=SUBSTITUTE(SUBSTITUTE(SUBSTITUTE(SUBSTITUTE(SUBSTITUTE([.B6];&quot;)&quot;;&quot;&quot;);&quot;(&quot;;&quot;&quot;);&quot;`&quot;;&quot;_&quot;);&quot; &quot;;&quot;_&quot;);&quot;-&quot;;&quot;_&quot;)" office:value-type="string" office:string-value="Jagras" calcext:value-type="string">
            <text:p>Jagras</text:p>
          </table:table-cell>
          <table:table-cell table:formula="of:=COM.MICROSOFT.CONCAT(&quot;u16 &quot;; LOWER([.C6]); &quot;;&quot;)" office:value-type="string" office:string-value="u16 jagras;" calcext:value-type="string">
            <text:p>u16 jagras;</text:p>
          </table:table-cell>
          <table:table-cell table:formula="of:=IF([.B6]&lt;&gt;&quot;&quot;;COM.MICROSOFT.CONCAT(&quot;I_&quot;;LEFT([.C6] &amp; REPT(&quot; &quot;;[.$F$105]);[.$F$105]);&quot;= &quot;;[.A6];&quot;,&quot;);&quot;&quot;)" office:value-type="string" office:string-value="I_Jagras               = 3," calcext:value-type="string">
            <text:p>I_Jagras <text:s text:c="14"/>= 3,</text:p>
          </table:table-cell>
          <table:table-cell table:formula="of:=LEN([.C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orah Magdaros</text:p>
          </table:table-cell>
          <table:table-cell table:formula="of:=SUBSTITUTE(SUBSTITUTE(SUBSTITUTE(SUBSTITUTE(SUBSTITUTE([.B7];&quot;)&quot;;&quot;&quot;);&quot;(&quot;;&quot;&quot;);&quot;`&quot;;&quot;_&quot;);&quot; &quot;;&quot;_&quot;);&quot;-&quot;;&quot;_&quot;)" office:value-type="string" office:string-value="Zorah_Magdaros" calcext:value-type="string">
            <text:p>Zorah_Magdaros</text:p>
          </table:table-cell>
          <table:table-cell table:formula="of:=COM.MICROSOFT.CONCAT(&quot;u16 &quot;; LOWER([.C7]); &quot;;&quot;)" office:value-type="string" office:string-value="u16 zorah_magdaros;" calcext:value-type="string">
            <text:p>u16 zorah_magdaros;</text:p>
          </table:table-cell>
          <table:table-cell table:formula="of:=IF([.B7]&lt;&gt;&quot;&quot;;COM.MICROSOFT.CONCAT(&quot;I_&quot;;LEFT([.C7] &amp; REPT(&quot; &quot;;[.$F$105]);[.$F$105]);&quot;= &quot;;[.A7];&quot;,&quot;);&quot;&quot;)" office:value-type="string" office:string-value="I_Zorah_Magdaros       = 4," calcext:value-type="string">
            <text:p>I_Zorah_Magdaros <text:s text:c="6"/>= 4,</text:p>
          </table:table-cell>
          <table:table-cell table:formula="of:=LEN([.C7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sswine</text:p>
          </table:table-cell>
          <table:table-cell table:formula="of:=SUBSTITUTE(SUBSTITUTE(SUBSTITUTE(SUBSTITUTE(SUBSTITUTE([.B8];&quot;)&quot;;&quot;&quot;);&quot;(&quot;;&quot;&quot;);&quot;`&quot;;&quot;_&quot;);&quot; &quot;;&quot;_&quot;);&quot;-&quot;;&quot;_&quot;)" office:value-type="string" office:string-value="Mosswine" calcext:value-type="string">
            <text:p>Mosswine</text:p>
          </table:table-cell>
          <table:table-cell table:formula="of:=COM.MICROSOFT.CONCAT(&quot;u16 &quot;; LOWER([.C8]); &quot;;&quot;)" office:value-type="string" office:string-value="u16 mosswine;" calcext:value-type="string">
            <text:p>u16 mosswine;</text:p>
          </table:table-cell>
          <table:table-cell table:formula="of:=IF([.B8]&lt;&gt;&quot;&quot;;COM.MICROSOFT.CONCAT(&quot;I_&quot;;LEFT([.C8] &amp; REPT(&quot; &quot;;[.$F$105]);[.$F$105]);&quot;= &quot;;[.A8];&quot;,&quot;);&quot;&quot;)" office:value-type="string" office:string-value="I_Mosswine             = 5," calcext:value-type="string">
            <text:p>I_Mosswine <text:s text:c="12"/>= 5,</text:p>
          </table:table-cell>
          <table:table-cell table:formula="of:=LEN([.C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jau</text:p>
          </table:table-cell>
          <table:table-cell table:formula="of:=SUBSTITUTE(SUBSTITUTE(SUBSTITUTE(SUBSTITUTE(SUBSTITUTE([.B9];&quot;)&quot;;&quot;&quot;);&quot;(&quot;;&quot;&quot;);&quot;`&quot;;&quot;_&quot;);&quot; &quot;;&quot;_&quot;);&quot;-&quot;;&quot;_&quot;)" office:value-type="string" office:string-value="Gajau" calcext:value-type="string">
            <text:p>Gajau</text:p>
          </table:table-cell>
          <table:table-cell table:formula="of:=COM.MICROSOFT.CONCAT(&quot;u16 &quot;; LOWER([.C9]); &quot;;&quot;)" office:value-type="string" office:string-value="u16 gajau;" calcext:value-type="string">
            <text:p>u16 gajau;</text:p>
          </table:table-cell>
          <table:table-cell table:formula="of:=IF([.B9]&lt;&gt;&quot;&quot;;COM.MICROSOFT.CONCAT(&quot;I_&quot;;LEFT([.C9] &amp; REPT(&quot; &quot;;[.$F$105]);[.$F$105]);&quot;= &quot;;[.A9];&quot;,&quot;);&quot;&quot;)" office:value-type="string" office:string-value="I_Gajau                = 6," calcext:value-type="string">
            <text:p>I_Gajau <text:s text:c="15"/>= 6,</text:p>
          </table:table-cell>
          <table:table-cell table:formula="of:=LEN([.C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at Jagras</text:p>
          </table:table-cell>
          <table:table-cell table:formula="of:=SUBSTITUTE(SUBSTITUTE(SUBSTITUTE(SUBSTITUTE(SUBSTITUTE([.B10];&quot;)&quot;;&quot;&quot;);&quot;(&quot;;&quot;&quot;);&quot;`&quot;;&quot;_&quot;);&quot; &quot;;&quot;_&quot;);&quot;-&quot;;&quot;_&quot;)" office:value-type="string" office:string-value="Great_Jagras" calcext:value-type="string">
            <text:p>Great_Jagras</text:p>
          </table:table-cell>
          <table:table-cell table:formula="of:=COM.MICROSOFT.CONCAT(&quot;u16 &quot;; LOWER([.C10]); &quot;;&quot;)" office:value-type="string" office:string-value="u16 great_jagras;" calcext:value-type="string">
            <text:p>u16 great_jagras;</text:p>
          </table:table-cell>
          <table:table-cell table:formula="of:=IF([.B10]&lt;&gt;&quot;&quot;;COM.MICROSOFT.CONCAT(&quot;I_&quot;;LEFT([.C10] &amp; REPT(&quot; &quot;;[.$F$105]);[.$F$105]);&quot;= &quot;;[.A10];&quot;,&quot;);&quot;&quot;)" office:value-type="string" office:string-value="I_Great_Jagras         = 7," calcext:value-type="string">
            <text:p>I_Great_Jagras <text:s text:c="8"/>= 7,</text:p>
          </table:table-cell>
          <table:table-cell table:formula="of:=LEN([.C10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estodon (Male)</text:p>
          </table:table-cell>
          <table:table-cell table:formula="of:=SUBSTITUTE(SUBSTITUTE(SUBSTITUTE(SUBSTITUTE(SUBSTITUTE([.B11];&quot;)&quot;;&quot;&quot;);&quot;(&quot;;&quot;&quot;);&quot;`&quot;;&quot;_&quot;);&quot; &quot;;&quot;_&quot;);&quot;-&quot;;&quot;_&quot;)" office:value-type="string" office:string-value="Kestodon_Male" calcext:value-type="string">
            <text:p>Kestodon_Male</text:p>
          </table:table-cell>
          <table:table-cell table:formula="of:=COM.MICROSOFT.CONCAT(&quot;u16 &quot;; LOWER([.C11]); &quot;;&quot;)" office:value-type="string" office:string-value="u16 kestodon_male;" calcext:value-type="string">
            <text:p>u16 kestodon_male;</text:p>
          </table:table-cell>
          <table:table-cell table:formula="of:=IF([.B11]&lt;&gt;&quot;&quot;;COM.MICROSOFT.CONCAT(&quot;I_&quot;;LEFT([.C11] &amp; REPT(&quot; &quot;;[.$F$105]);[.$F$105]);&quot;= &quot;;[.A11];&quot;,&quot;);&quot;&quot;)" office:value-type="string" office:string-value="I_Kestodon_Male        = 8," calcext:value-type="string">
            <text:p>I_Kestodon_Male <text:s text:c="7"/>= 8,</text:p>
          </table:table-cell>
          <table:table-cell table:formula="of:=LEN([.C11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thian</text:p>
          </table:table-cell>
          <table:table-cell table:formula="of:=SUBSTITUTE(SUBSTITUTE(SUBSTITUTE(SUBSTITUTE(SUBSTITUTE([.B12];&quot;)&quot;;&quot;&quot;);&quot;(&quot;;&quot;&quot;);&quot;`&quot;;&quot;_&quot;);&quot; &quot;;&quot;_&quot;);&quot;-&quot;;&quot;_&quot;)" office:value-type="string" office:string-value="Rathian" calcext:value-type="string">
            <text:p>Rathian</text:p>
          </table:table-cell>
          <table:table-cell table:formula="of:=COM.MICROSOFT.CONCAT(&quot;u16 &quot;; LOWER([.C12]); &quot;;&quot;)" office:value-type="string" office:string-value="u16 rathian;" calcext:value-type="string">
            <text:p>u16 rathian;</text:p>
          </table:table-cell>
          <table:table-cell table:formula="of:=IF([.B12]&lt;&gt;&quot;&quot;;COM.MICROSOFT.CONCAT(&quot;I_&quot;;LEFT([.C12] &amp; REPT(&quot; &quot;;[.$F$105]);[.$F$105]);&quot;= &quot;;[.A12];&quot;,&quot;);&quot;&quot;)" office:value-type="string" office:string-value="I_Rathian              = 9," calcext:value-type="string">
            <text:p>I_Rathian <text:s text:c="13"/>= 9,</text:p>
          </table:table-cell>
          <table:table-cell table:formula="of:=LEN([.C12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nk Rathian</text:p>
          </table:table-cell>
          <table:table-cell table:formula="of:=SUBSTITUTE(SUBSTITUTE(SUBSTITUTE(SUBSTITUTE(SUBSTITUTE([.B13];&quot;)&quot;;&quot;&quot;);&quot;(&quot;;&quot;&quot;);&quot;`&quot;;&quot;_&quot;);&quot; &quot;;&quot;_&quot;);&quot;-&quot;;&quot;_&quot;)" office:value-type="string" office:string-value="Pink_Rathian" calcext:value-type="string">
            <text:p>Pink_Rathian</text:p>
          </table:table-cell>
          <table:table-cell table:formula="of:=COM.MICROSOFT.CONCAT(&quot;u16 &quot;; LOWER([.C13]); &quot;;&quot;)" office:value-type="string" office:string-value="u16 pink_rathian;" calcext:value-type="string">
            <text:p>u16 pink_rathian;</text:p>
          </table:table-cell>
          <table:table-cell table:formula="of:=IF([.B13]&lt;&gt;&quot;&quot;;COM.MICROSOFT.CONCAT(&quot;I_&quot;;LEFT([.C13] &amp; REPT(&quot; &quot;;[.$F$105]);[.$F$105]);&quot;= &quot;;[.A13];&quot;,&quot;);&quot;&quot;)" office:value-type="string" office:string-value="I_Pink_Rathian         = 10," calcext:value-type="string">
            <text:p>I_Pink_Rathian <text:s text:c="8"/>= 10,</text:p>
          </table:table-cell>
          <table:table-cell table:formula="of:=LEN([.C13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zure Rathalos</text:p>
          </table:table-cell>
          <table:table-cell table:formula="of:=SUBSTITUTE(SUBSTITUTE(SUBSTITUTE(SUBSTITUTE(SUBSTITUTE([.B14];&quot;)&quot;;&quot;&quot;);&quot;(&quot;;&quot;&quot;);&quot;`&quot;;&quot;_&quot;);&quot; &quot;;&quot;_&quot;);&quot;-&quot;;&quot;_&quot;)" office:value-type="string" office:string-value="Azure_Rathalos" calcext:value-type="string">
            <text:p>Azure_Rathalos</text:p>
          </table:table-cell>
          <table:table-cell table:formula="of:=COM.MICROSOFT.CONCAT(&quot;u16 &quot;; LOWER([.C14]); &quot;;&quot;)" office:value-type="string" office:string-value="u16 azure_rathalos;" calcext:value-type="string">
            <text:p>u16 azure_rathalos;</text:p>
          </table:table-cell>
          <table:table-cell table:formula="of:=IF([.B14]&lt;&gt;&quot;&quot;;COM.MICROSOFT.CONCAT(&quot;I_&quot;;LEFT([.C14] &amp; REPT(&quot; &quot;;[.$F$105]);[.$F$105]);&quot;= &quot;;[.A14];&quot;,&quot;);&quot;&quot;)" office:value-type="string" office:string-value="I_Azure_Rathalos       = 11," calcext:value-type="string">
            <text:p>I_Azure_Rathalos <text:s text:c="6"/>= 11,</text:p>
          </table:table-cell>
          <table:table-cell table:formula="of:=LEN([.C14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ablos</text:p>
          </table:table-cell>
          <table:table-cell table:formula="of:=SUBSTITUTE(SUBSTITUTE(SUBSTITUTE(SUBSTITUTE(SUBSTITUTE([.B15];&quot;)&quot;;&quot;&quot;);&quot;(&quot;;&quot;&quot;);&quot;`&quot;;&quot;_&quot;);&quot; &quot;;&quot;_&quot;);&quot;-&quot;;&quot;_&quot;)" office:value-type="string" office:string-value="Diablos" calcext:value-type="string">
            <text:p>Diablos</text:p>
          </table:table-cell>
          <table:table-cell table:formula="of:=COM.MICROSOFT.CONCAT(&quot;u16 &quot;; LOWER([.C15]); &quot;;&quot;)" office:value-type="string" office:string-value="u16 diablos;" calcext:value-type="string">
            <text:p>u16 diablos;</text:p>
          </table:table-cell>
          <table:table-cell table:formula="of:=IF([.B15]&lt;&gt;&quot;&quot;;COM.MICROSOFT.CONCAT(&quot;I_&quot;;LEFT([.C15] &amp; REPT(&quot; &quot;;[.$F$105]);[.$F$105]);&quot;= &quot;;[.A15];&quot;,&quot;);&quot;&quot;)" office:value-type="string" office:string-value="I_Diablos              = 12," calcext:value-type="string">
            <text:p>I_Diablos <text:s text:c="13"/>= 12,</text:p>
          </table:table-cell>
          <table:table-cell table:formula="of:=LEN([.C1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ack Diablos</text:p>
          </table:table-cell>
          <table:table-cell table:formula="of:=SUBSTITUTE(SUBSTITUTE(SUBSTITUTE(SUBSTITUTE(SUBSTITUTE([.B16];&quot;)&quot;;&quot;&quot;);&quot;(&quot;;&quot;&quot;);&quot;`&quot;;&quot;_&quot;);&quot; &quot;;&quot;_&quot;);&quot;-&quot;;&quot;_&quot;)" office:value-type="string" office:string-value="Black_Diablos" calcext:value-type="string">
            <text:p>Black_Diablos</text:p>
          </table:table-cell>
          <table:table-cell table:formula="of:=COM.MICROSOFT.CONCAT(&quot;u16 &quot;; LOWER([.C16]); &quot;;&quot;)" office:value-type="string" office:string-value="u16 black_diablos;" calcext:value-type="string">
            <text:p>u16 black_diablos;</text:p>
          </table:table-cell>
          <table:table-cell table:formula="of:=IF([.B16]&lt;&gt;&quot;&quot;;COM.MICROSOFT.CONCAT(&quot;I_&quot;;LEFT([.C16] &amp; REPT(&quot; &quot;;[.$F$105]);[.$F$105]);&quot;= &quot;;[.A16];&quot;,&quot;);&quot;&quot;)" office:value-type="string" office:string-value="I_Black_Diablos        = 13," calcext:value-type="string">
            <text:p>I_Black_Diablos <text:s text:c="7"/>= 13,</text:p>
          </table:table-cell>
          <table:table-cell table:formula="of:=LEN([.C16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irin</text:p>
          </table:table-cell>
          <table:table-cell table:formula="of:=SUBSTITUTE(SUBSTITUTE(SUBSTITUTE(SUBSTITUTE(SUBSTITUTE([.B17];&quot;)&quot;;&quot;&quot;);&quot;(&quot;;&quot;&quot;);&quot;`&quot;;&quot;_&quot;);&quot; &quot;;&quot;_&quot;);&quot;-&quot;;&quot;_&quot;)" office:value-type="string" office:string-value="Kirin" calcext:value-type="string">
            <text:p>Kirin</text:p>
          </table:table-cell>
          <table:table-cell table:formula="of:=COM.MICROSOFT.CONCAT(&quot;u16 &quot;; LOWER([.C17]); &quot;;&quot;)" office:value-type="string" office:string-value="u16 kirin;" calcext:value-type="string">
            <text:p>u16 kirin;</text:p>
          </table:table-cell>
          <table:table-cell table:formula="of:=IF([.B17]&lt;&gt;&quot;&quot;;COM.MICROSOFT.CONCAT(&quot;I_&quot;;LEFT([.C17] &amp; REPT(&quot; &quot;;[.$F$105]);[.$F$105]);&quot;= &quot;;[.A17];&quot;,&quot;);&quot;&quot;)" office:value-type="string" office:string-value="I_Kirin                = 14," calcext:value-type="string">
            <text:p>I_Kirin <text:s text:c="15"/>= 14,</text:p>
          </table:table-cell>
          <table:table-cell table:formula="of:=LEN([.C1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hemoth</text:p>
          </table:table-cell>
          <table:table-cell table:formula="of:=SUBSTITUTE(SUBSTITUTE(SUBSTITUTE(SUBSTITUTE(SUBSTITUTE([.B18];&quot;)&quot;;&quot;&quot;);&quot;(&quot;;&quot;&quot;);&quot;`&quot;;&quot;_&quot;);&quot; &quot;;&quot;_&quot;);&quot;-&quot;;&quot;_&quot;)" office:value-type="string" office:string-value="Behemoth" calcext:value-type="string">
            <text:p>Behemoth</text:p>
          </table:table-cell>
          <table:table-cell table:formula="of:=COM.MICROSOFT.CONCAT(&quot;u16 &quot;; LOWER([.C18]); &quot;;&quot;)" office:value-type="string" office:string-value="u16 behemoth;" calcext:value-type="string">
            <text:p>u16 behemoth;</text:p>
          </table:table-cell>
          <table:table-cell table:formula="of:=IF([.B18]&lt;&gt;&quot;&quot;;COM.MICROSOFT.CONCAT(&quot;I_&quot;;LEFT([.C18] &amp; REPT(&quot; &quot;;[.$F$105]);[.$F$105]);&quot;= &quot;;[.A18];&quot;,&quot;);&quot;&quot;)" office:value-type="string" office:string-value="I_Behemoth             = 15," calcext:value-type="string">
            <text:p>I_Behemoth <text:s text:c="12"/>= 15,</text:p>
          </table:table-cell>
          <table:table-cell table:formula="of:=LEN([.C1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ushala Daora</text:p>
          </table:table-cell>
          <table:table-cell table:formula="of:=SUBSTITUTE(SUBSTITUTE(SUBSTITUTE(SUBSTITUTE(SUBSTITUTE([.B19];&quot;)&quot;;&quot;&quot;);&quot;(&quot;;&quot;&quot;);&quot;`&quot;;&quot;_&quot;);&quot; &quot;;&quot;_&quot;);&quot;-&quot;;&quot;_&quot;)" office:value-type="string" office:string-value="Kushala_Daora" calcext:value-type="string">
            <text:p>Kushala_Daora</text:p>
          </table:table-cell>
          <table:table-cell table:formula="of:=COM.MICROSOFT.CONCAT(&quot;u16 &quot;; LOWER([.C19]); &quot;;&quot;)" office:value-type="string" office:string-value="u16 kushala_daora;" calcext:value-type="string">
            <text:p>u16 kushala_daora;</text:p>
          </table:table-cell>
          <table:table-cell table:formula="of:=IF([.B19]&lt;&gt;&quot;&quot;;COM.MICROSOFT.CONCAT(&quot;I_&quot;;LEFT([.C19] &amp; REPT(&quot; &quot;;[.$F$105]);[.$F$105]);&quot;= &quot;;[.A19];&quot;,&quot;);&quot;&quot;)" office:value-type="string" office:string-value="I_Kushala_Daora        = 16," calcext:value-type="string">
            <text:p>I_Kushala_Daora <text:s text:c="7"/>= 16,</text:p>
          </table:table-cell>
          <table:table-cell table:formula="of:=LEN([.C19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nastra</text:p>
          </table:table-cell>
          <table:table-cell table:formula="of:=SUBSTITUTE(SUBSTITUTE(SUBSTITUTE(SUBSTITUTE(SUBSTITUTE([.B20];&quot;)&quot;;&quot;&quot;);&quot;(&quot;;&quot;&quot;);&quot;`&quot;;&quot;_&quot;);&quot; &quot;;&quot;_&quot;);&quot;-&quot;;&quot;_&quot;)" office:value-type="string" office:string-value="Lunastra" calcext:value-type="string">
            <text:p>Lunastra</text:p>
          </table:table-cell>
          <table:table-cell table:formula="of:=COM.MICROSOFT.CONCAT(&quot;u16 &quot;; LOWER([.C20]); &quot;;&quot;)" office:value-type="string" office:string-value="u16 lunastra;" calcext:value-type="string">
            <text:p>u16 lunastra;</text:p>
          </table:table-cell>
          <table:table-cell table:formula="of:=IF([.B20]&lt;&gt;&quot;&quot;;COM.MICROSOFT.CONCAT(&quot;I_&quot;;LEFT([.C20] &amp; REPT(&quot; &quot;;[.$F$105]);[.$F$105]);&quot;= &quot;;[.A20];&quot;,&quot;);&quot;&quot;)" office:value-type="string" office:string-value="I_Lunastra             = 17," calcext:value-type="string">
            <text:p>I_Lunastra <text:s text:c="12"/>= 17,</text:p>
          </table:table-cell>
          <table:table-cell table:formula="of:=LEN([.C2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ostra</text:p>
          </table:table-cell>
          <table:table-cell table:formula="of:=SUBSTITUTE(SUBSTITUTE(SUBSTITUTE(SUBSTITUTE(SUBSTITUTE([.B21];&quot;)&quot;;&quot;&quot;);&quot;(&quot;;&quot;&quot;);&quot;`&quot;;&quot;_&quot;);&quot; &quot;;&quot;_&quot;);&quot;-&quot;;&quot;_&quot;)" office:value-type="string" office:string-value="Teostra" calcext:value-type="string">
            <text:p>Teostra</text:p>
          </table:table-cell>
          <table:table-cell table:formula="of:=COM.MICROSOFT.CONCAT(&quot;u16 &quot;; LOWER([.C21]); &quot;;&quot;)" office:value-type="string" office:string-value="u16 teostra;" calcext:value-type="string">
            <text:p>u16 teostra;</text:p>
          </table:table-cell>
          <table:table-cell table:formula="of:=IF([.B21]&lt;&gt;&quot;&quot;;COM.MICROSOFT.CONCAT(&quot;I_&quot;;LEFT([.C21] &amp; REPT(&quot; &quot;;[.$F$105]);[.$F$105]);&quot;= &quot;;[.A21];&quot;,&quot;);&quot;&quot;)" office:value-type="string" office:string-value="I_Teostra              = 18," calcext:value-type="string">
            <text:p>I_Teostra <text:s text:c="13"/>= 18,</text:p>
          </table:table-cell>
          <table:table-cell table:formula="of:=LEN([.C21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avasioth</text:p>
          </table:table-cell>
          <table:table-cell table:formula="of:=SUBSTITUTE(SUBSTITUTE(SUBSTITUTE(SUBSTITUTE(SUBSTITUTE([.B22];&quot;)&quot;;&quot;&quot;);&quot;(&quot;;&quot;&quot;);&quot;`&quot;;&quot;_&quot;);&quot; &quot;;&quot;_&quot;);&quot;-&quot;;&quot;_&quot;)" office:value-type="string" office:string-value="Lavasioth" calcext:value-type="string">
            <text:p>Lavasioth</text:p>
          </table:table-cell>
          <table:table-cell table:formula="of:=COM.MICROSOFT.CONCAT(&quot;u16 &quot;; LOWER([.C22]); &quot;;&quot;)" office:value-type="string" office:string-value="u16 lavasioth;" calcext:value-type="string">
            <text:p>u16 lavasioth;</text:p>
          </table:table-cell>
          <table:table-cell table:formula="of:=IF([.B22]&lt;&gt;&quot;&quot;;COM.MICROSOFT.CONCAT(&quot;I_&quot;;LEFT([.C22] &amp; REPT(&quot; &quot;;[.$F$105]);[.$F$105]);&quot;= &quot;;[.A22];&quot;,&quot;);&quot;&quot;)" office:value-type="string" office:string-value="I_Lavasioth            = 19," calcext:value-type="string">
            <text:p>I_Lavasioth <text:s text:c="11"/>= 19,</text:p>
          </table:table-cell>
          <table:table-cell table:formula="of:=LEN([.C2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viljho</text:p>
          </table:table-cell>
          <table:table-cell table:formula="of:=SUBSTITUTE(SUBSTITUTE(SUBSTITUTE(SUBSTITUTE(SUBSTITUTE([.B23];&quot;)&quot;;&quot;&quot;);&quot;(&quot;;&quot;&quot;);&quot;`&quot;;&quot;_&quot;);&quot; &quot;;&quot;_&quot;);&quot;-&quot;;&quot;_&quot;)" office:value-type="string" office:string-value="Deviljho" calcext:value-type="string">
            <text:p>Deviljho</text:p>
          </table:table-cell>
          <table:table-cell table:formula="of:=COM.MICROSOFT.CONCAT(&quot;u16 &quot;; LOWER([.C23]); &quot;;&quot;)" office:value-type="string" office:string-value="u16 deviljho;" calcext:value-type="string">
            <text:p>u16 deviljho;</text:p>
          </table:table-cell>
          <table:table-cell table:formula="of:=IF([.B23]&lt;&gt;&quot;&quot;;COM.MICROSOFT.CONCAT(&quot;I_&quot;;LEFT([.C23] &amp; REPT(&quot; &quot;;[.$F$105]);[.$F$105]);&quot;= &quot;;[.A23];&quot;,&quot;);&quot;&quot;)" office:value-type="string" office:string-value="I_Deviljho             = 20," calcext:value-type="string">
            <text:p>I_Deviljho <text:s text:c="12"/>= 20,</text:p>
          </table:table-cell>
          <table:table-cell table:formula="of:=LEN([.C2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rroth</text:p>
          </table:table-cell>
          <table:table-cell table:formula="of:=SUBSTITUTE(SUBSTITUTE(SUBSTITUTE(SUBSTITUTE(SUBSTITUTE([.B24];&quot;)&quot;;&quot;&quot;);&quot;(&quot;;&quot;&quot;);&quot;`&quot;;&quot;_&quot;);&quot; &quot;;&quot;_&quot;);&quot;-&quot;;&quot;_&quot;)" office:value-type="string" office:string-value="Barroth" calcext:value-type="string">
            <text:p>Barroth</text:p>
          </table:table-cell>
          <table:table-cell table:formula="of:=COM.MICROSOFT.CONCAT(&quot;u16 &quot;; LOWER([.C24]); &quot;;&quot;)" office:value-type="string" office:string-value="u16 barroth;" calcext:value-type="string">
            <text:p>u16 barroth;</text:p>
          </table:table-cell>
          <table:table-cell table:formula="of:=IF([.B24]&lt;&gt;&quot;&quot;;COM.MICROSOFT.CONCAT(&quot;I_&quot;;LEFT([.C24] &amp; REPT(&quot; &quot;;[.$F$105]);[.$F$105]);&quot;= &quot;;[.A24];&quot;,&quot;);&quot;&quot;)" office:value-type="string" office:string-value="I_Barroth              = 21," calcext:value-type="string">
            <text:p>I_Barroth <text:s text:c="13"/>= 21,</text:p>
          </table:table-cell>
          <table:table-cell table:formula="of:=LEN([.C2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ragaan</text:p>
          </table:table-cell>
          <table:table-cell table:formula="of:=SUBSTITUTE(SUBSTITUTE(SUBSTITUTE(SUBSTITUTE(SUBSTITUTE([.B25];&quot;)&quot;;&quot;&quot;);&quot;(&quot;;&quot;&quot;);&quot;`&quot;;&quot;_&quot;);&quot; &quot;;&quot;_&quot;);&quot;-&quot;;&quot;_&quot;)" office:value-type="string" office:string-value="Uragaan" calcext:value-type="string">
            <text:p>Uragaan</text:p>
          </table:table-cell>
          <table:table-cell table:formula="of:=COM.MICROSOFT.CONCAT(&quot;u16 &quot;; LOWER([.C25]); &quot;;&quot;)" office:value-type="string" office:string-value="u16 uragaan;" calcext:value-type="string">
            <text:p>u16 uragaan;</text:p>
          </table:table-cell>
          <table:table-cell table:formula="of:=IF([.B25]&lt;&gt;&quot;&quot;;COM.MICROSOFT.CONCAT(&quot;I_&quot;;LEFT([.C25] &amp; REPT(&quot; &quot;;[.$F$105]);[.$F$105]);&quot;= &quot;;[.A25];&quot;,&quot;);&quot;&quot;)" office:value-type="string" office:string-value="I_Uragaan              = 22," calcext:value-type="string">
            <text:p>I_Uragaan <text:s text:c="13"/>= 22,</text:p>
          </table:table-cell>
          <table:table-cell table:formula="of:=LEN([.C2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shen</text:p>
          </table:table-cell>
          <table:table-cell table:formula="of:=SUBSTITUTE(SUBSTITUTE(SUBSTITUTE(SUBSTITUTE(SUBSTITUTE([.B26];&quot;)&quot;;&quot;&quot;);&quot;(&quot;;&quot;&quot;);&quot;`&quot;;&quot;_&quot;);&quot; &quot;;&quot;_&quot;);&quot;-&quot;;&quot;_&quot;)" office:value-type="string" office:string-value="Leshen" calcext:value-type="string">
            <text:p>Leshen</text:p>
          </table:table-cell>
          <table:table-cell table:formula="of:=COM.MICROSOFT.CONCAT(&quot;u16 &quot;; LOWER([.C26]); &quot;;&quot;)" office:value-type="string" office:string-value="u16 leshen;" calcext:value-type="string">
            <text:p>u16 leshen;</text:p>
          </table:table-cell>
          <table:table-cell table:formula="of:=IF([.B26]&lt;&gt;&quot;&quot;;COM.MICROSOFT.CONCAT(&quot;I_&quot;;LEFT([.C26] &amp; REPT(&quot; &quot;;[.$F$105]);[.$F$105]);&quot;= &quot;;[.A26];&quot;,&quot;);&quot;&quot;)" office:value-type="string" office:string-value="I_Leshen               = 23," calcext:value-type="string">
            <text:p>I_Leshen <text:s text:c="14"/>= 23,</text:p>
          </table:table-cell>
          <table:table-cell table:formula="of:=LEN([.C2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ukei-Pukei</text:p>
          </table:table-cell>
          <table:table-cell table:formula="of:=SUBSTITUTE(SUBSTITUTE(SUBSTITUTE(SUBSTITUTE(SUBSTITUTE([.B27];&quot;)&quot;;&quot;&quot;);&quot;(&quot;;&quot;&quot;);&quot;`&quot;;&quot;_&quot;);&quot; &quot;;&quot;_&quot;);&quot;-&quot;;&quot;_&quot;)" office:value-type="string" office:string-value="Pukei_Pukei" calcext:value-type="string">
            <text:p>Pukei_Pukei</text:p>
          </table:table-cell>
          <table:table-cell table:formula="of:=COM.MICROSOFT.CONCAT(&quot;u16 &quot;; LOWER([.C27]); &quot;;&quot;)" office:value-type="string" office:string-value="u16 pukei_pukei;" calcext:value-type="string">
            <text:p>u16 pukei_pukei;</text:p>
          </table:table-cell>
          <table:table-cell table:formula="of:=IF([.B27]&lt;&gt;&quot;&quot;;COM.MICROSOFT.CONCAT(&quot;I_&quot;;LEFT([.C27] &amp; REPT(&quot; &quot;;[.$F$105]);[.$F$105]);&quot;= &quot;;[.A27];&quot;,&quot;);&quot;&quot;)" office:value-type="string" office:string-value="I_Pukei_Pukei          = 24," calcext:value-type="string">
            <text:p>I_Pukei_Pukei <text:s text:c="9"/>= 24,</text:p>
          </table:table-cell>
          <table:table-cell table:formula="of:=LEN([.C2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rgigante</text:p>
          </table:table-cell>
          <table:table-cell table:formula="of:=SUBSTITUTE(SUBSTITUTE(SUBSTITUTE(SUBSTITUTE(SUBSTITUTE([.B28];&quot;)&quot;;&quot;&quot;);&quot;(&quot;;&quot;&quot;);&quot;`&quot;;&quot;_&quot;);&quot; &quot;;&quot;_&quot;);&quot;-&quot;;&quot;_&quot;)" office:value-type="string" office:string-value="Nergigante" calcext:value-type="string">
            <text:p>Nergigante</text:p>
          </table:table-cell>
          <table:table-cell table:formula="of:=COM.MICROSOFT.CONCAT(&quot;u16 &quot;; LOWER([.C28]); &quot;;&quot;)" office:value-type="string" office:string-value="u16 nergigante;" calcext:value-type="string">
            <text:p>u16 nergigante;</text:p>
          </table:table-cell>
          <table:table-cell table:formula="of:=IF([.B28]&lt;&gt;&quot;&quot;;COM.MICROSOFT.CONCAT(&quot;I_&quot;;LEFT([.C28] &amp; REPT(&quot; &quot;;[.$F$105]);[.$F$105]);&quot;= &quot;;[.A28];&quot;,&quot;);&quot;&quot;)" office:value-type="string" office:string-value="I_Nergigante           = 25," calcext:value-type="string">
            <text:p>I_Nergigante <text:s text:c="10"/>= 25,</text:p>
          </table:table-cell>
          <table:table-cell table:formula="of:=LEN([.C28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eno`Jiiva</text:p>
          </table:table-cell>
          <table:table-cell table:formula="of:=SUBSTITUTE(SUBSTITUTE(SUBSTITUTE(SUBSTITUTE(SUBSTITUTE([.B29];&quot;)&quot;;&quot;&quot;);&quot;(&quot;;&quot;&quot;);&quot;`&quot;;&quot;_&quot;);&quot; &quot;;&quot;_&quot;);&quot;-&quot;;&quot;_&quot;)" office:value-type="string" office:string-value="Xeno_Jiiva" calcext:value-type="string">
            <text:p>Xeno_Jiiva</text:p>
          </table:table-cell>
          <table:table-cell table:formula="of:=COM.MICROSOFT.CONCAT(&quot;u16 &quot;; LOWER([.C29]); &quot;;&quot;)" office:value-type="string" office:string-value="u16 xeno_jiiva;" calcext:value-type="string">
            <text:p>u16 xeno_jiiva;</text:p>
          </table:table-cell>
          <table:table-cell table:formula="of:=IF([.B29]&lt;&gt;&quot;&quot;;COM.MICROSOFT.CONCAT(&quot;I_&quot;;LEFT([.C29] &amp; REPT(&quot; &quot;;[.$F$105]);[.$F$105]);&quot;= &quot;;[.A29];&quot;,&quot;);&quot;&quot;)" office:value-type="string" office:string-value="I_Xeno_Jiiva           = 26," calcext:value-type="string">
            <text:p>I_Xeno_Jiiva <text:s text:c="10"/>= 26,</text:p>
          </table:table-cell>
          <table:table-cell table:formula="of:=LEN([.C29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ulu-Ya-Ku</text:p>
          </table:table-cell>
          <table:table-cell table:formula="of:=SUBSTITUTE(SUBSTITUTE(SUBSTITUTE(SUBSTITUTE(SUBSTITUTE([.B30];&quot;)&quot;;&quot;&quot;);&quot;(&quot;;&quot;&quot;);&quot;`&quot;;&quot;_&quot;);&quot; &quot;;&quot;_&quot;);&quot;-&quot;;&quot;_&quot;)" office:value-type="string" office:string-value="Kulu_Ya_Ku" calcext:value-type="string">
            <text:p>Kulu_Ya_Ku</text:p>
          </table:table-cell>
          <table:table-cell table:formula="of:=COM.MICROSOFT.CONCAT(&quot;u16 &quot;; LOWER([.C30]); &quot;;&quot;)" office:value-type="string" office:string-value="u16 kulu_ya_ku;" calcext:value-type="string">
            <text:p>u16 kulu_ya_ku;</text:p>
          </table:table-cell>
          <table:table-cell table:formula="of:=IF([.B30]&lt;&gt;&quot;&quot;;COM.MICROSOFT.CONCAT(&quot;I_&quot;;LEFT([.C30] &amp; REPT(&quot; &quot;;[.$F$105]);[.$F$105]);&quot;= &quot;;[.A30];&quot;,&quot;);&quot;&quot;)" office:value-type="string" office:string-value="I_Kulu_Ya_Ku           = 27," calcext:value-type="string">
            <text:p>I_Kulu_Ya_Ku <text:s text:c="10"/>= 27,</text:p>
          </table:table-cell>
          <table:table-cell table:formula="of:=LEN([.C3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zitzi-Ya-Ku</text:p>
          </table:table-cell>
          <table:table-cell table:formula="of:=SUBSTITUTE(SUBSTITUTE(SUBSTITUTE(SUBSTITUTE(SUBSTITUTE([.B31];&quot;)&quot;;&quot;&quot;);&quot;(&quot;;&quot;&quot;);&quot;`&quot;;&quot;_&quot;);&quot; &quot;;&quot;_&quot;);&quot;-&quot;;&quot;_&quot;)" office:value-type="string" office:string-value="Tzitzi_Ya_Ku" calcext:value-type="string">
            <text:p>Tzitzi_Ya_Ku</text:p>
          </table:table-cell>
          <table:table-cell table:formula="of:=COM.MICROSOFT.CONCAT(&quot;u16 &quot;; LOWER([.C31]); &quot;;&quot;)" office:value-type="string" office:string-value="u16 tzitzi_ya_ku;" calcext:value-type="string">
            <text:p>u16 tzitzi_ya_ku;</text:p>
          </table:table-cell>
          <table:table-cell table:formula="of:=IF([.B31]&lt;&gt;&quot;&quot;;COM.MICROSOFT.CONCAT(&quot;I_&quot;;LEFT([.C31] &amp; REPT(&quot; &quot;;[.$F$105]);[.$F$105]);&quot;= &quot;;[.A31];&quot;,&quot;);&quot;&quot;)" office:value-type="string" office:string-value="I_Tzitzi_Ya_Ku         = 28," calcext:value-type="string">
            <text:p>I_Tzitzi_Ya_Ku <text:s text:c="8"/>= 28,</text:p>
          </table:table-cell>
          <table:table-cell table:formula="of:=LEN([.C31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yaratodus</text:p>
          </table:table-cell>
          <table:table-cell table:formula="of:=SUBSTITUTE(SUBSTITUTE(SUBSTITUTE(SUBSTITUTE(SUBSTITUTE([.B32];&quot;)&quot;;&quot;&quot;);&quot;(&quot;;&quot;&quot;);&quot;`&quot;;&quot;_&quot;);&quot; &quot;;&quot;_&quot;);&quot;-&quot;;&quot;_&quot;)" office:value-type="string" office:string-value="Jyaratodus" calcext:value-type="string">
            <text:p>Jyaratodus</text:p>
          </table:table-cell>
          <table:table-cell table:formula="of:=COM.MICROSOFT.CONCAT(&quot;u16 &quot;; LOWER([.C32]); &quot;;&quot;)" office:value-type="string" office:string-value="u16 jyaratodus;" calcext:value-type="string">
            <text:p>u16 jyaratodus;</text:p>
          </table:table-cell>
          <table:table-cell table:formula="of:=IF([.B32]&lt;&gt;&quot;&quot;;COM.MICROSOFT.CONCAT(&quot;I_&quot;;LEFT([.C32] &amp; REPT(&quot; &quot;;[.$F$105]);[.$F$105]);&quot;= &quot;;[.A32];&quot;,&quot;);&quot;&quot;)" office:value-type="string" office:string-value="I_Jyaratodus           = 29," calcext:value-type="string">
            <text:p>I_Jyaratodus <text:s text:c="10"/>= 29,</text:p>
          </table:table-cell>
          <table:table-cell table:formula="of:=LEN([.C3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obi-Kadachi</text:p>
          </table:table-cell>
          <table:table-cell table:formula="of:=SUBSTITUTE(SUBSTITUTE(SUBSTITUTE(SUBSTITUTE(SUBSTITUTE([.B33];&quot;)&quot;;&quot;&quot;);&quot;(&quot;;&quot;&quot;);&quot;`&quot;;&quot;_&quot;);&quot; &quot;;&quot;_&quot;);&quot;-&quot;;&quot;_&quot;)" office:value-type="string" office:string-value="Tobi_Kadachi" calcext:value-type="string">
            <text:p>Tobi_Kadachi</text:p>
          </table:table-cell>
          <table:table-cell table:formula="of:=COM.MICROSOFT.CONCAT(&quot;u16 &quot;; LOWER([.C33]); &quot;;&quot;)" office:value-type="string" office:string-value="u16 tobi_kadachi;" calcext:value-type="string">
            <text:p>u16 tobi_kadachi;</text:p>
          </table:table-cell>
          <table:table-cell table:formula="of:=IF([.B33]&lt;&gt;&quot;&quot;;COM.MICROSOFT.CONCAT(&quot;I_&quot;;LEFT([.C33] &amp; REPT(&quot; &quot;;[.$F$105]);[.$F$105]);&quot;= &quot;;[.A33];&quot;,&quot;);&quot;&quot;)" office:value-type="string" office:string-value="I_Tobi_Kadachi         = 30," calcext:value-type="string">
            <text:p>I_Tobi_Kadachi <text:s text:c="8"/>= 30,</text:p>
          </table:table-cell>
          <table:table-cell table:formula="of:=LEN([.C33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olumu</text:p>
          </table:table-cell>
          <table:table-cell table:formula="of:=SUBSTITUTE(SUBSTITUTE(SUBSTITUTE(SUBSTITUTE(SUBSTITUTE([.B34];&quot;)&quot;;&quot;&quot;);&quot;(&quot;;&quot;&quot;);&quot;`&quot;;&quot;_&quot;);&quot; &quot;;&quot;_&quot;);&quot;-&quot;;&quot;_&quot;)" office:value-type="string" office:string-value="Paolumu" calcext:value-type="string">
            <text:p>Paolumu</text:p>
          </table:table-cell>
          <table:table-cell table:formula="of:=COM.MICROSOFT.CONCAT(&quot;u16 &quot;; LOWER([.C34]); &quot;;&quot;)" office:value-type="string" office:string-value="u16 paolumu;" calcext:value-type="string">
            <text:p>u16 paolumu;</text:p>
          </table:table-cell>
          <table:table-cell table:formula="of:=IF([.B34]&lt;&gt;&quot;&quot;;COM.MICROSOFT.CONCAT(&quot;I_&quot;;LEFT([.C34] &amp; REPT(&quot; &quot;;[.$F$105]);[.$F$105]);&quot;= &quot;;[.A34];&quot;,&quot;);&quot;&quot;)" office:value-type="string" office:string-value="I_Paolumu              = 31," calcext:value-type="string">
            <text:p>I_Paolumu <text:s text:c="13"/>= 31,</text:p>
          </table:table-cell>
          <table:table-cell table:formula="of:=LEN([.C3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giana</text:p>
          </table:table-cell>
          <table:table-cell table:formula="of:=SUBSTITUTE(SUBSTITUTE(SUBSTITUTE(SUBSTITUTE(SUBSTITUTE([.B35];&quot;)&quot;;&quot;&quot;);&quot;(&quot;;&quot;&quot;);&quot;`&quot;;&quot;_&quot;);&quot; &quot;;&quot;_&quot;);&quot;-&quot;;&quot;_&quot;)" office:value-type="string" office:string-value="Legiana" calcext:value-type="string">
            <text:p>Legiana</text:p>
          </table:table-cell>
          <table:table-cell table:formula="of:=COM.MICROSOFT.CONCAT(&quot;u16 &quot;; LOWER([.C35]); &quot;;&quot;)" office:value-type="string" office:string-value="u16 legiana;" calcext:value-type="string">
            <text:p>u16 legiana;</text:p>
          </table:table-cell>
          <table:table-cell table:formula="of:=IF([.B35]&lt;&gt;&quot;&quot;;COM.MICROSOFT.CONCAT(&quot;I_&quot;;LEFT([.C35] &amp; REPT(&quot; &quot;;[.$F$105]);[.$F$105]);&quot;= &quot;;[.A35];&quot;,&quot;);&quot;&quot;)" office:value-type="string" office:string-value="I_Legiana              = 32," calcext:value-type="string">
            <text:p>I_Legiana <text:s text:c="13"/>= 32,</text:p>
          </table:table-cell>
          <table:table-cell table:formula="of:=LEN([.C3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eat Girros</text:p>
          </table:table-cell>
          <table:table-cell table:formula="of:=SUBSTITUTE(SUBSTITUTE(SUBSTITUTE(SUBSTITUTE(SUBSTITUTE([.B36];&quot;)&quot;;&quot;&quot;);&quot;(&quot;;&quot;&quot;);&quot;`&quot;;&quot;_&quot;);&quot; &quot;;&quot;_&quot;);&quot;-&quot;;&quot;_&quot;)" office:value-type="string" office:string-value="Great_Girros" calcext:value-type="string">
            <text:p>Great_Girros</text:p>
          </table:table-cell>
          <table:table-cell table:formula="of:=COM.MICROSOFT.CONCAT(&quot;u16 &quot;; LOWER([.C36]); &quot;;&quot;)" office:value-type="string" office:string-value="u16 great_girros;" calcext:value-type="string">
            <text:p>u16 great_girros;</text:p>
          </table:table-cell>
          <table:table-cell table:formula="of:=IF([.B36]&lt;&gt;&quot;&quot;;COM.MICROSOFT.CONCAT(&quot;I_&quot;;LEFT([.C36] &amp; REPT(&quot; &quot;;[.$F$105]);[.$F$105]);&quot;= &quot;;[.A36];&quot;,&quot;);&quot;&quot;)" office:value-type="string" office:string-value="I_Great_Girros         = 33," calcext:value-type="string">
            <text:p>I_Great_Girros <text:s text:c="8"/>= 33,</text:p>
          </table:table-cell>
          <table:table-cell table:formula="of:=LEN([.C36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dogaron</text:p>
          </table:table-cell>
          <table:table-cell table:formula="of:=SUBSTITUTE(SUBSTITUTE(SUBSTITUTE(SUBSTITUTE(SUBSTITUTE([.B37];&quot;)&quot;;&quot;&quot;);&quot;(&quot;;&quot;&quot;);&quot;`&quot;;&quot;_&quot;);&quot; &quot;;&quot;_&quot;);&quot;-&quot;;&quot;_&quot;)" office:value-type="string" office:string-value="Odogaron" calcext:value-type="string">
            <text:p>Odogaron</text:p>
          </table:table-cell>
          <table:table-cell table:formula="of:=COM.MICROSOFT.CONCAT(&quot;u16 &quot;; LOWER([.C37]); &quot;;&quot;)" office:value-type="string" office:string-value="u16 odogaron;" calcext:value-type="string">
            <text:p>u16 odogaron;</text:p>
          </table:table-cell>
          <table:table-cell table:formula="of:=IF([.B37]&lt;&gt;&quot;&quot;;COM.MICROSOFT.CONCAT(&quot;I_&quot;;LEFT([.C37] &amp; REPT(&quot; &quot;;[.$F$105]);[.$F$105]);&quot;= &quot;;[.A37];&quot;,&quot;);&quot;&quot;)" office:value-type="string" office:string-value="I_Odogaron             = 34," calcext:value-type="string">
            <text:p>I_Odogaron <text:s text:c="12"/>= 34,</text:p>
          </table:table-cell>
          <table:table-cell table:formula="of:=LEN([.C3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adobaan</text:p>
          </table:table-cell>
          <table:table-cell table:formula="of:=SUBSTITUTE(SUBSTITUTE(SUBSTITUTE(SUBSTITUTE(SUBSTITUTE([.B38];&quot;)&quot;;&quot;&quot;);&quot;(&quot;;&quot;&quot;);&quot;`&quot;;&quot;_&quot;);&quot; &quot;;&quot;_&quot;);&quot;-&quot;;&quot;_&quot;)" office:value-type="string" office:string-value="Radobaan" calcext:value-type="string">
            <text:p>Radobaan</text:p>
          </table:table-cell>
          <table:table-cell table:formula="of:=COM.MICROSOFT.CONCAT(&quot;u16 &quot;; LOWER([.C38]); &quot;;&quot;)" office:value-type="string" office:string-value="u16 radobaan;" calcext:value-type="string">
            <text:p>u16 radobaan;</text:p>
          </table:table-cell>
          <table:table-cell table:formula="of:=IF([.B38]&lt;&gt;&quot;&quot;;COM.MICROSOFT.CONCAT(&quot;I_&quot;;LEFT([.C38] &amp; REPT(&quot; &quot;;[.$F$105]);[.$F$105]);&quot;= &quot;;[.A38];&quot;,&quot;);&quot;&quot;)" office:value-type="string" office:string-value="I_Radobaan             = 35," calcext:value-type="string">
            <text:p>I_Radobaan <text:s text:c="12"/>= 35,</text:p>
          </table:table-cell>
          <table:table-cell table:formula="of:=LEN([.C3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aal Hazak</text:p>
          </table:table-cell>
          <table:table-cell table:formula="of:=SUBSTITUTE(SUBSTITUTE(SUBSTITUTE(SUBSTITUTE(SUBSTITUTE([.B39];&quot;)&quot;;&quot;&quot;);&quot;(&quot;;&quot;&quot;);&quot;`&quot;;&quot;_&quot;);&quot; &quot;;&quot;_&quot;);&quot;-&quot;;&quot;_&quot;)" office:value-type="string" office:string-value="Vaal_Hazak" calcext:value-type="string">
            <text:p>Vaal_Hazak</text:p>
          </table:table-cell>
          <table:table-cell table:formula="of:=COM.MICROSOFT.CONCAT(&quot;u16 &quot;; LOWER([.C39]); &quot;;&quot;)" office:value-type="string" office:string-value="u16 vaal_hazak;" calcext:value-type="string">
            <text:p>u16 vaal_hazak;</text:p>
          </table:table-cell>
          <table:table-cell table:formula="of:=IF([.B39]&lt;&gt;&quot;&quot;;COM.MICROSOFT.CONCAT(&quot;I_&quot;;LEFT([.C39] &amp; REPT(&quot; &quot;;[.$F$105]);[.$F$105]);&quot;= &quot;;[.A39];&quot;,&quot;);&quot;&quot;)" office:value-type="string" office:string-value="I_Vaal_Hazak           = 36," calcext:value-type="string">
            <text:p>I_Vaal_Hazak <text:s text:c="10"/>= 36,</text:p>
          </table:table-cell>
          <table:table-cell table:formula="of:=LEN([.C39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odogama</text:p>
          </table:table-cell>
          <table:table-cell table:formula="of:=SUBSTITUTE(SUBSTITUTE(SUBSTITUTE(SUBSTITUTE(SUBSTITUTE([.B40];&quot;)&quot;;&quot;&quot;);&quot;(&quot;;&quot;&quot;);&quot;`&quot;;&quot;_&quot;);&quot; &quot;;&quot;_&quot;);&quot;-&quot;;&quot;_&quot;)" office:value-type="string" office:string-value="Dodogama" calcext:value-type="string">
            <text:p>Dodogama</text:p>
          </table:table-cell>
          <table:table-cell table:formula="of:=COM.MICROSOFT.CONCAT(&quot;u16 &quot;; LOWER([.C40]); &quot;;&quot;)" office:value-type="string" office:string-value="u16 dodogama;" calcext:value-type="string">
            <text:p>u16 dodogama;</text:p>
          </table:table-cell>
          <table:table-cell table:formula="of:=IF([.B40]&lt;&gt;&quot;&quot;;COM.MICROSOFT.CONCAT(&quot;I_&quot;;LEFT([.C40] &amp; REPT(&quot; &quot;;[.$F$105]);[.$F$105]);&quot;= &quot;;[.A40];&quot;,&quot;);&quot;&quot;)" office:value-type="string" office:string-value="I_Dodogama             = 37," calcext:value-type="string">
            <text:p>I_Dodogama <text:s text:c="12"/>= 37,</text:p>
          </table:table-cell>
          <table:table-cell table:formula="of:=LEN([.C4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ulve Taroth</text:p>
          </table:table-cell>
          <table:table-cell table:formula="of:=SUBSTITUTE(SUBSTITUTE(SUBSTITUTE(SUBSTITUTE(SUBSTITUTE([.B41];&quot;)&quot;;&quot;&quot;);&quot;(&quot;;&quot;&quot;);&quot;`&quot;;&quot;_&quot;);&quot; &quot;;&quot;_&quot;);&quot;-&quot;;&quot;_&quot;)" office:value-type="string" office:string-value="Kulve_Taroth" calcext:value-type="string">
            <text:p>Kulve_Taroth</text:p>
          </table:table-cell>
          <table:table-cell table:formula="of:=COM.MICROSOFT.CONCAT(&quot;u16 &quot;; LOWER([.C41]); &quot;;&quot;)" office:value-type="string" office:string-value="u16 kulve_taroth;" calcext:value-type="string">
            <text:p>u16 kulve_taroth;</text:p>
          </table:table-cell>
          <table:table-cell table:formula="of:=IF([.B41]&lt;&gt;&quot;&quot;;COM.MICROSOFT.CONCAT(&quot;I_&quot;;LEFT([.C41] &amp; REPT(&quot; &quot;;[.$F$105]);[.$F$105]);&quot;= &quot;;[.A41];&quot;,&quot;);&quot;&quot;)" office:value-type="string" office:string-value="I_Kulve_Taroth         = 38," calcext:value-type="string">
            <text:p>I_Kulve_Taroth <text:s text:c="8"/>= 38,</text:p>
          </table:table-cell>
          <table:table-cell table:formula="of:=LEN([.C41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azelgeuse</text:p>
          </table:table-cell>
          <table:table-cell table:formula="of:=SUBSTITUTE(SUBSTITUTE(SUBSTITUTE(SUBSTITUTE(SUBSTITUTE([.B42];&quot;)&quot;;&quot;&quot;);&quot;(&quot;;&quot;&quot;);&quot;`&quot;;&quot;_&quot;);&quot; &quot;;&quot;_&quot;);&quot;-&quot;;&quot;_&quot;)" office:value-type="string" office:string-value="Bazelgeuse" calcext:value-type="string">
            <text:p>Bazelgeuse</text:p>
          </table:table-cell>
          <table:table-cell table:formula="of:=COM.MICROSOFT.CONCAT(&quot;u16 &quot;; LOWER([.C42]); &quot;;&quot;)" office:value-type="string" office:string-value="u16 bazelgeuse;" calcext:value-type="string">
            <text:p>u16 bazelgeuse;</text:p>
          </table:table-cell>
          <table:table-cell table:formula="of:=IF([.B42]&lt;&gt;&quot;&quot;;COM.MICROSOFT.CONCAT(&quot;I_&quot;;LEFT([.C42] &amp; REPT(&quot; &quot;;[.$F$105]);[.$F$105]);&quot;= &quot;;[.A42];&quot;,&quot;);&quot;&quot;)" office:value-type="string" office:string-value="I_Bazelgeuse           = 39," calcext:value-type="string">
            <text:p>I_Bazelgeuse <text:s text:c="10"/>= 39,</text:p>
          </table:table-cell>
          <table:table-cell table:formula="of:=LEN([.C4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pceros</text:p>
          </table:table-cell>
          <table:table-cell table:formula="of:=SUBSTITUTE(SUBSTITUTE(SUBSTITUTE(SUBSTITUTE(SUBSTITUTE([.B43];&quot;)&quot;;&quot;&quot;);&quot;(&quot;;&quot;&quot;);&quot;`&quot;;&quot;_&quot;);&quot; &quot;;&quot;_&quot;);&quot;-&quot;;&quot;_&quot;)" office:value-type="string" office:string-value="Apceros" calcext:value-type="string">
            <text:p>Apceros</text:p>
          </table:table-cell>
          <table:table-cell table:formula="of:=COM.MICROSOFT.CONCAT(&quot;u16 &quot;; LOWER([.C43]); &quot;;&quot;)" office:value-type="string" office:string-value="u16 apceros;" calcext:value-type="string">
            <text:p>u16 apceros;</text:p>
          </table:table-cell>
          <table:table-cell table:formula="of:=IF([.B43]&lt;&gt;&quot;&quot;;COM.MICROSOFT.CONCAT(&quot;I_&quot;;LEFT([.C43] &amp; REPT(&quot; &quot;;[.$F$105]);[.$F$105]);&quot;= &quot;;[.A43];&quot;,&quot;);&quot;&quot;)" office:value-type="string" office:string-value="I_Apceros              = 40," calcext:value-type="string">
            <text:p>I_Apceros <text:s text:c="13"/>= 40,</text:p>
          </table:table-cell>
          <table:table-cell table:formula="of:=LEN([.C4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elbiA</text:p>
          </table:table-cell>
          <table:table-cell table:formula="of:=SUBSTITUTE(SUBSTITUTE(SUBSTITUTE(SUBSTITUTE(SUBSTITUTE([.B44];&quot;)&quot;;&quot;&quot;);&quot;(&quot;;&quot;&quot;);&quot;`&quot;;&quot;_&quot;);&quot; &quot;;&quot;_&quot;);&quot;-&quot;;&quot;_&quot;)" office:value-type="string" office:string-value="KelbiA" calcext:value-type="string">
            <text:p>KelbiA</text:p>
          </table:table-cell>
          <table:table-cell table:formula="of:=COM.MICROSOFT.CONCAT(&quot;u16 &quot;; LOWER([.C44]); &quot;;&quot;)" office:value-type="string" office:string-value="u16 kelbia;" calcext:value-type="string">
            <text:p>u16 kelbia;</text:p>
          </table:table-cell>
          <table:table-cell table:formula="of:=IF([.B44]&lt;&gt;&quot;&quot;;COM.MICROSOFT.CONCAT(&quot;I_&quot;;LEFT([.C44] &amp; REPT(&quot; &quot;;[.$F$105]);[.$F$105]);&quot;= &quot;;[.A44];&quot;,&quot;);&quot;&quot;)" office:value-type="string" office:string-value="I_KelbiA               = 41," calcext:value-type="string">
            <text:p>I_KelbiA <text:s text:c="14"/>= 41,</text:p>
          </table:table-cell>
          <table:table-cell table:formula="of:=LEN([.C4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elbiB</text:p>
          </table:table-cell>
          <table:table-cell table:formula="of:=SUBSTITUTE(SUBSTITUTE(SUBSTITUTE(SUBSTITUTE(SUBSTITUTE([.B45];&quot;)&quot;;&quot;&quot;);&quot;(&quot;;&quot;&quot;);&quot;`&quot;;&quot;_&quot;);&quot; &quot;;&quot;_&quot;);&quot;-&quot;;&quot;_&quot;)" office:value-type="string" office:string-value="KelbiB" calcext:value-type="string">
            <text:p>KelbiB</text:p>
          </table:table-cell>
          <table:table-cell table:formula="of:=COM.MICROSOFT.CONCAT(&quot;u16 &quot;; LOWER([.C45]); &quot;;&quot;)" office:value-type="string" office:string-value="u16 kelbib;" calcext:value-type="string">
            <text:p>u16 kelbib;</text:p>
          </table:table-cell>
          <table:table-cell table:formula="of:=IF([.B45]&lt;&gt;&quot;&quot;;COM.MICROSOFT.CONCAT(&quot;I_&quot;;LEFT([.C45] &amp; REPT(&quot; &quot;;[.$F$105]);[.$F$105]);&quot;= &quot;;[.A45];&quot;,&quot;);&quot;&quot;)" office:value-type="string" office:string-value="I_KelbiB               = 42," calcext:value-type="string">
            <text:p>I_KelbiB <text:s text:c="14"/>= 42,</text:p>
          </table:table-cell>
          <table:table-cell table:formula="of:=LEN([.C45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ornetaur</text:p>
          </table:table-cell>
          <table:table-cell table:formula="of:=SUBSTITUTE(SUBSTITUTE(SUBSTITUTE(SUBSTITUTE(SUBSTITUTE([.B46];&quot;)&quot;;&quot;&quot;);&quot;(&quot;;&quot;&quot;);&quot;`&quot;;&quot;_&quot;);&quot; &quot;;&quot;_&quot;);&quot;-&quot;;&quot;_&quot;)" office:value-type="string" office:string-value="Hornetaur" calcext:value-type="string">
            <text:p>Hornetaur</text:p>
          </table:table-cell>
          <table:table-cell table:formula="of:=COM.MICROSOFT.CONCAT(&quot;u16 &quot;; LOWER([.C46]); &quot;;&quot;)" office:value-type="string" office:string-value="u16 hornetaur;" calcext:value-type="string">
            <text:p>u16 hornetaur;</text:p>
          </table:table-cell>
          <table:table-cell table:formula="of:=IF([.B46]&lt;&gt;&quot;&quot;;COM.MICROSOFT.CONCAT(&quot;I_&quot;;LEFT([.C46] &amp; REPT(&quot; &quot;;[.$F$105]);[.$F$105]);&quot;= &quot;;[.A46];&quot;,&quot;);&quot;&quot;)" office:value-type="string" office:string-value="I_Hornetaur            = 43," calcext:value-type="string">
            <text:p>I_Hornetaur <text:s text:c="11"/>= 43,</text:p>
          </table:table-cell>
          <table:table-cell table:formula="of:=LEN([.C46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espoid</text:p>
          </table:table-cell>
          <table:table-cell table:formula="of:=SUBSTITUTE(SUBSTITUTE(SUBSTITUTE(SUBSTITUTE(SUBSTITUTE([.B47];&quot;)&quot;;&quot;&quot;);&quot;(&quot;;&quot;&quot;);&quot;`&quot;;&quot;_&quot;);&quot; &quot;;&quot;_&quot;);&quot;-&quot;;&quot;_&quot;)" office:value-type="string" office:string-value="Vespoid" calcext:value-type="string">
            <text:p>Vespoid</text:p>
          </table:table-cell>
          <table:table-cell table:formula="of:=COM.MICROSOFT.CONCAT(&quot;u16 &quot;; LOWER([.C47]); &quot;;&quot;)" office:value-type="string" office:string-value="u16 vespoid;" calcext:value-type="string">
            <text:p>u16 vespoid;</text:p>
          </table:table-cell>
          <table:table-cell table:formula="of:=IF([.B47]&lt;&gt;&quot;&quot;;COM.MICROSOFT.CONCAT(&quot;I_&quot;;LEFT([.C47] &amp; REPT(&quot; &quot;;[.$F$105]);[.$F$105]);&quot;= &quot;;[.A47];&quot;,&quot;);&quot;&quot;)" office:value-type="string" office:string-value="I_Vespoid              = 44," calcext:value-type="string">
            <text:p>I_Vespoid <text:s text:c="13"/>= 44,</text:p>
          </table:table-cell>
          <table:table-cell table:formula="of:=LEN([.C47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ernos</text:p>
          </table:table-cell>
          <table:table-cell table:formula="of:=SUBSTITUTE(SUBSTITUTE(SUBSTITUTE(SUBSTITUTE(SUBSTITUTE([.B48];&quot;)&quot;;&quot;&quot;);&quot;(&quot;;&quot;&quot;);&quot;`&quot;;&quot;_&quot;);&quot; &quot;;&quot;_&quot;);&quot;-&quot;;&quot;_&quot;)" office:value-type="string" office:string-value="Mernos" calcext:value-type="string">
            <text:p>Mernos</text:p>
          </table:table-cell>
          <table:table-cell table:formula="of:=COM.MICROSOFT.CONCAT(&quot;u16 &quot;; LOWER([.C48]); &quot;;&quot;)" office:value-type="string" office:string-value="u16 mernos;" calcext:value-type="string">
            <text:p>u16 mernos;</text:p>
          </table:table-cell>
          <table:table-cell table:formula="of:=IF([.B48]&lt;&gt;&quot;&quot;;COM.MICROSOFT.CONCAT(&quot;I_&quot;;LEFT([.C48] &amp; REPT(&quot; &quot;;[.$F$105]);[.$F$105]);&quot;= &quot;;[.A48];&quot;,&quot;);&quot;&quot;)" office:value-type="string" office:string-value="I_Mernos               = 45," calcext:value-type="string">
            <text:p>I_Mernos <text:s text:c="14"/>= 45,</text:p>
          </table:table-cell>
          <table:table-cell table:formula="of:=LEN([.C4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estodon (Female)</text:p>
          </table:table-cell>
          <table:table-cell table:formula="of:=SUBSTITUTE(SUBSTITUTE(SUBSTITUTE(SUBSTITUTE(SUBSTITUTE([.B49];&quot;)&quot;;&quot;&quot;);&quot;(&quot;;&quot;&quot;);&quot;`&quot;;&quot;_&quot;);&quot; &quot;;&quot;_&quot;);&quot;-&quot;;&quot;_&quot;)" office:value-type="string" office:string-value="Kestodon_Female" calcext:value-type="string">
            <text:p>Kestodon_Female</text:p>
          </table:table-cell>
          <table:table-cell table:formula="of:=COM.MICROSOFT.CONCAT(&quot;u16 &quot;; LOWER([.C49]); &quot;;&quot;)" office:value-type="string" office:string-value="u16 kestodon_female;" calcext:value-type="string">
            <text:p>u16 kestodon_female;</text:p>
          </table:table-cell>
          <table:table-cell table:formula="of:=IF([.B49]&lt;&gt;&quot;&quot;;COM.MICROSOFT.CONCAT(&quot;I_&quot;;LEFT([.C49] &amp; REPT(&quot; &quot;;[.$F$105]);[.$F$105]);&quot;= &quot;;[.A49];&quot;,&quot;);&quot;&quot;)" office:value-type="string" office:string-value="I_Kestodon_Female      = 46," calcext:value-type="string">
            <text:p>I_Kestodon_Female <text:s text:c="5"/>= 46,</text:p>
          </table:table-cell>
          <table:table-cell table:formula="of:=LEN([.C49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aphinos</text:p>
          </table:table-cell>
          <table:table-cell table:formula="of:=SUBSTITUTE(SUBSTITUTE(SUBSTITUTE(SUBSTITUTE(SUBSTITUTE([.B50];&quot;)&quot;;&quot;&quot;);&quot;(&quot;;&quot;&quot;);&quot;`&quot;;&quot;_&quot;);&quot; &quot;;&quot;_&quot;);&quot;-&quot;;&quot;_&quot;)" office:value-type="string" office:string-value="Raphinos" calcext:value-type="string">
            <text:p>Raphinos</text:p>
          </table:table-cell>
          <table:table-cell table:formula="of:=COM.MICROSOFT.CONCAT(&quot;u16 &quot;; LOWER([.C50]); &quot;;&quot;)" office:value-type="string" office:string-value="u16 raphinos;" calcext:value-type="string">
            <text:p>u16 raphinos;</text:p>
          </table:table-cell>
          <table:table-cell table:formula="of:=IF([.B50]&lt;&gt;&quot;&quot;;COM.MICROSOFT.CONCAT(&quot;I_&quot;;LEFT([.C50] &amp; REPT(&quot; &quot;;[.$F$105]);[.$F$105]);&quot;= &quot;;[.A50];&quot;,&quot;);&quot;&quot;)" office:value-type="string" office:string-value="I_Raphinos             = 47," calcext:value-type="string">
            <text:p>I_Raphinos <text:s text:c="12"/>= 47,</text:p>
          </table:table-cell>
          <table:table-cell table:formula="of:=LEN([.C5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hamos</text:p>
          </table:table-cell>
          <table:table-cell table:formula="of:=SUBSTITUTE(SUBSTITUTE(SUBSTITUTE(SUBSTITUTE(SUBSTITUTE([.B51];&quot;)&quot;;&quot;&quot;);&quot;(&quot;;&quot;&quot;);&quot;`&quot;;&quot;_&quot;);&quot; &quot;;&quot;_&quot;);&quot;-&quot;;&quot;_&quot;)" office:value-type="string" office:string-value="Shamos" calcext:value-type="string">
            <text:p>Shamos</text:p>
          </table:table-cell>
          <table:table-cell table:formula="of:=COM.MICROSOFT.CONCAT(&quot;u16 &quot;; LOWER([.C51]); &quot;;&quot;)" office:value-type="string" office:string-value="u16 shamos;" calcext:value-type="string">
            <text:p>u16 shamos;</text:p>
          </table:table-cell>
          <table:table-cell table:formula="of:=IF([.B51]&lt;&gt;&quot;&quot;;COM.MICROSOFT.CONCAT(&quot;I_&quot;;LEFT([.C51] &amp; REPT(&quot; &quot;;[.$F$105]);[.$F$105]);&quot;= &quot;;[.A51];&quot;,&quot;);&quot;&quot;)" office:value-type="string" office:string-value="I_Shamos               = 48," calcext:value-type="string">
            <text:p>I_Shamos <text:s text:c="14"/>= 48,</text:p>
          </table:table-cell>
          <table:table-cell table:formula="of:=LEN([.C51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arnos</text:p>
          </table:table-cell>
          <table:table-cell table:formula="of:=SUBSTITUTE(SUBSTITUTE(SUBSTITUTE(SUBSTITUTE(SUBSTITUTE([.B52];&quot;)&quot;;&quot;&quot;);&quot;(&quot;;&quot;&quot;);&quot;`&quot;;&quot;_&quot;);&quot; &quot;;&quot;_&quot;);&quot;-&quot;;&quot;_&quot;)" office:value-type="string" office:string-value="Barnos" calcext:value-type="string">
            <text:p>Barnos</text:p>
          </table:table-cell>
          <table:table-cell table:formula="of:=COM.MICROSOFT.CONCAT(&quot;u16 &quot;; LOWER([.C52]); &quot;;&quot;)" office:value-type="string" office:string-value="u16 barnos;" calcext:value-type="string">
            <text:p>u16 barnos;</text:p>
          </table:table-cell>
          <table:table-cell table:formula="of:=IF([.B52]&lt;&gt;&quot;&quot;;COM.MICROSOFT.CONCAT(&quot;I_&quot;;LEFT([.C52] &amp; REPT(&quot; &quot;;[.$F$105]);[.$F$105]);&quot;= &quot;;[.A52];&quot;,&quot;);&quot;&quot;)" office:value-type="string" office:string-value="I_Barnos               = 49," calcext:value-type="string">
            <text:p>I_Barnos <text:s text:c="14"/>= 49,</text:p>
          </table:table-cell>
          <table:table-cell table:formula="of:=LEN([.C5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irros</text:p>
          </table:table-cell>
          <table:table-cell table:formula="of:=SUBSTITUTE(SUBSTITUTE(SUBSTITUTE(SUBSTITUTE(SUBSTITUTE([.B53];&quot;)&quot;;&quot;&quot;);&quot;(&quot;;&quot;&quot;);&quot;`&quot;;&quot;_&quot;);&quot; &quot;;&quot;_&quot;);&quot;-&quot;;&quot;_&quot;)" office:value-type="string" office:string-value="Girros" calcext:value-type="string">
            <text:p>Girros</text:p>
          </table:table-cell>
          <table:table-cell table:formula="of:=COM.MICROSOFT.CONCAT(&quot;u16 &quot;; LOWER([.C53]); &quot;;&quot;)" office:value-type="string" office:string-value="u16 girros;" calcext:value-type="string">
            <text:p>u16 girros;</text:p>
          </table:table-cell>
          <table:table-cell table:formula="of:=IF([.B53]&lt;&gt;&quot;&quot;;COM.MICROSOFT.CONCAT(&quot;I_&quot;;LEFT([.C53] &amp; REPT(&quot; &quot;;[.$F$105]);[.$F$105]);&quot;= &quot;;[.A53];&quot;,&quot;);&quot;&quot;)" office:value-type="string" office:string-value="I_Girros               = 50," calcext:value-type="string">
            <text:p>I_Girros <text:s text:c="14"/>= 50,</text:p>
          </table:table-cell>
          <table:table-cell table:formula="of:=LEN([.C5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ncient Leshen</text:p>
          </table:table-cell>
          <table:table-cell table:formula="of:=SUBSTITUTE(SUBSTITUTE(SUBSTITUTE(SUBSTITUTE(SUBSTITUTE([.B54];&quot;)&quot;;&quot;&quot;);&quot;(&quot;;&quot;&quot;);&quot;`&quot;;&quot;_&quot;);&quot; &quot;;&quot;_&quot;);&quot;-&quot;;&quot;_&quot;)" office:value-type="string" office:string-value="Ancient_Leshen" calcext:value-type="string">
            <text:p>Ancient_Leshen</text:p>
          </table:table-cell>
          <table:table-cell table:formula="of:=COM.MICROSOFT.CONCAT(&quot;u16 &quot;; LOWER([.C54]); &quot;;&quot;)" office:value-type="string" office:string-value="u16 ancient_leshen;" calcext:value-type="string">
            <text:p>u16 ancient_leshen;</text:p>
          </table:table-cell>
          <table:table-cell table:formula="of:=IF([.B54]&lt;&gt;&quot;&quot;;COM.MICROSOFT.CONCAT(&quot;I_&quot;;LEFT([.C54] &amp; REPT(&quot; &quot;;[.$F$105]);[.$F$105]);&quot;= &quot;;[.A54];&quot;,&quot;);&quot;&quot;)" office:value-type="string" office:string-value="I_Ancient_Leshen       = 51," calcext:value-type="string">
            <text:p>I_Ancient_Leshen <text:s text:c="6"/>= 51,</text:p>
          </table:table-cell>
          <table:table-cell table:formula="of:=LEN([.C54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astodon</text:p>
          </table:table-cell>
          <table:table-cell table:formula="of:=SUBSTITUTE(SUBSTITUTE(SUBSTITUTE(SUBSTITUTE(SUBSTITUTE([.B55];&quot;)&quot;;&quot;&quot;);&quot;(&quot;;&quot;&quot;);&quot;`&quot;;&quot;_&quot;);&quot; &quot;;&quot;_&quot;);&quot;-&quot;;&quot;_&quot;)" office:value-type="string" office:string-value="Gastodon" calcext:value-type="string">
            <text:p>Gastodon</text:p>
          </table:table-cell>
          <table:table-cell table:formula="of:=COM.MICROSOFT.CONCAT(&quot;u16 &quot;; LOWER([.C55]); &quot;;&quot;)" office:value-type="string" office:string-value="u16 gastodon;" calcext:value-type="string">
            <text:p>u16 gastodon;</text:p>
          </table:table-cell>
          <table:table-cell table:formula="of:=IF([.B55]&lt;&gt;&quot;&quot;;COM.MICROSOFT.CONCAT(&quot;I_&quot;;LEFT([.C55] &amp; REPT(&quot; &quot;;[.$F$105]);[.$F$105]);&quot;= &quot;;[.A55];&quot;,&quot;);&quot;&quot;)" office:value-type="string" office:string-value="I_Gastodon             = 52," calcext:value-type="string">
            <text:p>I_Gastodon <text:s text:c="12"/>= 52,</text:p>
          </table:table-cell>
          <table:table-cell table:formula="of:=LEN([.C55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oios</text:p>
          </table:table-cell>
          <table:table-cell table:formula="of:=SUBSTITUTE(SUBSTITUTE(SUBSTITUTE(SUBSTITUTE(SUBSTITUTE([.B56];&quot;)&quot;;&quot;&quot;);&quot;(&quot;;&quot;&quot;);&quot;`&quot;;&quot;_&quot;);&quot; &quot;;&quot;_&quot;);&quot;-&quot;;&quot;_&quot;)" office:value-type="string" office:string-value="Noios" calcext:value-type="string">
            <text:p>Noios</text:p>
          </table:table-cell>
          <table:table-cell table:formula="of:=COM.MICROSOFT.CONCAT(&quot;u16 &quot;; LOWER([.C56]); &quot;;&quot;)" office:value-type="string" office:string-value="u16 noios;" calcext:value-type="string">
            <text:p>u16 noios;</text:p>
          </table:table-cell>
          <table:table-cell table:formula="of:=IF([.B56]&lt;&gt;&quot;&quot;;COM.MICROSOFT.CONCAT(&quot;I_&quot;;LEFT([.C56] &amp; REPT(&quot; &quot;;[.$F$105]);[.$F$105]);&quot;= &quot;;[.A56];&quot;,&quot;);&quot;&quot;)" office:value-type="string" office:string-value="I_Noios                = 53," calcext:value-type="string">
            <text:p>I_Noios <text:s text:c="15"/>= 53,</text:p>
          </table:table-cell>
          <table:table-cell table:formula="of:=LEN([.C5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SUBSTITUTE(SUBSTITUTE(SUBSTITUTE(SUBSTITUTE(SUBSTITUTE([.B57];&quot;)&quot;;&quot;&quot;);&quot;(&quot;;&quot;&quot;);&quot;`&quot;;&quot;_&quot;);&quot; &quot;;&quot;_&quot;);&quot;-&quot;;&quot;_&quot;)">
            <text:p/>
          </table:table-cell>
          <table:table-cell table:formula="of:=COM.MICROSOFT.CONCAT(&quot;u16 &quot;; LOWER([.C57]); &quot;;&quot;)" office:value-type="string" office:string-value="u16 ;" calcext:value-type="string">
            <text:p>u16 ;</text:p>
          </table:table-cell>
          <table:table-cell table:formula="of:=IF([.B57]&lt;&gt;&quot;&quot;;COM.MICROSOFT.CONCAT(&quot;I_&quot;;LEFT([.C57] &amp; REPT(&quot; &quot;;[.$F$105]);[.$F$105]);&quot;= &quot;;[.A57];&quot;,&quot;);&quot;&quot;)">
            <text:p/>
          </table:table-cell>
          <table:table-cell table:formula="of:=LEN([.C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SUBSTITUTE(SUBSTITUTE(SUBSTITUTE(SUBSTITUTE(SUBSTITUTE([.B58];&quot;)&quot;;&quot;&quot;);&quot;(&quot;;&quot;&quot;);&quot;`&quot;;&quot;_&quot;);&quot; &quot;;&quot;_&quot;);&quot;-&quot;;&quot;_&quot;)">
            <text:p/>
          </table:table-cell>
          <table:table-cell table:formula="of:=COM.MICROSOFT.CONCAT(&quot;u16 &quot;; LOWER([.C58]); &quot;;&quot;)" office:value-type="string" office:string-value="u16 ;" calcext:value-type="string">
            <text:p>u16 ;</text:p>
          </table:table-cell>
          <table:table-cell table:formula="of:=IF([.B58]&lt;&gt;&quot;&quot;;COM.MICROSOFT.CONCAT(&quot;I_&quot;;LEFT([.C58] &amp; REPT(&quot; &quot;;[.$F$105]);[.$F$105]);&quot;= &quot;;[.A58];&quot;,&quot;);&quot;&quot;)">
            <text:p/>
          </table:table-cell>
          <table:table-cell table:formula="of:=LEN([.C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ajalaka</text:p>
          </table:table-cell>
          <table:table-cell table:formula="of:=SUBSTITUTE(SUBSTITUTE(SUBSTITUTE(SUBSTITUTE(SUBSTITUTE([.B59];&quot;)&quot;;&quot;&quot;);&quot;(&quot;;&quot;&quot;);&quot;`&quot;;&quot;_&quot;);&quot; &quot;;&quot;_&quot;);&quot;-&quot;;&quot;_&quot;)" office:value-type="string" office:string-value="Gajalaka" calcext:value-type="string">
            <text:p>Gajalaka</text:p>
          </table:table-cell>
          <table:table-cell table:formula="of:=COM.MICROSOFT.CONCAT(&quot;u16 &quot;; LOWER([.C59]); &quot;;&quot;)" office:value-type="string" office:string-value="u16 gajalaka;" calcext:value-type="string">
            <text:p>u16 gajalaka;</text:p>
          </table:table-cell>
          <table:table-cell table:formula="of:=IF([.B59]&lt;&gt;&quot;&quot;;COM.MICROSOFT.CONCAT(&quot;I_&quot;;LEFT([.C59] &amp; REPT(&quot; &quot;;[.$F$105]);[.$F$105]);&quot;= &quot;;[.A59];&quot;,&quot;);&quot;&quot;)" office:value-type="string" office:string-value="I_Gajalaka             = 56," calcext:value-type="string">
            <text:p>I_Gajalaka <text:s text:c="12"/>= 56,</text:p>
          </table:table-cell>
          <table:table-cell table:formula="of:=LEN([.C59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SUBSTITUTE(SUBSTITUTE(SUBSTITUTE(SUBSTITUTE(SUBSTITUTE([.B60];&quot;)&quot;;&quot;&quot;);&quot;(&quot;;&quot;&quot;);&quot;`&quot;;&quot;_&quot;);&quot; &quot;;&quot;_&quot;);&quot;-&quot;;&quot;_&quot;)">
            <text:p/>
          </table:table-cell>
          <table:table-cell table:formula="of:=COM.MICROSOFT.CONCAT(&quot;u16 &quot;; LOWER([.C60]); &quot;;&quot;)" office:value-type="string" office:string-value="u16 ;" calcext:value-type="string">
            <text:p>u16 ;</text:p>
          </table:table-cell>
          <table:table-cell table:formula="of:=IF([.B60]&lt;&gt;&quot;&quot;;COM.MICROSOFT.CONCAT(&quot;I_&quot;;LEFT([.C60] &amp; REPT(&quot; &quot;;[.$F$105]);[.$F$105]);&quot;= &quot;;[.A60];&quot;,&quot;);&quot;&quot;)">
            <text:p/>
          </table:table-cell>
          <table:table-cell table:formula="of:=LEN([.C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SUBSTITUTE(SUBSTITUTE(SUBSTITUTE(SUBSTITUTE(SUBSTITUTE([.B61];&quot;)&quot;;&quot;&quot;);&quot;(&quot;;&quot;&quot;);&quot;`&quot;;&quot;_&quot;);&quot; &quot;;&quot;_&quot;);&quot;-&quot;;&quot;_&quot;)">
            <text:p/>
          </table:table-cell>
          <table:table-cell table:formula="of:=COM.MICROSOFT.CONCAT(&quot;u16 &quot;; LOWER([.C61]); &quot;;&quot;)" office:value-type="string" office:string-value="u16 ;" calcext:value-type="string">
            <text:p>u16 ;</text:p>
          </table:table-cell>
          <table:table-cell table:formula="of:=IF([.B61]&lt;&gt;&quot;&quot;;COM.MICROSOFT.CONCAT(&quot;I_&quot;;LEFT([.C61] &amp; REPT(&quot; &quot;;[.$F$105]);[.$F$105]);&quot;= &quot;;[.A61];&quot;,&quot;);&quot;&quot;)">
            <text:p/>
          </table:table-cell>
          <table:table-cell table:formula="of:=LEN([.C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SUBSTITUTE(SUBSTITUTE(SUBSTITUTE(SUBSTITUTE(SUBSTITUTE([.B62];&quot;)&quot;;&quot;&quot;);&quot;(&quot;;&quot;&quot;);&quot;`&quot;;&quot;_&quot;);&quot; &quot;;&quot;_&quot;);&quot;-&quot;;&quot;_&quot;)">
            <text:p/>
          </table:table-cell>
          <table:table-cell table:formula="of:=COM.MICROSOFT.CONCAT(&quot;u16 &quot;; LOWER([.C62]); &quot;;&quot;)" office:value-type="string" office:string-value="u16 ;" calcext:value-type="string">
            <text:p>u16 ;</text:p>
          </table:table-cell>
          <table:table-cell table:formula="of:=IF([.B62]&lt;&gt;&quot;&quot;;COM.MICROSOFT.CONCAT(&quot;I_&quot;;LEFT([.C62] &amp; REPT(&quot; &quot;;[.$F$105]);[.$F$105]);&quot;= &quot;;[.A62];&quot;,&quot;);&quot;&quot;)">
            <text:p/>
          </table:table-cell>
          <table:table-cell table:formula="of:=LEN([.C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SUBSTITUTE(SUBSTITUTE(SUBSTITUTE(SUBSTITUTE(SUBSTITUTE([.B63];&quot;)&quot;;&quot;&quot;);&quot;(&quot;;&quot;&quot;);&quot;`&quot;;&quot;_&quot;);&quot; &quot;;&quot;_&quot;);&quot;-&quot;;&quot;_&quot;)">
            <text:p/>
          </table:table-cell>
          <table:table-cell table:formula="of:=COM.MICROSOFT.CONCAT(&quot;u16 &quot;; LOWER([.C63]); &quot;;&quot;)" office:value-type="string" office:string-value="u16 ;" calcext:value-type="string">
            <text:p>u16 ;</text:p>
          </table:table-cell>
          <table:table-cell table:formula="of:=IF([.B63]&lt;&gt;&quot;&quot;;COM.MICROSOFT.CONCAT(&quot;I_&quot;;LEFT([.C63] &amp; REPT(&quot; &quot;;[.$F$105]);[.$F$105]);&quot;= &quot;;[.A63];&quot;,&quot;);&quot;&quot;)">
            <text:p/>
          </table:table-cell>
          <table:table-cell table:formula="of:=LEN([.C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grex</text:p>
          </table:table-cell>
          <table:table-cell table:formula="of:=SUBSTITUTE(SUBSTITUTE(SUBSTITUTE(SUBSTITUTE(SUBSTITUTE([.B64];&quot;)&quot;;&quot;&quot;);&quot;(&quot;;&quot;&quot;);&quot;`&quot;;&quot;_&quot;);&quot; &quot;;&quot;_&quot;);&quot;-&quot;;&quot;_&quot;)" office:value-type="string" office:string-value="Tigrex" calcext:value-type="string">
            <text:p>Tigrex</text:p>
          </table:table-cell>
          <table:table-cell table:formula="of:=COM.MICROSOFT.CONCAT(&quot;u16 &quot;; LOWER([.C64]); &quot;;&quot;)" office:value-type="string" office:string-value="u16 tigrex;" calcext:value-type="string">
            <text:p>u16 tigrex;</text:p>
          </table:table-cell>
          <table:table-cell table:formula="of:=IF([.B64]&lt;&gt;&quot;&quot;;COM.MICROSOFT.CONCAT(&quot;I_&quot;;LEFT([.C64] &amp; REPT(&quot; &quot;;[.$F$105]);[.$F$105]);&quot;= &quot;;[.A64];&quot;,&quot;);&quot;&quot;)" office:value-type="string" office:string-value="I_Tigrex               = 61," calcext:value-type="string">
            <text:p>I_Tigrex <text:s text:c="14"/>= 61,</text:p>
          </table:table-cell>
          <table:table-cell table:formula="of:=LEN([.C6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argacuga</text:p>
          </table:table-cell>
          <table:table-cell table:formula="of:=SUBSTITUTE(SUBSTITUTE(SUBSTITUTE(SUBSTITUTE(SUBSTITUTE([.B65];&quot;)&quot;;&quot;&quot;);&quot;(&quot;;&quot;&quot;);&quot;`&quot;;&quot;_&quot;);&quot; &quot;;&quot;_&quot;);&quot;-&quot;;&quot;_&quot;)" office:value-type="string" office:string-value="Nargacuga" calcext:value-type="string">
            <text:p>Nargacuga</text:p>
          </table:table-cell>
          <table:table-cell table:formula="of:=COM.MICROSOFT.CONCAT(&quot;u16 &quot;; LOWER([.C65]); &quot;;&quot;)" office:value-type="string" office:string-value="u16 nargacuga;" calcext:value-type="string">
            <text:p>u16 nargacuga;</text:p>
          </table:table-cell>
          <table:table-cell table:formula="of:=IF([.B65]&lt;&gt;&quot;&quot;;COM.MICROSOFT.CONCAT(&quot;I_&quot;;LEFT([.C65] &amp; REPT(&quot; &quot;;[.$F$105]);[.$F$105]);&quot;= &quot;;[.A65];&quot;,&quot;);&quot;&quot;)" office:value-type="string" office:string-value="I_Nargacuga            = 62," calcext:value-type="string">
            <text:p>I_Nargacuga <text:s text:c="11"/>= 62,</text:p>
          </table:table-cell>
          <table:table-cell table:formula="of:=LEN([.C6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arioth</text:p>
          </table:table-cell>
          <table:table-cell table:formula="of:=SUBSTITUTE(SUBSTITUTE(SUBSTITUTE(SUBSTITUTE(SUBSTITUTE([.B66];&quot;)&quot;;&quot;&quot;);&quot;(&quot;;&quot;&quot;);&quot;`&quot;;&quot;_&quot;);&quot; &quot;;&quot;_&quot;);&quot;-&quot;;&quot;_&quot;)" office:value-type="string" office:string-value="Barioth" calcext:value-type="string">
            <text:p>Barioth</text:p>
          </table:table-cell>
          <table:table-cell table:formula="of:=COM.MICROSOFT.CONCAT(&quot;u16 &quot;; LOWER([.C66]); &quot;;&quot;)" office:value-type="string" office:string-value="u16 barioth;" calcext:value-type="string">
            <text:p>u16 barioth;</text:p>
          </table:table-cell>
          <table:table-cell table:formula="of:=IF([.B66]&lt;&gt;&quot;&quot;;COM.MICROSOFT.CONCAT(&quot;I_&quot;;LEFT([.C66] &amp; REPT(&quot; &quot;;[.$F$105]);[.$F$105]);&quot;= &quot;;[.A66];&quot;,&quot;);&quot;&quot;)" office:value-type="string" office:string-value="I_Barioth              = 63," calcext:value-type="string">
            <text:p>I_Barioth <text:s text:c="13"/>= 63,</text:p>
          </table:table-cell>
          <table:table-cell table:formula="of:=LEN([.C66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vage Deviljho</text:p>
          </table:table-cell>
          <table:table-cell table:formula="of:=SUBSTITUTE(SUBSTITUTE(SUBSTITUTE(SUBSTITUTE(SUBSTITUTE([.B67];&quot;)&quot;;&quot;&quot;);&quot;(&quot;;&quot;&quot;);&quot;`&quot;;&quot;_&quot;);&quot; &quot;;&quot;_&quot;);&quot;-&quot;;&quot;_&quot;)" office:value-type="string" office:string-value="Savage_Deviljho" calcext:value-type="string">
            <text:p>Savage_Deviljho</text:p>
          </table:table-cell>
          <table:table-cell table:formula="of:=COM.MICROSOFT.CONCAT(&quot;u16 &quot;; LOWER([.C67]); &quot;;&quot;)" office:value-type="string" office:string-value="u16 savage_deviljho;" calcext:value-type="string">
            <text:p>u16 savage_deviljho;</text:p>
          </table:table-cell>
          <table:table-cell table:formula="of:=IF([.B67]&lt;&gt;&quot;&quot;;COM.MICROSOFT.CONCAT(&quot;I_&quot;;LEFT([.C67] &amp; REPT(&quot; &quot;;[.$F$105]);[.$F$105]);&quot;= &quot;;[.A67];&quot;,&quot;);&quot;&quot;)" office:value-type="string" office:string-value="I_Savage_Deviljho      = 64," calcext:value-type="string">
            <text:p>I_Savage_Deviljho <text:s text:c="5"/>= 64,</text:p>
          </table:table-cell>
          <table:table-cell table:formula="of:=LEN([.C67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rachydios</text:p>
          </table:table-cell>
          <table:table-cell table:formula="of:=SUBSTITUTE(SUBSTITUTE(SUBSTITUTE(SUBSTITUTE(SUBSTITUTE([.B68];&quot;)&quot;;&quot;&quot;);&quot;(&quot;;&quot;&quot;);&quot;`&quot;;&quot;_&quot;);&quot; &quot;;&quot;_&quot;);&quot;-&quot;;&quot;_&quot;)" office:value-type="string" office:string-value="Brachydios" calcext:value-type="string">
            <text:p>Brachydios</text:p>
          </table:table-cell>
          <table:table-cell table:formula="of:=COM.MICROSOFT.CONCAT(&quot;u16 &quot;; LOWER([.C68]); &quot;;&quot;)" office:value-type="string" office:string-value="u16 brachydios;" calcext:value-type="string">
            <text:p>u16 brachydios;</text:p>
          </table:table-cell>
          <table:table-cell table:formula="of:=IF([.B68]&lt;&gt;&quot;&quot;;COM.MICROSOFT.CONCAT(&quot;I_&quot;;LEFT([.C68] &amp; REPT(&quot; &quot;;[.$F$105]);[.$F$105]);&quot;= &quot;;[.A68];&quot;,&quot;);&quot;&quot;)" office:value-type="string" office:string-value="I_Brachydios           = 65," calcext:value-type="string">
            <text:p>I_Brachydios <text:s text:c="10"/>= 65,</text:p>
          </table:table-cell>
          <table:table-cell table:formula="of:=LEN([.C68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lavenus</text:p>
          </table:table-cell>
          <table:table-cell table:formula="of:=SUBSTITUTE(SUBSTITUTE(SUBSTITUTE(SUBSTITUTE(SUBSTITUTE([.B69];&quot;)&quot;;&quot;&quot;);&quot;(&quot;;&quot;&quot;);&quot;`&quot;;&quot;_&quot;);&quot; &quot;;&quot;_&quot;);&quot;-&quot;;&quot;_&quot;)" office:value-type="string" office:string-value="Glavenus" calcext:value-type="string">
            <text:p>Glavenus</text:p>
          </table:table-cell>
          <table:table-cell table:formula="of:=COM.MICROSOFT.CONCAT(&quot;u16 &quot;; LOWER([.C69]); &quot;;&quot;)" office:value-type="string" office:string-value="u16 glavenus;" calcext:value-type="string">
            <text:p>u16 glavenus;</text:p>
          </table:table-cell>
          <table:table-cell table:formula="of:=IF([.B69]&lt;&gt;&quot;&quot;;COM.MICROSOFT.CONCAT(&quot;I_&quot;;LEFT([.C69] &amp; REPT(&quot; &quot;;[.$F$105]);[.$F$105]);&quot;= &quot;;[.A69];&quot;,&quot;);&quot;&quot;)" office:value-type="string" office:string-value="I_Glavenus             = 66," calcext:value-type="string">
            <text:p>I_Glavenus <text:s text:c="12"/>= 66,</text:p>
          </table:table-cell>
          <table:table-cell table:formula="of:=LEN([.C69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cidic Glavenus</text:p>
          </table:table-cell>
          <table:table-cell table:formula="of:=SUBSTITUTE(SUBSTITUTE(SUBSTITUTE(SUBSTITUTE(SUBSTITUTE([.B70];&quot;)&quot;;&quot;&quot;);&quot;(&quot;;&quot;&quot;);&quot;`&quot;;&quot;_&quot;);&quot; &quot;;&quot;_&quot;);&quot;-&quot;;&quot;_&quot;)" office:value-type="string" office:string-value="Acidic_Glavenus" calcext:value-type="string">
            <text:p>Acidic_Glavenus</text:p>
          </table:table-cell>
          <table:table-cell table:formula="of:=COM.MICROSOFT.CONCAT(&quot;u16 &quot;; LOWER([.C70]); &quot;;&quot;)" office:value-type="string" office:string-value="u16 acidic_glavenus;" calcext:value-type="string">
            <text:p>u16 acidic_glavenus;</text:p>
          </table:table-cell>
          <table:table-cell table:formula="of:=IF([.B70]&lt;&gt;&quot;&quot;;COM.MICROSOFT.CONCAT(&quot;I_&quot;;LEFT([.C70] &amp; REPT(&quot; &quot;;[.$F$105]);[.$F$105]);&quot;= &quot;;[.A70];&quot;,&quot;);&quot;&quot;)" office:value-type="string" office:string-value="I_Acidic_Glavenus      = 67," calcext:value-type="string">
            <text:p>I_Acidic_Glavenus <text:s text:c="5"/>= 67,</text:p>
          </table:table-cell>
          <table:table-cell table:formula="of:=LEN([.C70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ulgur Anjanath</text:p>
          </table:table-cell>
          <table:table-cell table:formula="of:=SUBSTITUTE(SUBSTITUTE(SUBSTITUTE(SUBSTITUTE(SUBSTITUTE([.B71];&quot;)&quot;;&quot;&quot;);&quot;(&quot;;&quot;&quot;);&quot;`&quot;;&quot;_&quot;);&quot; &quot;;&quot;_&quot;);&quot;-&quot;;&quot;_&quot;)" office:value-type="string" office:string-value="Fulgur_Anjanath" calcext:value-type="string">
            <text:p>Fulgur_Anjanath</text:p>
          </table:table-cell>
          <table:table-cell table:formula="of:=COM.MICROSOFT.CONCAT(&quot;u16 &quot;; LOWER([.C71]); &quot;;&quot;)" office:value-type="string" office:string-value="u16 fulgur_anjanath;" calcext:value-type="string">
            <text:p>u16 fulgur_anjanath;</text:p>
          </table:table-cell>
          <table:table-cell table:formula="of:=IF([.B71]&lt;&gt;&quot;&quot;;COM.MICROSOFT.CONCAT(&quot;I_&quot;;LEFT([.C71] &amp; REPT(&quot; &quot;;[.$F$105]);[.$F$105]);&quot;= &quot;;[.A71];&quot;,&quot;);&quot;&quot;)" office:value-type="string" office:string-value="I_Fulgur_Anjanath      = 68," calcext:value-type="string">
            <text:p>I_Fulgur_Anjanath <text:s text:c="5"/>= 68,</text:p>
          </table:table-cell>
          <table:table-cell table:formula="of:=LEN([.C71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oral Pukei-Pukei</text:p>
          </table:table-cell>
          <table:table-cell table:formula="of:=SUBSTITUTE(SUBSTITUTE(SUBSTITUTE(SUBSTITUTE(SUBSTITUTE([.B72];&quot;)&quot;;&quot;&quot;);&quot;(&quot;;&quot;&quot;);&quot;`&quot;;&quot;_&quot;);&quot; &quot;;&quot;_&quot;);&quot;-&quot;;&quot;_&quot;)" office:value-type="string" office:string-value="Coral_Pukei_Pukei" calcext:value-type="string">
            <text:p>Coral_Pukei_Pukei</text:p>
          </table:table-cell>
          <table:table-cell table:formula="of:=COM.MICROSOFT.CONCAT(&quot;u16 &quot;; LOWER([.C72]); &quot;;&quot;)" office:value-type="string" office:string-value="u16 coral_pukei_pukei;" calcext:value-type="string">
            <text:p>u16 coral_pukei_pukei;</text:p>
          </table:table-cell>
          <table:table-cell table:formula="of:=IF([.B72]&lt;&gt;&quot;&quot;;COM.MICROSOFT.CONCAT(&quot;I_&quot;;LEFT([.C72] &amp; REPT(&quot; &quot;;[.$F$105]);[.$F$105]);&quot;= &quot;;[.A72];&quot;,&quot;);&quot;&quot;)" office:value-type="string" office:string-value="I_Coral_Pukei_Pukei    = 69," calcext:value-type="string">
            <text:p>I_Coral_Pukei_Pukei <text:s text:c="3"/>= 69,</text:p>
          </table:table-cell>
          <table:table-cell table:formula="of:=LEN([.C72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uiner Nergigante</text:p>
          </table:table-cell>
          <table:table-cell table:formula="of:=SUBSTITUTE(SUBSTITUTE(SUBSTITUTE(SUBSTITUTE(SUBSTITUTE([.B73];&quot;)&quot;;&quot;&quot;);&quot;(&quot;;&quot;&quot;);&quot;`&quot;;&quot;_&quot;);&quot; &quot;;&quot;_&quot;);&quot;-&quot;;&quot;_&quot;)" office:value-type="string" office:string-value="Ruiner_Nergigante" calcext:value-type="string">
            <text:p>Ruiner_Nergigante</text:p>
          </table:table-cell>
          <table:table-cell table:formula="of:=COM.MICROSOFT.CONCAT(&quot;u16 &quot;; LOWER([.C73]); &quot;;&quot;)" office:value-type="string" office:string-value="u16 ruiner_nergigante;" calcext:value-type="string">
            <text:p>u16 ruiner_nergigante;</text:p>
          </table:table-cell>
          <table:table-cell table:formula="of:=IF([.B73]&lt;&gt;&quot;&quot;;COM.MICROSOFT.CONCAT(&quot;I_&quot;;LEFT([.C73] &amp; REPT(&quot; &quot;;[.$F$105]);[.$F$105]);&quot;= &quot;;[.A73];&quot;,&quot;);&quot;&quot;)" office:value-type="string" office:string-value="I_Ruiner_Nergigante    = 70," calcext:value-type="string">
            <text:p>I_Ruiner_Nergigante <text:s text:c="3"/>= 70,</text:p>
          </table:table-cell>
          <table:table-cell table:formula="of:=LEN([.C73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per Tobi-Kadachi</text:p>
          </table:table-cell>
          <table:table-cell table:formula="of:=SUBSTITUTE(SUBSTITUTE(SUBSTITUTE(SUBSTITUTE(SUBSTITUTE([.B74];&quot;)&quot;;&quot;&quot;);&quot;(&quot;;&quot;&quot;);&quot;`&quot;;&quot;_&quot;);&quot; &quot;;&quot;_&quot;);&quot;-&quot;;&quot;_&quot;)" office:value-type="string" office:string-value="Viper_Tobi_Kadachi" calcext:value-type="string">
            <text:p>Viper_Tobi_Kadachi</text:p>
          </table:table-cell>
          <table:table-cell table:formula="of:=COM.MICROSOFT.CONCAT(&quot;u16 &quot;; LOWER([.C74]); &quot;;&quot;)" office:value-type="string" office:string-value="u16 viper_tobi_kadachi;" calcext:value-type="string">
            <text:p>u16 viper_tobi_kadachi;</text:p>
          </table:table-cell>
          <table:table-cell table:formula="of:=IF([.B74]&lt;&gt;&quot;&quot;;COM.MICROSOFT.CONCAT(&quot;I_&quot;;LEFT([.C74] &amp; REPT(&quot; &quot;;[.$F$105]);[.$F$105]);&quot;= &quot;;[.A74];&quot;,&quot;);&quot;&quot;)" office:value-type="string" office:string-value="I_Viper_Tobi_Kadachi   = 71," calcext:value-type="string">
            <text:p>I_Viper_Tobi_Kadachi <text:s text:c="2"/>= 71,</text:p>
          </table:table-cell>
          <table:table-cell table:formula="of:=LEN([.C74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ightshade Paolumu</text:p>
          </table:table-cell>
          <table:table-cell table:formula="of:=SUBSTITUTE(SUBSTITUTE(SUBSTITUTE(SUBSTITUTE(SUBSTITUTE([.B75];&quot;)&quot;;&quot;&quot;);&quot;(&quot;;&quot;&quot;);&quot;`&quot;;&quot;_&quot;);&quot; &quot;;&quot;_&quot;);&quot;-&quot;;&quot;_&quot;)" office:value-type="string" office:string-value="Nightshade_Paolumu" calcext:value-type="string">
            <text:p>Nightshade_Paolumu</text:p>
          </table:table-cell>
          <table:table-cell table:formula="of:=COM.MICROSOFT.CONCAT(&quot;u16 &quot;; LOWER([.C75]); &quot;;&quot;)" office:value-type="string" office:string-value="u16 nightshade_paolumu;" calcext:value-type="string">
            <text:p>u16 nightshade_paolumu;</text:p>
          </table:table-cell>
          <table:table-cell table:formula="of:=IF([.B75]&lt;&gt;&quot;&quot;;COM.MICROSOFT.CONCAT(&quot;I_&quot;;LEFT([.C75] &amp; REPT(&quot; &quot;;[.$F$105]);[.$F$105]);&quot;= &quot;;[.A75];&quot;,&quot;);&quot;&quot;)" office:value-type="string" office:string-value="I_Nightshade_Paolumu   = 72," calcext:value-type="string">
            <text:p>I_Nightshade_Paolumu <text:s text:c="2"/>= 72,</text:p>
          </table:table-cell>
          <table:table-cell table:formula="of:=LEN([.C75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hrieking Legiana</text:p>
          </table:table-cell>
          <table:table-cell table:formula="of:=SUBSTITUTE(SUBSTITUTE(SUBSTITUTE(SUBSTITUTE(SUBSTITUTE([.B76];&quot;)&quot;;&quot;&quot;);&quot;(&quot;;&quot;&quot;);&quot;`&quot;;&quot;_&quot;);&quot; &quot;;&quot;_&quot;);&quot;-&quot;;&quot;_&quot;)" office:value-type="string" office:string-value="Shrieking_Legiana" calcext:value-type="string">
            <text:p>Shrieking_Legiana</text:p>
          </table:table-cell>
          <table:table-cell table:formula="of:=COM.MICROSOFT.CONCAT(&quot;u16 &quot;; LOWER([.C76]); &quot;;&quot;)" office:value-type="string" office:string-value="u16 shrieking_legiana;" calcext:value-type="string">
            <text:p>u16 shrieking_legiana;</text:p>
          </table:table-cell>
          <table:table-cell table:formula="of:=IF([.B76]&lt;&gt;&quot;&quot;;COM.MICROSOFT.CONCAT(&quot;I_&quot;;LEFT([.C76] &amp; REPT(&quot; &quot;;[.$F$105]);[.$F$105]);&quot;= &quot;;[.A76];&quot;,&quot;);&quot;&quot;)" office:value-type="string" office:string-value="I_Shrieking_Legiana    = 73," calcext:value-type="string">
            <text:p>I_Shrieking_Legiana <text:s text:c="3"/>= 73,</text:p>
          </table:table-cell>
          <table:table-cell table:formula="of:=LEN([.C76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bony Odogaron</text:p>
          </table:table-cell>
          <table:table-cell table:formula="of:=SUBSTITUTE(SUBSTITUTE(SUBSTITUTE(SUBSTITUTE(SUBSTITUTE([.B77];&quot;)&quot;;&quot;&quot;);&quot;(&quot;;&quot;&quot;);&quot;`&quot;;&quot;_&quot;);&quot; &quot;;&quot;_&quot;);&quot;-&quot;;&quot;_&quot;)" office:value-type="string" office:string-value="Ebony_Odogaron" calcext:value-type="string">
            <text:p>Ebony_Odogaron</text:p>
          </table:table-cell>
          <table:table-cell table:formula="of:=COM.MICROSOFT.CONCAT(&quot;u16 &quot;; LOWER([.C77]); &quot;;&quot;)" office:value-type="string" office:string-value="u16 ebony_odogaron;" calcext:value-type="string">
            <text:p>u16 ebony_odogaron;</text:p>
          </table:table-cell>
          <table:table-cell table:formula="of:=IF([.B77]&lt;&gt;&quot;&quot;;COM.MICROSOFT.CONCAT(&quot;I_&quot;;LEFT([.C77] &amp; REPT(&quot; &quot;;[.$F$105]);[.$F$105]);&quot;= &quot;;[.A77];&quot;,&quot;);&quot;&quot;)" office:value-type="string" office:string-value="I_Ebony_Odogaron       = 74," calcext:value-type="string">
            <text:p>I_Ebony_Odogaron <text:s text:c="6"/>= 74,</text:p>
          </table:table-cell>
          <table:table-cell table:formula="of:=LEN([.C77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lackveil Vaal Hazak</text:p>
          </table:table-cell>
          <table:table-cell table:formula="of:=SUBSTITUTE(SUBSTITUTE(SUBSTITUTE(SUBSTITUTE(SUBSTITUTE([.B78];&quot;)&quot;;&quot;&quot;);&quot;(&quot;;&quot;&quot;);&quot;`&quot;;&quot;_&quot;);&quot; &quot;;&quot;_&quot;);&quot;-&quot;;&quot;_&quot;)" office:value-type="string" office:string-value="Blackveil_Vaal_Hazak" calcext:value-type="string">
            <text:p>Blackveil_Vaal_Hazak</text:p>
          </table:table-cell>
          <table:table-cell table:formula="of:=COM.MICROSOFT.CONCAT(&quot;u16 &quot;; LOWER([.C78]); &quot;;&quot;)" office:value-type="string" office:string-value="u16 blackveil_vaal_hazak;" calcext:value-type="string">
            <text:p>u16 blackveil_vaal_hazak;</text:p>
          </table:table-cell>
          <table:table-cell table:formula="of:=IF([.B78]&lt;&gt;&quot;&quot;;COM.MICROSOFT.CONCAT(&quot;I_&quot;;LEFT([.C78] &amp; REPT(&quot; &quot;;[.$F$105]);[.$F$105]);&quot;= &quot;;[.A78];&quot;,&quot;);&quot;&quot;)" office:value-type="string" office:string-value="I_Blackveil_Vaal_Hazak = 75," calcext:value-type="string">
            <text:p>I_Blackveil_Vaal_Hazak = 75,</text:p>
          </table:table-cell>
          <table:table-cell table:formula="of:=LEN([.C78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eething Bazelgeuse</text:p>
          </table:table-cell>
          <table:table-cell table:formula="of:=SUBSTITUTE(SUBSTITUTE(SUBSTITUTE(SUBSTITUTE(SUBSTITUTE([.B79];&quot;)&quot;;&quot;&quot;);&quot;(&quot;;&quot;&quot;);&quot;`&quot;;&quot;_&quot;);&quot; &quot;;&quot;_&quot;);&quot;-&quot;;&quot;_&quot;)" office:value-type="string" office:string-value="Seething_Bazelgeuse" calcext:value-type="string">
            <text:p>Seething_Bazelgeuse</text:p>
          </table:table-cell>
          <table:table-cell table:formula="of:=COM.MICROSOFT.CONCAT(&quot;u16 &quot;; LOWER([.C79]); &quot;;&quot;)" office:value-type="string" office:string-value="u16 seething_bazelgeuse;" calcext:value-type="string">
            <text:p>u16 seething_bazelgeuse;</text:p>
          </table:table-cell>
          <table:table-cell table:formula="of:=IF([.B79]&lt;&gt;&quot;&quot;;COM.MICROSOFT.CONCAT(&quot;I_&quot;;LEFT([.C79] &amp; REPT(&quot; &quot;;[.$F$105]);[.$F$105]);&quot;= &quot;;[.A79];&quot;,&quot;);&quot;&quot;)" office:value-type="string" office:string-value="I_Seething_Bazelgeuse  = 76," calcext:value-type="string">
            <text:p>I_Seething_Bazelgeuse <text:s/>= 76,</text:p>
          </table:table-cell>
          <table:table-cell table:formula="of:=LEN([.C79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eotodus</text:p>
          </table:table-cell>
          <table:table-cell table:formula="of:=SUBSTITUTE(SUBSTITUTE(SUBSTITUTE(SUBSTITUTE(SUBSTITUTE([.B80];&quot;)&quot;;&quot;&quot;);&quot;(&quot;;&quot;&quot;);&quot;`&quot;;&quot;_&quot;);&quot; &quot;;&quot;_&quot;);&quot;-&quot;;&quot;_&quot;)" office:value-type="string" office:string-value="Beotodus" calcext:value-type="string">
            <text:p>Beotodus</text:p>
          </table:table-cell>
          <table:table-cell table:formula="of:=COM.MICROSOFT.CONCAT(&quot;u16 &quot;; LOWER([.C80]); &quot;;&quot;)" office:value-type="string" office:string-value="u16 beotodus;" calcext:value-type="string">
            <text:p>u16 beotodus;</text:p>
          </table:table-cell>
          <table:table-cell table:formula="of:=IF([.B80]&lt;&gt;&quot;&quot;;COM.MICROSOFT.CONCAT(&quot;I_&quot;;LEFT([.C80] &amp; REPT(&quot; &quot;;[.$F$105]);[.$F$105]);&quot;= &quot;;[.A80];&quot;,&quot;);&quot;&quot;)" office:value-type="string" office:string-value="I_Beotodus             = 77," calcext:value-type="string">
            <text:p>I_Beotodus <text:s text:c="12"/>= 77,</text:p>
          </table:table-cell>
          <table:table-cell table:formula="of:=LEN([.C8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anbaro</text:p>
          </table:table-cell>
          <table:table-cell table:formula="of:=SUBSTITUTE(SUBSTITUTE(SUBSTITUTE(SUBSTITUTE(SUBSTITUTE([.B81];&quot;)&quot;;&quot;&quot;);&quot;(&quot;;&quot;&quot;);&quot;`&quot;;&quot;_&quot;);&quot; &quot;;&quot;_&quot;);&quot;-&quot;;&quot;_&quot;)" office:value-type="string" office:string-value="Banbaro" calcext:value-type="string">
            <text:p>Banbaro</text:p>
          </table:table-cell>
          <table:table-cell table:formula="of:=COM.MICROSOFT.CONCAT(&quot;u16 &quot;; LOWER([.C81]); &quot;;&quot;)" office:value-type="string" office:string-value="u16 banbaro;" calcext:value-type="string">
            <text:p>u16 banbaro;</text:p>
          </table:table-cell>
          <table:table-cell table:formula="of:=IF([.B81]&lt;&gt;&quot;&quot;;COM.MICROSOFT.CONCAT(&quot;I_&quot;;LEFT([.C81] &amp; REPT(&quot; &quot;;[.$F$105]);[.$F$105]);&quot;= &quot;;[.A81];&quot;,&quot;);&quot;&quot;)" office:value-type="string" office:string-value="I_Banbaro              = 78," calcext:value-type="string">
            <text:p>I_Banbaro <text:s text:c="13"/>= 78,</text:p>
          </table:table-cell>
          <table:table-cell table:formula="of:=LEN([.C81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elkhana</text:p>
          </table:table-cell>
          <table:table-cell table:formula="of:=SUBSTITUTE(SUBSTITUTE(SUBSTITUTE(SUBSTITUTE(SUBSTITUTE([.B82];&quot;)&quot;;&quot;&quot;);&quot;(&quot;;&quot;&quot;);&quot;`&quot;;&quot;_&quot;);&quot; &quot;;&quot;_&quot;);&quot;-&quot;;&quot;_&quot;)" office:value-type="string" office:string-value="Velkhana" calcext:value-type="string">
            <text:p>Velkhana</text:p>
          </table:table-cell>
          <table:table-cell table:formula="of:=COM.MICROSOFT.CONCAT(&quot;u16 &quot;; LOWER([.C82]); &quot;;&quot;)" office:value-type="string" office:string-value="u16 velkhana;" calcext:value-type="string">
            <text:p>u16 velkhana;</text:p>
          </table:table-cell>
          <table:table-cell table:formula="of:=IF([.B82]&lt;&gt;&quot;&quot;;COM.MICROSOFT.CONCAT(&quot;I_&quot;;LEFT([.C82] &amp; REPT(&quot; &quot;;[.$F$105]);[.$F$105]);&quot;= &quot;;[.A82];&quot;,&quot;);&quot;&quot;)" office:value-type="string" office:string-value="I_Velkhana             = 79," calcext:value-type="string">
            <text:p>I_Velkhana <text:s text:c="12"/>= 79,</text:p>
          </table:table-cell>
          <table:table-cell table:formula="of:=LEN([.C82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amielle</text:p>
          </table:table-cell>
          <table:table-cell table:formula="of:=SUBSTITUTE(SUBSTITUTE(SUBSTITUTE(SUBSTITUTE(SUBSTITUTE([.B83];&quot;)&quot;;&quot;&quot;);&quot;(&quot;;&quot;&quot;);&quot;`&quot;;&quot;_&quot;);&quot; &quot;;&quot;_&quot;);&quot;-&quot;;&quot;_&quot;)" office:value-type="string" office:string-value="Namielle" calcext:value-type="string">
            <text:p>Namielle</text:p>
          </table:table-cell>
          <table:table-cell table:formula="of:=COM.MICROSOFT.CONCAT(&quot;u16 &quot;; LOWER([.C83]); &quot;;&quot;)" office:value-type="string" office:string-value="u16 namielle;" calcext:value-type="string">
            <text:p>u16 namielle;</text:p>
          </table:table-cell>
          <table:table-cell table:formula="of:=IF([.B83]&lt;&gt;&quot;&quot;;COM.MICROSOFT.CONCAT(&quot;I_&quot;;LEFT([.C83] &amp; REPT(&quot; &quot;;[.$F$105]);[.$F$105]);&quot;= &quot;;[.A83];&quot;,&quot;);&quot;&quot;)" office:value-type="string" office:string-value="I_Namielle             = 80," calcext:value-type="string">
            <text:p>I_Namielle <text:s text:c="12"/>= 80,</text:p>
          </table:table-cell>
          <table:table-cell table:formula="of:=LEN([.C8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hara Ishvalda</text:p>
          </table:table-cell>
          <table:table-cell table:formula="of:=SUBSTITUTE(SUBSTITUTE(SUBSTITUTE(SUBSTITUTE(SUBSTITUTE([.B84];&quot;)&quot;;&quot;&quot;);&quot;(&quot;;&quot;&quot;);&quot;`&quot;;&quot;_&quot;);&quot; &quot;;&quot;_&quot;);&quot;-&quot;;&quot;_&quot;)" office:value-type="string" office:string-value="Shara_Ishvalda" calcext:value-type="string">
            <text:p>Shara_Ishvalda</text:p>
          </table:table-cell>
          <table:table-cell table:formula="of:=COM.MICROSOFT.CONCAT(&quot;u16 &quot;; LOWER([.C84]); &quot;;&quot;)" office:value-type="string" office:string-value="u16 shara_ishvalda;" calcext:value-type="string">
            <text:p>u16 shara_ishvalda;</text:p>
          </table:table-cell>
          <table:table-cell table:formula="of:=IF([.B84]&lt;&gt;&quot;&quot;;COM.MICROSOFT.CONCAT(&quot;I_&quot;;LEFT([.C84] &amp; REPT(&quot; &quot;;[.$F$105]);[.$F$105]);&quot;= &quot;;[.A84];&quot;,&quot;);&quot;&quot;)" office:value-type="string" office:string-value="I_Shara_Ishvalda       = 81," calcext:value-type="string">
            <text:p>I_Shara_Ishvalda <text:s text:c="6"/>= 81,</text:p>
          </table:table-cell>
          <table:table-cell table:formula="of:=LEN([.C84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opo</text:p>
          </table:table-cell>
          <table:table-cell table:formula="of:=SUBSTITUTE(SUBSTITUTE(SUBSTITUTE(SUBSTITUTE(SUBSTITUTE([.B85];&quot;)&quot;;&quot;&quot;);&quot;(&quot;;&quot;&quot;);&quot;`&quot;;&quot;_&quot;);&quot; &quot;;&quot;_&quot;);&quot;-&quot;;&quot;_&quot;)" office:value-type="string" office:string-value="Popo" calcext:value-type="string">
            <text:p>Popo</text:p>
          </table:table-cell>
          <table:table-cell table:formula="of:=COM.MICROSOFT.CONCAT(&quot;u16 &quot;; LOWER([.C85]); &quot;;&quot;)" office:value-type="string" office:string-value="u16 popo;" calcext:value-type="string">
            <text:p>u16 popo;</text:p>
          </table:table-cell>
          <table:table-cell table:formula="of:=IF([.B85]&lt;&gt;&quot;&quot;;COM.MICROSOFT.CONCAT(&quot;I_&quot;;LEFT([.C85] &amp; REPT(&quot; &quot;;[.$F$105]);[.$F$105]);&quot;= &quot;;[.A85];&quot;,&quot;);&quot;&quot;)" office:value-type="string" office:string-value="I_Popo                 = 82," calcext:value-type="string">
            <text:p>I_Popo <text:s text:c="16"/>= 82,</text:p>
          </table:table-cell>
          <table:table-cell table:formula="of:=LEN([.C8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nteka</text:p>
          </table:table-cell>
          <table:table-cell table:formula="of:=SUBSTITUTE(SUBSTITUTE(SUBSTITUTE(SUBSTITUTE(SUBSTITUTE([.B86];&quot;)&quot;;&quot;&quot;);&quot;(&quot;;&quot;&quot;);&quot;`&quot;;&quot;_&quot;);&quot; &quot;;&quot;_&quot;);&quot;-&quot;;&quot;_&quot;)" office:value-type="string" office:string-value="Anteka" calcext:value-type="string">
            <text:p>Anteka</text:p>
          </table:table-cell>
          <table:table-cell table:formula="of:=COM.MICROSOFT.CONCAT(&quot;u16 &quot;; LOWER([.C86]); &quot;;&quot;)" office:value-type="string" office:string-value="u16 anteka;" calcext:value-type="string">
            <text:p>u16 anteka;</text:p>
          </table:table-cell>
          <table:table-cell table:formula="of:=IF([.B86]&lt;&gt;&quot;&quot;;COM.MICROSOFT.CONCAT(&quot;I_&quot;;LEFT([.C86] &amp; REPT(&quot; &quot;;[.$F$105]);[.$F$105]);&quot;= &quot;;[.A86];&quot;,&quot;);&quot;&quot;)" office:value-type="string" office:string-value="I_Anteka               = 83," calcext:value-type="string">
            <text:p>I_Anteka <text:s text:c="14"/>= 83,</text:p>
          </table:table-cell>
          <table:table-cell table:formula="of:=LEN([.C8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ulg</text:p>
          </table:table-cell>
          <table:table-cell table:formula="of:=SUBSTITUTE(SUBSTITUTE(SUBSTITUTE(SUBSTITUTE(SUBSTITUTE([.B87];&quot;)&quot;;&quot;&quot;);&quot;(&quot;;&quot;&quot;);&quot;`&quot;;&quot;_&quot;);&quot; &quot;;&quot;_&quot;);&quot;-&quot;;&quot;_&quot;)" office:value-type="string" office:string-value="Wulg" calcext:value-type="string">
            <text:p>Wulg</text:p>
          </table:table-cell>
          <table:table-cell table:formula="of:=COM.MICROSOFT.CONCAT(&quot;u16 &quot;; LOWER([.C87]); &quot;;&quot;)" office:value-type="string" office:string-value="u16 wulg;" calcext:value-type="string">
            <text:p>u16 wulg;</text:p>
          </table:table-cell>
          <table:table-cell table:formula="of:=IF([.B87]&lt;&gt;&quot;&quot;;COM.MICROSOFT.CONCAT(&quot;I_&quot;;LEFT([.C87] &amp; REPT(&quot; &quot;;[.$F$105]);[.$F$105]);&quot;= &quot;;[.A87];&quot;,&quot;);&quot;&quot;)" office:value-type="string" office:string-value="I_Wulg                 = 84," calcext:value-type="string">
            <text:p>I_Wulg <text:s text:c="16"/>= 84,</text:p>
          </table:table-cell>
          <table:table-cell table:formula="of:=LEN([.C8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ortos</text:p>
          </table:table-cell>
          <table:table-cell table:formula="of:=SUBSTITUTE(SUBSTITUTE(SUBSTITUTE(SUBSTITUTE(SUBSTITUTE([.B88];&quot;)&quot;;&quot;&quot;);&quot;(&quot;;&quot;&quot;);&quot;`&quot;;&quot;_&quot;);&quot; &quot;;&quot;_&quot;);&quot;-&quot;;&quot;_&quot;)" office:value-type="string" office:string-value="Cortos" calcext:value-type="string">
            <text:p>Cortos</text:p>
          </table:table-cell>
          <table:table-cell table:formula="of:=COM.MICROSOFT.CONCAT(&quot;u16 &quot;; LOWER([.C88]); &quot;;&quot;)" office:value-type="string" office:string-value="u16 cortos;" calcext:value-type="string">
            <text:p>u16 cortos;</text:p>
          </table:table-cell>
          <table:table-cell table:formula="of:=IF([.B88]&lt;&gt;&quot;&quot;;COM.MICROSOFT.CONCAT(&quot;I_&quot;;LEFT([.C88] &amp; REPT(&quot; &quot;;[.$F$105]);[.$F$105]);&quot;= &quot;;[.A88];&quot;,&quot;);&quot;&quot;)" office:value-type="string" office:string-value="I_Cortos               = 85," calcext:value-type="string">
            <text:p>I_Cortos <text:s text:c="14"/>= 85,</text:p>
          </table:table-cell>
          <table:table-cell table:formula="of:=LEN([.C8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oaboa</text:p>
          </table:table-cell>
          <table:table-cell table:formula="of:=SUBSTITUTE(SUBSTITUTE(SUBSTITUTE(SUBSTITUTE(SUBSTITUTE([.B89];&quot;)&quot;;&quot;&quot;);&quot;(&quot;;&quot;&quot;);&quot;`&quot;;&quot;_&quot;);&quot; &quot;;&quot;_&quot;);&quot;-&quot;;&quot;_&quot;)" office:value-type="string" office:string-value="Boaboa" calcext:value-type="string">
            <text:p>Boaboa</text:p>
          </table:table-cell>
          <table:table-cell table:formula="of:=COM.MICROSOFT.CONCAT(&quot;u16 &quot;; LOWER([.C89]); &quot;;&quot;)" office:value-type="string" office:string-value="u16 boaboa;" calcext:value-type="string">
            <text:p>u16 boaboa;</text:p>
          </table:table-cell>
          <table:table-cell table:formula="of:=IF([.B89]&lt;&gt;&quot;&quot;;COM.MICROSOFT.CONCAT(&quot;I_&quot;;LEFT([.C89] &amp; REPT(&quot; &quot;;[.$F$105]);[.$F$105]);&quot;= &quot;;[.A89];&quot;,&quot;);&quot;&quot;)" office:value-type="string" office:string-value="I_Boaboa               = 86," calcext:value-type="string">
            <text:p>I_Boaboa <text:s text:c="14"/>= 86,</text:p>
          </table:table-cell>
          <table:table-cell table:formula="of:=LEN([.C8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atreon</text:p>
          </table:table-cell>
          <table:table-cell table:formula="of:=SUBSTITUTE(SUBSTITUTE(SUBSTITUTE(SUBSTITUTE(SUBSTITUTE([.B90];&quot;)&quot;;&quot;&quot;);&quot;(&quot;;&quot;&quot;);&quot;`&quot;;&quot;_&quot;);&quot; &quot;;&quot;_&quot;);&quot;-&quot;;&quot;_&quot;)" office:value-type="string" office:string-value="Alatreon" calcext:value-type="string">
            <text:p>Alatreon</text:p>
          </table:table-cell>
          <table:table-cell table:formula="of:=COM.MICROSOFT.CONCAT(&quot;u16 &quot;; LOWER([.C90]); &quot;;&quot;)" office:value-type="string" office:string-value="u16 alatreon;" calcext:value-type="string">
            <text:p>u16 alatreon;</text:p>
          </table:table-cell>
          <table:table-cell table:formula="of:=IF([.B90]&lt;&gt;&quot;&quot;;COM.MICROSOFT.CONCAT(&quot;I_&quot;;LEFT([.C90] &amp; REPT(&quot; &quot;;[.$F$105]);[.$F$105]);&quot;= &quot;;[.A90];&quot;,&quot;);&quot;&quot;)" office:value-type="string" office:string-value="I_Alatreon             = 87," calcext:value-type="string">
            <text:p>I_Alatreon <text:s text:c="12"/>= 87,</text:p>
          </table:table-cell>
          <table:table-cell table:formula="of:=LEN([.C9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old Rathian</text:p>
          </table:table-cell>
          <table:table-cell table:formula="of:=SUBSTITUTE(SUBSTITUTE(SUBSTITUTE(SUBSTITUTE(SUBSTITUTE([.B91];&quot;)&quot;;&quot;&quot;);&quot;(&quot;;&quot;&quot;);&quot;`&quot;;&quot;_&quot;);&quot; &quot;;&quot;_&quot;);&quot;-&quot;;&quot;_&quot;)" office:value-type="string" office:string-value="Gold_Rathian" calcext:value-type="string">
            <text:p>Gold_Rathian</text:p>
          </table:table-cell>
          <table:table-cell table:formula="of:=COM.MICROSOFT.CONCAT(&quot;u16 &quot;; LOWER([.C91]); &quot;;&quot;)" office:value-type="string" office:string-value="u16 gold_rathian;" calcext:value-type="string">
            <text:p>u16 gold_rathian;</text:p>
          </table:table-cell>
          <table:table-cell table:formula="of:=IF([.B91]&lt;&gt;&quot;&quot;;COM.MICROSOFT.CONCAT(&quot;I_&quot;;LEFT([.C91] &amp; REPT(&quot; &quot;;[.$F$105]);[.$F$105]);&quot;= &quot;;[.A91];&quot;,&quot;);&quot;&quot;)" office:value-type="string" office:string-value="I_Gold_Rathian         = 88," calcext:value-type="string">
            <text:p>I_Gold_Rathian <text:s text:c="8"/>= 88,</text:p>
          </table:table-cell>
          <table:table-cell table:formula="of:=LEN([.C91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ilver Rathalos</text:p>
          </table:table-cell>
          <table:table-cell table:formula="of:=SUBSTITUTE(SUBSTITUTE(SUBSTITUTE(SUBSTITUTE(SUBSTITUTE([.B92];&quot;)&quot;;&quot;&quot;);&quot;(&quot;;&quot;&quot;);&quot;`&quot;;&quot;_&quot;);&quot; &quot;;&quot;_&quot;);&quot;-&quot;;&quot;_&quot;)" office:value-type="string" office:string-value="Silver_Rathalos" calcext:value-type="string">
            <text:p>Silver_Rathalos</text:p>
          </table:table-cell>
          <table:table-cell table:formula="of:=COM.MICROSOFT.CONCAT(&quot;u16 &quot;; LOWER([.C92]); &quot;;&quot;)" office:value-type="string" office:string-value="u16 silver_rathalos;" calcext:value-type="string">
            <text:p>u16 silver_rathalos;</text:p>
          </table:table-cell>
          <table:table-cell table:formula="of:=IF([.B92]&lt;&gt;&quot;&quot;;COM.MICROSOFT.CONCAT(&quot;I_&quot;;LEFT([.C92] &amp; REPT(&quot; &quot;;[.$F$105]);[.$F$105]);&quot;= &quot;;[.A92];&quot;,&quot;);&quot;&quot;)" office:value-type="string" office:string-value="I_Silver_Rathalos      = 89," calcext:value-type="string">
            <text:p>I_Silver_Rathalos <text:s text:c="5"/>= 89,</text:p>
          </table:table-cell>
          <table:table-cell table:formula="of:=LEN([.C92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Yian Garuga</text:p>
          </table:table-cell>
          <table:table-cell table:formula="of:=SUBSTITUTE(SUBSTITUTE(SUBSTITUTE(SUBSTITUTE(SUBSTITUTE([.B93];&quot;)&quot;;&quot;&quot;);&quot;(&quot;;&quot;&quot;);&quot;`&quot;;&quot;_&quot;);&quot; &quot;;&quot;_&quot;);&quot;-&quot;;&quot;_&quot;)" office:value-type="string" office:string-value="Yian_Garuga" calcext:value-type="string">
            <text:p>Yian_Garuga</text:p>
          </table:table-cell>
          <table:table-cell table:formula="of:=COM.MICROSOFT.CONCAT(&quot;u16 &quot;; LOWER([.C93]); &quot;;&quot;)" office:value-type="string" office:string-value="u16 yian_garuga;" calcext:value-type="string">
            <text:p>u16 yian_garuga;</text:p>
          </table:table-cell>
          <table:table-cell table:formula="of:=IF([.B93]&lt;&gt;&quot;&quot;;COM.MICROSOFT.CONCAT(&quot;I_&quot;;LEFT([.C93] &amp; REPT(&quot; &quot;;[.$F$105]);[.$F$105]);&quot;= &quot;;[.A93];&quot;,&quot;);&quot;&quot;)" office:value-type="string" office:string-value="I_Yian_Garuga          = 90," calcext:value-type="string">
            <text:p>I_Yian_Garuga <text:s text:c="9"/>= 90,</text:p>
          </table:table-cell>
          <table:table-cell table:formula="of:=LEN([.C93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ajang</text:p>
          </table:table-cell>
          <table:table-cell table:formula="of:=SUBSTITUTE(SUBSTITUTE(SUBSTITUTE(SUBSTITUTE(SUBSTITUTE([.B94];&quot;)&quot;;&quot;&quot;);&quot;(&quot;;&quot;&quot;);&quot;`&quot;;&quot;_&quot;);&quot; &quot;;&quot;_&quot;);&quot;-&quot;;&quot;_&quot;)" office:value-type="string" office:string-value="Rajang" calcext:value-type="string">
            <text:p>Rajang</text:p>
          </table:table-cell>
          <table:table-cell table:formula="of:=COM.MICROSOFT.CONCAT(&quot;u16 &quot;; LOWER([.C94]); &quot;;&quot;)" office:value-type="string" office:string-value="u16 rajang;" calcext:value-type="string">
            <text:p>u16 rajang;</text:p>
          </table:table-cell>
          <table:table-cell table:formula="of:=IF([.B94]&lt;&gt;&quot;&quot;;COM.MICROSOFT.CONCAT(&quot;I_&quot;;LEFT([.C94] &amp; REPT(&quot; &quot;;[.$F$105]);[.$F$105]);&quot;= &quot;;[.A94];&quot;,&quot;);&quot;&quot;)" office:value-type="string" office:string-value="I_Rajang               = 91," calcext:value-type="string">
            <text:p>I_Rajang <text:s text:c="14"/>= 91,</text:p>
          </table:table-cell>
          <table:table-cell table:formula="of:=LEN([.C9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urious Rajang</text:p>
          </table:table-cell>
          <table:table-cell table:formula="of:=SUBSTITUTE(SUBSTITUTE(SUBSTITUTE(SUBSTITUTE(SUBSTITUTE([.B95];&quot;)&quot;;&quot;&quot;);&quot;(&quot;;&quot;&quot;);&quot;`&quot;;&quot;_&quot;);&quot; &quot;;&quot;_&quot;);&quot;-&quot;;&quot;_&quot;)" office:value-type="string" office:string-value="Furious_Rajang" calcext:value-type="string">
            <text:p>Furious_Rajang</text:p>
          </table:table-cell>
          <table:table-cell table:formula="of:=COM.MICROSOFT.CONCAT(&quot;u16 &quot;; LOWER([.C95]); &quot;;&quot;)" office:value-type="string" office:string-value="u16 furious_rajang;" calcext:value-type="string">
            <text:p>u16 furious_rajang;</text:p>
          </table:table-cell>
          <table:table-cell table:formula="of:=IF([.B95]&lt;&gt;&quot;&quot;;COM.MICROSOFT.CONCAT(&quot;I_&quot;;LEFT([.C95] &amp; REPT(&quot; &quot;;[.$F$105]);[.$F$105]);&quot;= &quot;;[.A95];&quot;,&quot;);&quot;&quot;)" office:value-type="string" office:string-value="I_Furious_Rajang       = 92," calcext:value-type="string">
            <text:p>I_Furious_Rajang <text:s text:c="6"/>= 92,</text:p>
          </table:table-cell>
          <table:table-cell table:formula="of:=LEN([.C95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rute Tigrex</text:p>
          </table:table-cell>
          <table:table-cell table:formula="of:=SUBSTITUTE(SUBSTITUTE(SUBSTITUTE(SUBSTITUTE(SUBSTITUTE([.B96];&quot;)&quot;;&quot;&quot;);&quot;(&quot;;&quot;&quot;);&quot;`&quot;;&quot;_&quot;);&quot; &quot;;&quot;_&quot;);&quot;-&quot;;&quot;_&quot;)" office:value-type="string" office:string-value="Brute_Tigrex" calcext:value-type="string">
            <text:p>Brute_Tigrex</text:p>
          </table:table-cell>
          <table:table-cell table:formula="of:=COM.MICROSOFT.CONCAT(&quot;u16 &quot;; LOWER([.C96]); &quot;;&quot;)" office:value-type="string" office:string-value="u16 brute_tigrex;" calcext:value-type="string">
            <text:p>u16 brute_tigrex;</text:p>
          </table:table-cell>
          <table:table-cell table:formula="of:=IF([.B96]&lt;&gt;&quot;&quot;;COM.MICROSOFT.CONCAT(&quot;I_&quot;;LEFT([.C96] &amp; REPT(&quot; &quot;;[.$F$105]);[.$F$105]);&quot;= &quot;;[.A96];&quot;,&quot;);&quot;&quot;)" office:value-type="string" office:string-value="I_Brute_Tigrex         = 93," calcext:value-type="string">
            <text:p>I_Brute_Tigrex <text:s text:c="8"/>= 93,</text:p>
          </table:table-cell>
          <table:table-cell table:formula="of:=LEN([.C96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Zinogre</text:p>
          </table:table-cell>
          <table:table-cell table:formula="of:=SUBSTITUTE(SUBSTITUTE(SUBSTITUTE(SUBSTITUTE(SUBSTITUTE([.B97];&quot;)&quot;;&quot;&quot;);&quot;(&quot;;&quot;&quot;);&quot;`&quot;;&quot;_&quot;);&quot; &quot;;&quot;_&quot;);&quot;-&quot;;&quot;_&quot;)" office:value-type="string" office:string-value="Zinogre" calcext:value-type="string">
            <text:p>Zinogre</text:p>
          </table:table-cell>
          <table:table-cell table:formula="of:=COM.MICROSOFT.CONCAT(&quot;u16 &quot;; LOWER([.C97]); &quot;;&quot;)" office:value-type="string" office:string-value="u16 zinogre;" calcext:value-type="string">
            <text:p>u16 zinogre;</text:p>
          </table:table-cell>
          <table:table-cell table:formula="of:=IF([.B97]&lt;&gt;&quot;&quot;;COM.MICROSOFT.CONCAT(&quot;I_&quot;;LEFT([.C97] &amp; REPT(&quot; &quot;;[.$F$105]);[.$F$105]);&quot;= &quot;;[.A97];&quot;,&quot;);&quot;&quot;)" office:value-type="string" office:string-value="I_Zinogre              = 94," calcext:value-type="string">
            <text:p>I_Zinogre <text:s text:c="13"/>= 94,</text:p>
          </table:table-cell>
          <table:table-cell table:formula="of:=LEN([.C97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ygian Zinogre</text:p>
          </table:table-cell>
          <table:table-cell table:formula="of:=SUBSTITUTE(SUBSTITUTE(SUBSTITUTE(SUBSTITUTE(SUBSTITUTE([.B98];&quot;)&quot;;&quot;&quot;);&quot;(&quot;;&quot;&quot;);&quot;`&quot;;&quot;_&quot;);&quot; &quot;;&quot;_&quot;);&quot;-&quot;;&quot;_&quot;)" office:value-type="string" office:string-value="Stygian_Zinogre" calcext:value-type="string">
            <text:p>Stygian_Zinogre</text:p>
          </table:table-cell>
          <table:table-cell table:formula="of:=COM.MICROSOFT.CONCAT(&quot;u16 &quot;; LOWER([.C98]); &quot;;&quot;)" office:value-type="string" office:string-value="u16 stygian_zinogre;" calcext:value-type="string">
            <text:p>u16 stygian_zinogre;</text:p>
          </table:table-cell>
          <table:table-cell table:formula="of:=IF([.B98]&lt;&gt;&quot;&quot;;COM.MICROSOFT.CONCAT(&quot;I_&quot;;LEFT([.C98] &amp; REPT(&quot; &quot;;[.$F$105]);[.$F$105]);&quot;= &quot;;[.A98];&quot;,&quot;);&quot;&quot;)" office:value-type="string" office:string-value="I_Stygian_Zinogre      = 95," calcext:value-type="string">
            <text:p>I_Stygian_Zinogre <text:s text:c="5"/>= 95,</text:p>
          </table:table-cell>
          <table:table-cell table:formula="of:=LEN([.C98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aging Brachydios</text:p>
          </table:table-cell>
          <table:table-cell table:formula="of:=SUBSTITUTE(SUBSTITUTE(SUBSTITUTE(SUBSTITUTE(SUBSTITUTE([.B99];&quot;)&quot;;&quot;&quot;);&quot;(&quot;;&quot;&quot;);&quot;`&quot;;&quot;_&quot;);&quot; &quot;;&quot;_&quot;);&quot;-&quot;;&quot;_&quot;)" office:value-type="string" office:string-value="Raging_Brachydios" calcext:value-type="string">
            <text:p>Raging_Brachydios</text:p>
          </table:table-cell>
          <table:table-cell table:formula="of:=COM.MICROSOFT.CONCAT(&quot;u16 &quot;; LOWER([.C99]); &quot;;&quot;)" office:value-type="string" office:string-value="u16 raging_brachydios;" calcext:value-type="string">
            <text:p>u16 raging_brachydios;</text:p>
          </table:table-cell>
          <table:table-cell table:formula="of:=IF([.B99]&lt;&gt;&quot;&quot;;COM.MICROSOFT.CONCAT(&quot;I_&quot;;LEFT([.C99] &amp; REPT(&quot; &quot;;[.$F$105]);[.$F$105]);&quot;= &quot;;[.A99];&quot;,&quot;);&quot;&quot;)" office:value-type="string" office:string-value="I_Raging_Brachydios    = 96," calcext:value-type="string">
            <text:p>I_Raging_Brachydios <text:s text:c="3"/>= 96,</text:p>
          </table:table-cell>
          <table:table-cell table:formula="of:=LEN([.C99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afi`jiiva</text:p>
          </table:table-cell>
          <table:table-cell table:formula="of:=SUBSTITUTE(SUBSTITUTE(SUBSTITUTE(SUBSTITUTE(SUBSTITUTE([.B100];&quot;)&quot;;&quot;&quot;);&quot;(&quot;;&quot;&quot;);&quot;`&quot;;&quot;_&quot;);&quot; &quot;;&quot;_&quot;);&quot;-&quot;;&quot;_&quot;)" office:value-type="string" office:string-value="Safi_jiiva" calcext:value-type="string">
            <text:p>Safi_jiiva</text:p>
          </table:table-cell>
          <table:table-cell table:formula="of:=COM.MICROSOFT.CONCAT(&quot;u16 &quot;; LOWER([.C100]); &quot;;&quot;)" office:value-type="string" office:string-value="u16 safi_jiiva;" calcext:value-type="string">
            <text:p>u16 safi_jiiva;</text:p>
          </table:table-cell>
          <table:table-cell table:formula="of:=IF([.B100]&lt;&gt;&quot;&quot;;COM.MICROSOFT.CONCAT(&quot;I_&quot;;LEFT([.C100] &amp; REPT(&quot; &quot;;[.$F$105]);[.$F$105]);&quot;= &quot;;[.A100];&quot;,&quot;);&quot;&quot;)" office:value-type="string" office:string-value="I_Safi_jiiva           = 97," calcext:value-type="string">
            <text:p>I_Safi_jiiva <text:s text:c="10"/>= 97,</text:p>
          </table:table-cell>
          <table:table-cell table:formula="of:=LEN([.C10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SUBSTITUTE(SUBSTITUTE(SUBSTITUTE(SUBSTITUTE(SUBSTITUTE([.B101];&quot;)&quot;;&quot;&quot;);&quot;(&quot;;&quot;&quot;);&quot;`&quot;;&quot;_&quot;);&quot; &quot;;&quot;_&quot;);&quot;-&quot;;&quot;_&quot;)">
            <text:p/>
          </table:table-cell>
          <table:table-cell table:formula="of:=COM.MICROSOFT.CONCAT(&quot;u16 &quot;; LOWER([.C101]); &quot;;&quot;)" office:value-type="string" office:string-value="u16 ;" calcext:value-type="string">
            <text:p>u16 ;</text:p>
          </table:table-cell>
          <table:table-cell table:formula="of:=IF([.B101]&lt;&gt;&quot;&quot;;COM.MICROSOFT.CONCAT(&quot;I_&quot;;LEFT([.C101] &amp; REPT(&quot; &quot;;[.$F$105]);[.$F$105]);&quot;= &quot;;[.A101];&quot;,&quot;);&quot;&quot;)">
            <text:p/>
          </table:table-cell>
          <table:table-cell table:formula="of:=LEN([.C1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carred Yian Garuga</text:p>
          </table:table-cell>
          <table:table-cell table:formula="of:=SUBSTITUTE(SUBSTITUTE(SUBSTITUTE(SUBSTITUTE(SUBSTITUTE([.B102];&quot;)&quot;;&quot;&quot;);&quot;(&quot;;&quot;&quot;);&quot;`&quot;;&quot;_&quot;);&quot; &quot;;&quot;_&quot;);&quot;-&quot;;&quot;_&quot;)" office:value-type="string" office:string-value="Scarred_Yian_Garuga" calcext:value-type="string">
            <text:p>Scarred_Yian_Garuga</text:p>
          </table:table-cell>
          <table:table-cell table:formula="of:=COM.MICROSOFT.CONCAT(&quot;u16 &quot;; LOWER([.C102]); &quot;;&quot;)" office:value-type="string" office:string-value="u16 scarred_yian_garuga;" calcext:value-type="string">
            <text:p>u16 scarred_yian_garuga;</text:p>
          </table:table-cell>
          <table:table-cell table:formula="of:=IF([.B102]&lt;&gt;&quot;&quot;;COM.MICROSOFT.CONCAT(&quot;I_&quot;;LEFT([.C102] &amp; REPT(&quot; &quot;;[.$F$105]);[.$F$105]);&quot;= &quot;;[.A102];&quot;,&quot;);&quot;&quot;)" office:value-type="string" office:string-value="I_Scarred_Yian_Garuga  = 99," calcext:value-type="string">
            <text:p>I_Scarred_Yian_Garuga <text:s/>= 99,</text:p>
          </table:table-cell>
          <table:table-cell table:formula="of:=LEN([.C102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rostfang Barioth</text:p>
          </table:table-cell>
          <table:table-cell table:formula="of:=SUBSTITUTE(SUBSTITUTE(SUBSTITUTE(SUBSTITUTE(SUBSTITUTE([.B103];&quot;)&quot;;&quot;&quot;);&quot;(&quot;;&quot;&quot;);&quot;`&quot;;&quot;_&quot;);&quot; &quot;;&quot;_&quot;);&quot;-&quot;;&quot;_&quot;)" office:value-type="string" office:string-value="Frostfang_Barioth" calcext:value-type="string">
            <text:p>Frostfang_Barioth</text:p>
          </table:table-cell>
          <table:table-cell table:formula="of:=COM.MICROSOFT.CONCAT(&quot;u16 &quot;; LOWER([.C103]); &quot;;&quot;)" office:value-type="string" office:string-value="u16 frostfang_barioth;" calcext:value-type="string">
            <text:p>u16 frostfang_barioth;</text:p>
          </table:table-cell>
          <table:table-cell table:formula="of:=IF([.B103]&lt;&gt;&quot;&quot;;COM.MICROSOFT.CONCAT(&quot;I_&quot;;LEFT([.C103] &amp; REPT(&quot; &quot;;[.$F$105]);[.$F$105]);&quot;= &quot;;[.A103];&quot;,&quot;);&quot;&quot;)" office:value-type="string" office:string-value="I_Frostfang_Barioth    = 100," calcext:value-type="string">
            <text:p>I_Frostfang_Barioth <text:s text:c="3"/>= 100,</text:p>
          </table:table-cell>
          <table:table-cell table:formula="of:=LEN([.C103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Fatalis</text:p>
          </table:table-cell>
          <table:table-cell table:formula="of:=SUBSTITUTE(SUBSTITUTE(SUBSTITUTE(SUBSTITUTE(SUBSTITUTE([.B104];&quot;)&quot;;&quot;&quot;);&quot;(&quot;;&quot;&quot;);&quot;`&quot;;&quot;_&quot;);&quot; &quot;;&quot;_&quot;);&quot;-&quot;;&quot;_&quot;)" office:value-type="string" office:string-value="Fatalis" calcext:value-type="string">
            <text:p>Fatalis</text:p>
          </table:table-cell>
          <table:table-cell table:formula="of:=COM.MICROSOFT.CONCAT(&quot;u16 &quot;; LOWER([.C104]); &quot;;&quot;)" office:value-type="string" office:string-value="u16 fatalis;" calcext:value-type="string">
            <text:p>u16 fatalis;</text:p>
          </table:table-cell>
          <table:table-cell table:formula="of:=IF([.B104]&lt;&gt;&quot;&quot;;COM.MICROSOFT.CONCAT(&quot;I_&quot;;LEFT([.C104] &amp; REPT(&quot; &quot;;[.$F$105]);[.$F$105]);&quot;= &quot;;[.A104];&quot;,&quot;);&quot;&quot;)" office:value-type="string" office:string-value="I_Fatalis              = 101," calcext:value-type="string">
            <text:p>I_Fatalis <text:s text:c="13"/>= 101,</text:p>
          </table:table-cell>
          <table:table-cell table:formula="of:=LEN([.C104])"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 table:formula="of:=MAX([.F2:.F104])+1" office:value-type="float" office:value="21" calcext:value-type="float">
            <text:p>21</text:p>
          </table:table-cell>
        </table:table-row>
      </table:table>
      <table:table table:name="Scratch Pad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1" table:target-range-address="'Guild Card Monsters'.A1:'Guild Card Monsters'.B7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number number:decimal-places="0" number:min-decimal-places="0" number:min-integer-digits="1"/>
    </number:number-style>
    <number:number-style style:name="N113">
      <style:text-properties fo:color="#ff0000"/>
      <number:text>-</number:text>
      <number:number number:decimal-places="0" number:min-decimal-places="0" number:min-integer-digits="1"/>
      <style:map style:condition="value()&gt;=0" style:apply-style-name="N11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00/00/00</text:date>, <text:time style:data-style-name="N2" text:time-value="17:32:35.27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31T19:37:42.845000000</meta:creation-date>
    <dc:date>2022-01-14T05:35:28.376000000</dc:date>
    <meta:editing-duration>PT3H54M45S</meta:editing-duration>
    <meta:editing-cycles>32</meta:editing-cycles>
    <meta:generator>LibreOffice/7.2.3.2$Windows_X86_64 LibreOffice_project/d166454616c1632304285822f9c83ce2e660fd92</meta:generator>
    <meta:document-statistic meta:table-count="4" meta:cell-count="1311" meta:object-count="0"/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Function HEX2DECH(hex as String) as Long
	RES = 0
	If Len(hex) = 0 Then
		RES = 0
	Else
		RES = CLng("&amp;H" &amp; Left(hex,Len(hex)-1))
	End If
	HEX2DECH = RES
End Function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